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/>
    <style:style style:name="ce2" style:family="table-cell" style:parent-style-name="Default" style:data-style-name="N76"/>
    <style:style style:name="ce3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8mm" svg:height="90.04mm" svg:x="273.68mm" svg:y="69.06mm">
            <draw:object draw:notify-on-update-of-ranges="Sheet1.O12:Sheet1.O14 Sheet1.P11:Sheet1.P11 Sheet1.P12:Sheet1.P14 Sheet1.Q11:Sheet1.Q11 Sheet1.Q12:Sheet1.Q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ilosc żubró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zjada siana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zjada żołędzi</text:p>
          </table:table-cell>
          <table:table-cell office:value-type="float" office:value="0.02" calcext:value-type="float">
            <text:p>0,02</text:p>
          </table:table-cell>
          <table:table-cell table:number-columns-repeated="11"/>
        </table:table-row>
        <table:table-row table:style-name="ro1">
          <table:table-cell table:style-name="ce1"/>
          <table:table-cell table:number-columns-repeated="2"/>
          <table:table-cell table:formula="of:=[.B1]*[.D1]" office:value-type="float" office:value="3.6" calcext:value-type="float">
            <text:p>3,6</text:p>
          </table:table-cell>
          <table:table-cell/>
          <table:table-cell table:formula="of:=[.F1]*[.B1]" office:value-type="float" office:value="1.8" calcext:value-type="float">
            <text:p>1,8</text:p>
          </table:table-cell>
          <table:table-cell table:number-columns-repeated="7"/>
          <table:table-cell office:value-type="string" calcext:value-type="string">
            <text:p>a)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przed posilkiem</text:p>
          </table:table-cell>
          <table:table-cell table:number-columns-repeated="2"/>
          <table:table-cell office:value-type="string" calcext:value-type="string">
            <text:p>po posilku</text:p>
          </table:table-cell>
          <table:table-cell table:number-columns-repeated="8"/>
          <table:table-cell office:value-type="string" calcext:value-type="string">
            <text:p>dostawy siana</text:p>
          </table:table-cell>
          <table:table-cell table:formula="of:=SUM([.G$1:.G$1048576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ata</text:p>
          </table:table-cell>
          <table:table-cell office:value-type="string" calcext:value-type="string">
            <text:p>siano</text:p>
          </table:table-cell>
          <table:table-cell office:value-type="string" calcext:value-type="string">
            <text:p>żołędzie</text:p>
          </table:table-cell>
          <table:table-cell office:value-type="string" calcext:value-type="string">
            <text:p>karmienie sianem</text:p>
          </table:table-cell>
          <table:table-cell office:value-type="string" calcext:value-type="string">
            <text:p>siano</text:p>
          </table:table-cell>
          <table:table-cell office:value-type="string" calcext:value-type="string">
            <text:p>żołędzie</text:p>
          </table:table-cell>
          <table:table-cell office:value-type="string" calcext:value-type="string">
            <text:p>dostawa siana</text:p>
          </table:table-cell>
          <table:table-cell office:value-type="string" calcext:value-type="string">
            <text:p>dostawa żołędzi</text:p>
          </table:table-cell>
          <table:table-cell office:value-type="string" calcext:value-type="string">
            <text:p>zjedzono siano</text:p>
          </table:table-cell>
          <table:table-cell office:value-type="string" calcext:value-type="string">
            <text:p>zjedzono żołędzie</text:p>
          </table:table-cell>
          <table:table-cell office:value-type="string" calcext:value-type="string">
            <text:p>czy starczyło jedzenia</text:p>
          </table:table-cell>
          <table:table-cell table:number-columns-repeated="2"/>
          <table:table-cell office:value-type="string" calcext:value-type="string">
            <text:p>dostawy żołędzi</text:p>
          </table:table-cell>
          <table:table-cell table:formula="of:=SUM([.H$1:.H$1048576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date" office:date-value="2012-12-01" calcext:value-type="date">
            <text:p>1 grudnia 201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IF([.B5]&gt;50;1;0)" office:value-type="float" office:value="1" calcext:value-type="float">
            <text:p>1</text:p>
          </table:table-cell>
          <table:table-cell table:formula="of:=IF([.D5]=1;[.B5]-[.$D$2];[.B5])" office:value-type="float" office:value="96.4" calcext:value-type="float">
            <text:p>96,4</text:p>
          </table:table-cell>
          <table:table-cell table:formula="of:=IF([.D5]=0;[.C5]-[.$F$2];[.C5]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5]&lt;&gt;[.E5];1;0)" office:value-type="float" office:value="1" calcext:value-type="float">
            <text:p>1</text:p>
          </table:table-cell>
          <table:table-cell table:formula="of:=IF([.F5]&lt;&gt;[.C5];1;0)" office:value-type="float" office:value="0" calcext:value-type="float">
            <text:p>0</text:p>
          </table:table-cell>
          <table:table-cell table:formula="of:=IF([.F5]&lt;=0;1;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)</text:p>
          </table:table-cell>
          <table:table-cell table:number-columns-repeated="3"/>
        </table:table-row>
        <table:table-row table:style-name="ro1">
          <table:table-cell office:value-type="date" office:date-value="2012-12-02" calcext:value-type="date">
            <text:p>2 grudnia 2012</text:p>
          </table:table-cell>
          <table:table-cell table:formula="of:=IF(WEEKDAY([.A6])=7;[.E5]+15;[.E5])" office:value-type="float" office:value="96.4" calcext:value-type="float">
            <text:p>96,4</text:p>
          </table:table-cell>
          <table:table-cell table:formula="of:=IF(WEEKDAY([.A6])=3;[.F5]+4;[.F5])" office:value-type="float" office:value="5" calcext:value-type="float">
            <text:p>5</text:p>
          </table:table-cell>
          <table:table-cell table:formula="of:=IF([.B6]&gt;50;1;0)" office:value-type="float" office:value="1" calcext:value-type="float">
            <text:p>1</text:p>
          </table:table-cell>
          <table:table-cell table:formula="of:=IF([.D6]=1;[.B6]-[.$D$2];[.B6])" office:value-type="float" office:value="92.8" calcext:value-type="float">
            <text:p>92,8</text:p>
          </table:table-cell>
          <table:table-cell table:formula="of:=IF([.D6]=0;[.C6]-[.$F$2];[.C6])" office:value-type="float" office:value="5" calcext:value-type="float">
            <text:p>5</text:p>
          </table:table-cell>
          <table:table-cell table:formula="of:=IF([.B6]&gt;[.B5];1;0)" office:value-type="float" office:value="0" calcext:value-type="float">
            <text:p>0</text:p>
          </table:table-cell>
          <table:table-cell table:formula="of:=IF([.C6]&gt;[.C5];1;0)" office:value-type="float" office:value="0" calcext:value-type="float">
            <text:p>0</text:p>
          </table:table-cell>
          <table:table-cell table:formula="of:=IF([.B6]&lt;&gt;[.E6];1;0)" office:value-type="float" office:value="1" calcext:value-type="float">
            <text:p>1</text:p>
          </table:table-cell>
          <table:table-cell table:formula="of:=IF([.F6]&lt;&gt;[.C6];1;0)" office:value-type="float" office:value="0" calcext:value-type="float">
            <text:p>0</text:p>
          </table:table-cell>
          <table:table-cell table:formula="of:=IF([.F6]&lt;=0;1;0)" office:value-type="float" office:value="0" calcext:value-type="float">
            <text:p>0</text:p>
          </table:table-cell>
          <table:table-cell table:number-columns-repeated="3"/>
          <table:table-cell table:style-name="ce1" table:formula="of:=INDEX([.A$1:.A$1048576];MATCH(1;[.J$1:.J$1048576];0))" office:value-type="date" office:date-value="2012-12-28" calcext:value-type="date">
            <text:p>28.12.2012</text:p>
          </table:table-cell>
          <table:table-cell table:number-columns-repeated="2"/>
        </table:table-row>
        <table:table-row table:style-name="ro1">
          <table:table-cell office:value-type="date" office:date-value="2012-12-03" calcext:value-type="date">
            <text:p>3 grudnia 2012</text:p>
          </table:table-cell>
          <table:table-cell table:formula="of:=IF(WEEKDAY([.A7])=7;[.E6]+15;[.E6])" office:value-type="float" office:value="92.8" calcext:value-type="float">
            <text:p>92,8</text:p>
          </table:table-cell>
          <table:table-cell table:formula="of:=IF(WEEKDAY([.A7])=3;[.F6]+4;[.F6])" office:value-type="float" office:value="5" calcext:value-type="float">
            <text:p>5</text:p>
          </table:table-cell>
          <table:table-cell table:formula="of:=IF([.B7]&gt;50;1;0)" office:value-type="float" office:value="1" calcext:value-type="float">
            <text:p>1</text:p>
          </table:table-cell>
          <table:table-cell table:formula="of:=IF([.D7]=1;[.B7]-[.$D$2];[.B7])" office:value-type="float" office:value="89.2" calcext:value-type="float">
            <text:p>89,2</text:p>
          </table:table-cell>
          <table:table-cell table:formula="of:=IF([.D7]=0;[.C7]-[.$F$2];[.C7])" office:value-type="float" office:value="5" calcext:value-type="float">
            <text:p>5</text:p>
          </table:table-cell>
          <table:table-cell table:formula="of:=IF([.B7]&gt;[.B6];1;0)" office:value-type="float" office:value="0" calcext:value-type="float">
            <text:p>0</text:p>
          </table:table-cell>
          <table:table-cell table:formula="of:=IF([.C7]&gt;[.C6];1;0)" office:value-type="float" office:value="0" calcext:value-type="float">
            <text:p>0</text:p>
          </table:table-cell>
          <table:table-cell table:formula="of:=IF([.B7]&lt;&gt;[.E7];1;0)" office:value-type="float" office:value="1" calcext:value-type="float">
            <text:p>1</text:p>
          </table:table-cell>
          <table:table-cell table:formula="of:=IF([.F7]&lt;&gt;[.C7];1;0)" office:value-type="float" office:value="0" calcext:value-type="float">
            <text:p>0</text:p>
          </table:table-cell>
          <table:table-cell table:formula="of:=IF([.F7]&lt;=0;1;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)</text:p>
          </table:table-cell>
          <table:table-cell table:number-columns-repeated="3"/>
        </table:table-row>
        <table:table-row table:style-name="ro1">
          <table:table-cell office:value-type="date" office:date-value="2012-12-04" calcext:value-type="date">
            <text:p>4 grudnia 2012</text:p>
          </table:table-cell>
          <table:table-cell table:formula="of:=IF(WEEKDAY([.A8])=7;[.E7]+15;[.E7])" office:value-type="float" office:value="89.2" calcext:value-type="float">
            <text:p>89,2</text:p>
          </table:table-cell>
          <table:table-cell table:formula="of:=IF(WEEKDAY([.A8])=3;[.F7]+4;[.F7])" office:value-type="float" office:value="9" calcext:value-type="float">
            <text:p>9</text:p>
          </table:table-cell>
          <table:table-cell table:formula="of:=IF([.B8]&gt;50;1;0)" office:value-type="float" office:value="1" calcext:value-type="float">
            <text:p>1</text:p>
          </table:table-cell>
          <table:table-cell table:formula="of:=IF([.D8]=1;[.B8]-[.$D$2];[.B8])" office:value-type="float" office:value="85.6" calcext:value-type="float">
            <text:p>85,6</text:p>
          </table:table-cell>
          <table:table-cell table:formula="of:=IF([.D8]=0;[.C8]-[.$F$2];[.C8])" office:value-type="float" office:value="9" calcext:value-type="float">
            <text:p>9</text:p>
          </table:table-cell>
          <table:table-cell table:formula="of:=IF([.B8]&gt;[.B7];1;0)" office:value-type="float" office:value="0" calcext:value-type="float">
            <text:p>0</text:p>
          </table:table-cell>
          <table:table-cell table:formula="of:=IF([.C8]&gt;[.C7];1;0)" office:value-type="float" office:value="1" calcext:value-type="float">
            <text:p>1</text:p>
          </table:table-cell>
          <table:table-cell table:formula="of:=IF([.B8]&lt;&gt;[.E8];1;0)" office:value-type="float" office:value="1" calcext:value-type="float">
            <text:p>1</text:p>
          </table:table-cell>
          <table:table-cell table:formula="of:=IF([.F8]&lt;&gt;[.C8];1;0)" office:value-type="float" office:value="0" calcext:value-type="float">
            <text:p>0</text:p>
          </table:table-cell>
          <table:table-cell table:formula="of:=IF([.F8]&lt;=0;1;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ianem</text:p>
          </table:table-cell>
          <table:table-cell table:formula="of:=SUM([.I$1:.I$1048576])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date" office:date-value="2012-12-05" calcext:value-type="date">
            <text:p>5 grudnia 2012</text:p>
          </table:table-cell>
          <table:table-cell table:formula="of:=IF(WEEKDAY([.A9])=7;[.E8]+15;[.E8])" office:value-type="float" office:value="85.6" calcext:value-type="float">
            <text:p>85,6</text:p>
          </table:table-cell>
          <table:table-cell table:formula="of:=IF(WEEKDAY([.A9])=3;[.F8]+4;[.F8])" office:value-type="float" office:value="9" calcext:value-type="float">
            <text:p>9</text:p>
          </table:table-cell>
          <table:table-cell table:formula="of:=IF([.B9]&gt;50;1;0)" office:value-type="float" office:value="1" calcext:value-type="float">
            <text:p>1</text:p>
          </table:table-cell>
          <table:table-cell table:formula="of:=IF([.D9]=1;[.B9]-[.$D$2];[.B9])" office:value-type="float" office:value="82" calcext:value-type="float">
            <text:p>82</text:p>
          </table:table-cell>
          <table:table-cell table:formula="of:=IF([.D9]=0;[.C9]-[.$F$2];[.C9])" office:value-type="float" office:value="9" calcext:value-type="float">
            <text:p>9</text:p>
          </table:table-cell>
          <table:table-cell table:formula="of:=IF([.B9]&gt;[.B8];1;0)" office:value-type="float" office:value="0" calcext:value-type="float">
            <text:p>0</text:p>
          </table:table-cell>
          <table:table-cell table:formula="of:=IF([.C9]&gt;[.C8];1;0)" office:value-type="float" office:value="0" calcext:value-type="float">
            <text:p>0</text:p>
          </table:table-cell>
          <table:table-cell table:formula="of:=IF([.B9]&lt;&gt;[.E9];1;0)" office:value-type="float" office:value="1" calcext:value-type="float">
            <text:p>1</text:p>
          </table:table-cell>
          <table:table-cell table:formula="of:=IF([.F9]&lt;&gt;[.C9];1;0)" office:value-type="float" office:value="0" calcext:value-type="float">
            <text:p>0</text:p>
          </table:table-cell>
          <table:table-cell table:formula="of:=IF([.F9]&lt;=0;1;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żołędziami</text:p>
          </table:table-cell>
          <table:table-cell table:formula="of:=SUM([.J$1:.J$1048576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date" office:date-value="2012-12-06" calcext:value-type="date">
            <text:p>6 grudnia 2012</text:p>
          </table:table-cell>
          <table:table-cell table:formula="of:=IF(WEEKDAY([.A10])=7;[.E9]+15;[.E9])" office:value-type="float" office:value="82" calcext:value-type="float">
            <text:p>82</text:p>
          </table:table-cell>
          <table:table-cell table:formula="of:=IF(WEEKDAY([.A10])=3;[.F9]+4;[.F9])" office:value-type="float" office:value="9" calcext:value-type="float">
            <text:p>9</text:p>
          </table:table-cell>
          <table:table-cell table:formula="of:=IF([.B10]&gt;50;1;0)" office:value-type="float" office:value="1" calcext:value-type="float">
            <text:p>1</text:p>
          </table:table-cell>
          <table:table-cell table:formula="of:=IF([.D10]=1;[.B10]-[.$D$2];[.B10])" office:value-type="float" office:value="78.4" calcext:value-type="float">
            <text:p>78,4</text:p>
          </table:table-cell>
          <table:table-cell table:formula="of:=IF([.D10]=0;[.C10]-[.$F$2];[.C10])" office:value-type="float" office:value="9" calcext:value-type="float">
            <text:p>9</text:p>
          </table:table-cell>
          <table:table-cell table:formula="of:=IF([.B10]&gt;[.B9];1;0)" office:value-type="float" office:value="0" calcext:value-type="float">
            <text:p>0</text:p>
          </table:table-cell>
          <table:table-cell table:formula="of:=IF([.C10]&gt;[.C9];1;0)" office:value-type="float" office:value="0" calcext:value-type="float">
            <text:p>0</text:p>
          </table:table-cell>
          <table:table-cell table:formula="of:=IF([.B10]&lt;&gt;[.E10];1;0)" office:value-type="float" office:value="1" calcext:value-type="float">
            <text:p>1</text:p>
          </table:table-cell>
          <table:table-cell table:formula="of:=IF([.F10]&lt;&gt;[.C10];1;0)" office:value-type="float" office:value="0" calcext:value-type="float">
            <text:p>0</text:p>
          </table:table-cell>
          <table:table-cell table:formula="of:=IF([.F10]&lt;=0;1;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)</text:p>
          </table:table-cell>
          <table:table-cell table:number-columns-repeated="3"/>
        </table:table-row>
        <table:table-row table:style-name="ro1">
          <table:table-cell office:value-type="date" office:date-value="2012-12-07" calcext:value-type="date">
            <text:p>7 grudnia 2012</text:p>
          </table:table-cell>
          <table:table-cell table:formula="of:=IF(WEEKDAY([.A11])=7;[.E10]+15;[.E10])" office:value-type="float" office:value="78.4" calcext:value-type="float">
            <text:p>78,4</text:p>
          </table:table-cell>
          <table:table-cell table:formula="of:=IF(WEEKDAY([.A11])=3;[.F10]+4;[.F10])" office:value-type="float" office:value="9" calcext:value-type="float">
            <text:p>9</text:p>
          </table:table-cell>
          <table:table-cell table:formula="of:=IF([.B11]&gt;50;1;0)" office:value-type="float" office:value="1" calcext:value-type="float">
            <text:p>1</text:p>
          </table:table-cell>
          <table:table-cell table:formula="of:=IF([.D11]=1;[.B11]-[.$D$2];[.B11])" office:value-type="float" office:value="74.8" calcext:value-type="float">
            <text:p>74,8</text:p>
          </table:table-cell>
          <table:table-cell table:formula="of:=IF([.D11]=0;[.C11]-[.$F$2];[.C11])" office:value-type="float" office:value="9" calcext:value-type="float">
            <text:p>9</text:p>
          </table:table-cell>
          <table:table-cell table:formula="of:=IF([.B11]&gt;[.B10];1;0)" office:value-type="float" office:value="0" calcext:value-type="float">
            <text:p>0</text:p>
          </table:table-cell>
          <table:table-cell table:formula="of:=IF([.C11]&gt;[.C10];1;0)" office:value-type="float" office:value="0" calcext:value-type="float">
            <text:p>0</text:p>
          </table:table-cell>
          <table:table-cell table:formula="of:=IF([.B11]&lt;&gt;[.E11];1;0)" office:value-type="float" office:value="1" calcext:value-type="float">
            <text:p>1</text:p>
          </table:table-cell>
          <table:table-cell table:formula="of:=IF([.F11]&lt;&gt;[.C11];1;0)" office:value-type="float" office:value="0" calcext:value-type="float">
            <text:p>0</text:p>
          </table:table-cell>
          <table:table-cell table:formula="of:=IF([.F11]&lt;=0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office:value-type="string" calcext:value-type="string">
            <text:p>siano</text:p>
          </table:table-cell>
          <table:table-cell office:value-type="string" calcext:value-type="string">
            <text:p>żołędzie</text:p>
          </table:table-cell>
        </table:table-row>
        <table:table-row table:style-name="ro1">
          <table:table-cell office:value-type="date" office:date-value="2012-12-08" calcext:value-type="date">
            <text:p>8 grudnia 2012</text:p>
          </table:table-cell>
          <table:table-cell table:formula="of:=IF(WEEKDAY([.A12])=7;[.E11]+15;[.E11])" office:value-type="float" office:value="89.8" calcext:value-type="float">
            <text:p>89,8</text:p>
          </table:table-cell>
          <table:table-cell table:formula="of:=IF(WEEKDAY([.A12])=3;[.F11]+4;[.F11])" office:value-type="float" office:value="9" calcext:value-type="float">
            <text:p>9</text:p>
          </table:table-cell>
          <table:table-cell table:formula="of:=IF([.B12]&gt;50;1;0)" office:value-type="float" office:value="1" calcext:value-type="float">
            <text:p>1</text:p>
          </table:table-cell>
          <table:table-cell table:formula="of:=IF([.D12]=1;[.B12]-[.$D$2];[.B12])" office:value-type="float" office:value="86.2" calcext:value-type="float">
            <text:p>86,2</text:p>
          </table:table-cell>
          <table:table-cell table:formula="of:=IF([.D12]=0;[.C12]-[.$F$2];[.C12])" office:value-type="float" office:value="9" calcext:value-type="float">
            <text:p>9</text:p>
          </table:table-cell>
          <table:table-cell table:formula="of:=IF([.B12]&gt;[.B11];1;0)" office:value-type="float" office:value="1" calcext:value-type="float">
            <text:p>1</text:p>
          </table:table-cell>
          <table:table-cell table:formula="of:=IF([.C12]&gt;[.C11];1;0)" office:value-type="float" office:value="0" calcext:value-type="float">
            <text:p>0</text:p>
          </table:table-cell>
          <table:table-cell table:formula="of:=IF([.B12]&lt;&gt;[.E12];1;0)" office:value-type="float" office:value="1" calcext:value-type="float">
            <text:p>1</text:p>
          </table:table-cell>
          <table:table-cell table:formula="of:=IF([.F12]&lt;&gt;[.C12];1;0)" office:value-type="float" office:value="0" calcext:value-type="float">
            <text:p>0</text:p>
          </table:table-cell>
          <table:table-cell table:formula="of:=IF([.F12]&lt;=0;1;0)" office:value-type="float" office:value="0" calcext:value-type="float">
            <text:p>0</text:p>
          </table:table-cell>
          <table:table-cell table:number-columns-repeated="3"/>
          <table:table-cell table:style-name="ce3" office:value-type="string" calcext:value-type="string">
            <text:p>31 grudnia 2012</text:p>
          </table:table-cell>
          <table:table-cell table:formula="of:=[.B35]" office:value-type="float" office:value="55.6000000000001" calcext:value-type="float">
            <text:p>55,6000000000001</text:p>
          </table:table-cell>
          <table:table-cell table:formula="of:=[.C35]" office:value-type="float" office:value="19.2" calcext:value-type="float">
            <text:p>19,2</text:p>
          </table:table-cell>
        </table:table-row>
        <table:table-row table:style-name="ro1">
          <table:table-cell office:value-type="date" office:date-value="2012-12-09" calcext:value-type="date">
            <text:p>9 grudnia 2012</text:p>
          </table:table-cell>
          <table:table-cell table:formula="of:=IF(WEEKDAY([.A13])=7;[.E12]+15;[.E12])" office:value-type="float" office:value="86.2" calcext:value-type="float">
            <text:p>86,2</text:p>
          </table:table-cell>
          <table:table-cell table:formula="of:=IF(WEEKDAY([.A13])=3;[.F12]+4;[.F12])" office:value-type="float" office:value="9" calcext:value-type="float">
            <text:p>9</text:p>
          </table:table-cell>
          <table:table-cell table:formula="of:=IF([.B13]&gt;50;1;0)" office:value-type="float" office:value="1" calcext:value-type="float">
            <text:p>1</text:p>
          </table:table-cell>
          <table:table-cell table:formula="of:=IF([.D13]=1;[.B13]-[.$D$2];[.B13])" office:value-type="float" office:value="82.6000000000001" calcext:value-type="float">
            <text:p>82,6000000000001</text:p>
          </table:table-cell>
          <table:table-cell table:formula="of:=IF([.D13]=0;[.C13]-[.$F$2];[.C13])" office:value-type="float" office:value="9" calcext:value-type="float">
            <text:p>9</text:p>
          </table:table-cell>
          <table:table-cell table:formula="of:=IF([.B13]&gt;[.B12];1;0)" office:value-type="float" office:value="0" calcext:value-type="float">
            <text:p>0</text:p>
          </table:table-cell>
          <table:table-cell table:formula="of:=IF([.C13]&gt;[.C12];1;0)" office:value-type="float" office:value="0" calcext:value-type="float">
            <text:p>0</text:p>
          </table:table-cell>
          <table:table-cell table:formula="of:=IF([.B13]&lt;&gt;[.E13];1;0)" office:value-type="float" office:value="1" calcext:value-type="float">
            <text:p>1</text:p>
          </table:table-cell>
          <table:table-cell table:formula="of:=IF([.F13]&lt;&gt;[.C13];1;0)" office:value-type="float" office:value="0" calcext:value-type="float">
            <text:p>0</text:p>
          </table:table-cell>
          <table:table-cell table:formula="of:=IF([.F13]&lt;=0;1;0)" office:value-type="float" office:value="0" calcext:value-type="float">
            <text:p>0</text:p>
          </table:table-cell>
          <table:table-cell table:number-columns-repeated="3"/>
          <table:table-cell table:style-name="ce3" office:value-type="string" calcext:value-type="string">
            <text:p>31 stycznia 2013</text:p>
          </table:table-cell>
          <table:table-cell table:formula="of:=[.B66]" office:value-type="float" office:value="47.2000000000001" calcext:value-type="float">
            <text:p>47,2000000000001</text:p>
          </table:table-cell>
          <table:table-cell table:formula="of:=[.C66]" office:value-type="float" office:value="17.6" calcext:value-type="float">
            <text:p>17,6</text:p>
          </table:table-cell>
        </table:table-row>
        <table:table-row table:style-name="ro1">
          <table:table-cell office:value-type="date" office:date-value="2012-12-10" calcext:value-type="date">
            <text:p>10 grudnia 2012</text:p>
          </table:table-cell>
          <table:table-cell table:formula="of:=IF(WEEKDAY([.A14])=7;[.E13]+15;[.E13])" office:value-type="float" office:value="82.6000000000001" calcext:value-type="float">
            <text:p>82,6000000000001</text:p>
          </table:table-cell>
          <table:table-cell table:formula="of:=IF(WEEKDAY([.A14])=3;[.F13]+4;[.F13])" office:value-type="float" office:value="9" calcext:value-type="float">
            <text:p>9</text:p>
          </table:table-cell>
          <table:table-cell table:formula="of:=IF([.B14]&gt;50;1;0)" office:value-type="float" office:value="1" calcext:value-type="float">
            <text:p>1</text:p>
          </table:table-cell>
          <table:table-cell table:formula="of:=IF([.D14]=1;[.B14]-[.$D$2];[.B14])" office:value-type="float" office:value="79.0000000000001" calcext:value-type="float">
            <text:p>79,0000000000001</text:p>
          </table:table-cell>
          <table:table-cell table:formula="of:=IF([.D14]=0;[.C14]-[.$F$2];[.C14])" office:value-type="float" office:value="9" calcext:value-type="float">
            <text:p>9</text:p>
          </table:table-cell>
          <table:table-cell table:formula="of:=IF([.B14]&gt;[.B13];1;0)" office:value-type="float" office:value="0" calcext:value-type="float">
            <text:p>0</text:p>
          </table:table-cell>
          <table:table-cell table:formula="of:=IF([.C14]&gt;[.C13];1;0)" office:value-type="float" office:value="0" calcext:value-type="float">
            <text:p>0</text:p>
          </table:table-cell>
          <table:table-cell table:formula="of:=IF([.B14]&lt;&gt;[.E14];1;0)" office:value-type="float" office:value="1" calcext:value-type="float">
            <text:p>1</text:p>
          </table:table-cell>
          <table:table-cell table:formula="of:=IF([.F14]&lt;&gt;[.C14];1;0)" office:value-type="float" office:value="0" calcext:value-type="float">
            <text:p>0</text:p>
          </table:table-cell>
          <table:table-cell table:formula="of:=IF([.F14]&lt;=0;1;0)" office:value-type="float" office:value="0" calcext:value-type="float">
            <text:p>0</text:p>
          </table:table-cell>
          <table:table-cell table:number-columns-repeated="3"/>
          <table:table-cell table:style-name="ce3" office:value-type="string" calcext:value-type="string">
            <text:p>28 lutego 2013</text:p>
          </table:table-cell>
          <table:table-cell table:formula="of:=[.B94]" office:value-type="float" office:value="49.6000000000001" calcext:value-type="float">
            <text:p>49,6000000000001</text:p>
          </table:table-cell>
          <table:table-cell table:formula="of:=[.C94]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2-12-11" calcext:value-type="date">
            <text:p>11 grudnia 2012</text:p>
          </table:table-cell>
          <table:table-cell table:formula="of:=IF(WEEKDAY([.A15])=7;[.E14]+15;[.E14])" office:value-type="float" office:value="79.0000000000001" calcext:value-type="float">
            <text:p>79,0000000000001</text:p>
          </table:table-cell>
          <table:table-cell table:formula="of:=IF(WEEKDAY([.A15])=3;[.F14]+4;[.F14])" office:value-type="float" office:value="13" calcext:value-type="float">
            <text:p>13</text:p>
          </table:table-cell>
          <table:table-cell table:formula="of:=IF([.B15]&gt;50;1;0)" office:value-type="float" office:value="1" calcext:value-type="float">
            <text:p>1</text:p>
          </table:table-cell>
          <table:table-cell table:formula="of:=IF([.D15]=1;[.B15]-[.$D$2];[.B15])" office:value-type="float" office:value="75.4000000000001" calcext:value-type="float">
            <text:p>75,4000000000001</text:p>
          </table:table-cell>
          <table:table-cell table:formula="of:=IF([.D15]=0;[.C15]-[.$F$2];[.C15])" office:value-type="float" office:value="13" calcext:value-type="float">
            <text:p>13</text:p>
          </table:table-cell>
          <table:table-cell table:formula="of:=IF([.B15]&gt;[.B14];1;0)" office:value-type="float" office:value="0" calcext:value-type="float">
            <text:p>0</text:p>
          </table:table-cell>
          <table:table-cell table:formula="of:=IF([.C15]&gt;[.C14];1;0)" office:value-type="float" office:value="1" calcext:value-type="float">
            <text:p>1</text:p>
          </table:table-cell>
          <table:table-cell table:formula="of:=IF([.B15]&lt;&gt;[.E15];1;0)" office:value-type="float" office:value="1" calcext:value-type="float">
            <text:p>1</text:p>
          </table:table-cell>
          <table:table-cell table:formula="of:=IF([.F15]&lt;&gt;[.C15];1;0)" office:value-type="float" office:value="0" calcext:value-type="float">
            <text:p>0</text:p>
          </table:table-cell>
          <table:table-cell table:formula="of:=IF([.F15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2-12-12" calcext:value-type="date">
            <text:p>12 grudnia 2012</text:p>
          </table:table-cell>
          <table:table-cell table:formula="of:=IF(WEEKDAY([.A16])=7;[.E15]+15;[.E15])" office:value-type="float" office:value="75.4000000000001" calcext:value-type="float">
            <text:p>75,4000000000001</text:p>
          </table:table-cell>
          <table:table-cell table:formula="of:=IF(WEEKDAY([.A16])=3;[.F15]+4;[.F15])" office:value-type="float" office:value="13" calcext:value-type="float">
            <text:p>13</text:p>
          </table:table-cell>
          <table:table-cell table:formula="of:=IF([.B16]&gt;50;1;0)" office:value-type="float" office:value="1" calcext:value-type="float">
            <text:p>1</text:p>
          </table:table-cell>
          <table:table-cell table:formula="of:=IF([.D16]=1;[.B16]-[.$D$2];[.B16])" office:value-type="float" office:value="71.8000000000001" calcext:value-type="float">
            <text:p>71,8000000000001</text:p>
          </table:table-cell>
          <table:table-cell table:formula="of:=IF([.D16]=0;[.C16]-[.$F$2];[.C16])" office:value-type="float" office:value="13" calcext:value-type="float">
            <text:p>13</text:p>
          </table:table-cell>
          <table:table-cell table:formula="of:=IF([.B16]&gt;[.B15];1;0)" office:value-type="float" office:value="0" calcext:value-type="float">
            <text:p>0</text:p>
          </table:table-cell>
          <table:table-cell table:formula="of:=IF([.C16]&gt;[.C15];1;0)" office:value-type="float" office:value="0" calcext:value-type="float">
            <text:p>0</text:p>
          </table:table-cell>
          <table:table-cell table:formula="of:=IF([.B16]&lt;&gt;[.E16];1;0)" office:value-type="float" office:value="1" calcext:value-type="float">
            <text:p>1</text:p>
          </table:table-cell>
          <table:table-cell table:formula="of:=IF([.F16]&lt;&gt;[.C16];1;0)" office:value-type="float" office:value="0" calcext:value-type="float">
            <text:p>0</text:p>
          </table:table-cell>
          <table:table-cell table:formula="of:=IF([.F16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2-12-13" calcext:value-type="date">
            <text:p>13 grudnia 2012</text:p>
          </table:table-cell>
          <table:table-cell table:formula="of:=IF(WEEKDAY([.A17])=7;[.E16]+15;[.E16])" office:value-type="float" office:value="71.8000000000001" calcext:value-type="float">
            <text:p>71,8000000000001</text:p>
          </table:table-cell>
          <table:table-cell table:formula="of:=IF(WEEKDAY([.A17])=3;[.F16]+4;[.F16])" office:value-type="float" office:value="13" calcext:value-type="float">
            <text:p>13</text:p>
          </table:table-cell>
          <table:table-cell table:formula="of:=IF([.B17]&gt;50;1;0)" office:value-type="float" office:value="1" calcext:value-type="float">
            <text:p>1</text:p>
          </table:table-cell>
          <table:table-cell table:formula="of:=IF([.D17]=1;[.B17]-[.$D$2];[.B17])" office:value-type="float" office:value="68.2000000000001" calcext:value-type="float">
            <text:p>68,2000000000001</text:p>
          </table:table-cell>
          <table:table-cell table:formula="of:=IF([.D17]=0;[.C17]-[.$F$2];[.C17])" office:value-type="float" office:value="13" calcext:value-type="float">
            <text:p>13</text:p>
          </table:table-cell>
          <table:table-cell table:formula="of:=IF([.B17]&gt;[.B16];1;0)" office:value-type="float" office:value="0" calcext:value-type="float">
            <text:p>0</text:p>
          </table:table-cell>
          <table:table-cell table:formula="of:=IF([.C17]&gt;[.C16];1;0)" office:value-type="float" office:value="0" calcext:value-type="float">
            <text:p>0</text:p>
          </table:table-cell>
          <table:table-cell table:formula="of:=IF([.B17]&lt;&gt;[.E17];1;0)" office:value-type="float" office:value="1" calcext:value-type="float">
            <text:p>1</text:p>
          </table:table-cell>
          <table:table-cell table:formula="of:=IF([.F17]&lt;&gt;[.C17];1;0)" office:value-type="float" office:value="0" calcext:value-type="float">
            <text:p>0</text:p>
          </table:table-cell>
          <table:table-cell table:formula="of:=IF([.F17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2-12-14" calcext:value-type="date">
            <text:p>14 grudnia 2012</text:p>
          </table:table-cell>
          <table:table-cell table:formula="of:=IF(WEEKDAY([.A18])=7;[.E17]+15;[.E17])" office:value-type="float" office:value="68.2000000000001" calcext:value-type="float">
            <text:p>68,2000000000001</text:p>
          </table:table-cell>
          <table:table-cell table:formula="of:=IF(WEEKDAY([.A18])=3;[.F17]+4;[.F17])" office:value-type="float" office:value="13" calcext:value-type="float">
            <text:p>13</text:p>
          </table:table-cell>
          <table:table-cell table:formula="of:=IF([.B18]&gt;50;1;0)" office:value-type="float" office:value="1" calcext:value-type="float">
            <text:p>1</text:p>
          </table:table-cell>
          <table:table-cell table:formula="of:=IF([.D18]=1;[.B18]-[.$D$2];[.B18])" office:value-type="float" office:value="64.6000000000001" calcext:value-type="float">
            <text:p>64,6000000000001</text:p>
          </table:table-cell>
          <table:table-cell table:formula="of:=IF([.D18]=0;[.C18]-[.$F$2];[.C18])" office:value-type="float" office:value="13" calcext:value-type="float">
            <text:p>13</text:p>
          </table:table-cell>
          <table:table-cell table:formula="of:=IF([.B18]&gt;[.B17];1;0)" office:value-type="float" office:value="0" calcext:value-type="float">
            <text:p>0</text:p>
          </table:table-cell>
          <table:table-cell table:formula="of:=IF([.C18]&gt;[.C17];1;0)" office:value-type="float" office:value="0" calcext:value-type="float">
            <text:p>0</text:p>
          </table:table-cell>
          <table:table-cell table:formula="of:=IF([.B18]&lt;&gt;[.E18];1;0)" office:value-type="float" office:value="1" calcext:value-type="float">
            <text:p>1</text:p>
          </table:table-cell>
          <table:table-cell table:formula="of:=IF([.F18]&lt;&gt;[.C18];1;0)" office:value-type="float" office:value="0" calcext:value-type="float">
            <text:p>0</text:p>
          </table:table-cell>
          <table:table-cell table:formula="of:=IF([.F18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2-12-15" calcext:value-type="date">
            <text:p>15 grudnia 2012</text:p>
          </table:table-cell>
          <table:table-cell table:formula="of:=IF(WEEKDAY([.A19])=7;[.E18]+15;[.E18])" office:value-type="float" office:value="79.6000000000001" calcext:value-type="float">
            <text:p>79,6000000000001</text:p>
          </table:table-cell>
          <table:table-cell table:formula="of:=IF(WEEKDAY([.A19])=3;[.F18]+4;[.F18])" office:value-type="float" office:value="13" calcext:value-type="float">
            <text:p>13</text:p>
          </table:table-cell>
          <table:table-cell table:formula="of:=IF([.B19]&gt;50;1;0)" office:value-type="float" office:value="1" calcext:value-type="float">
            <text:p>1</text:p>
          </table:table-cell>
          <table:table-cell table:formula="of:=IF([.D19]=1;[.B19]-[.$D$2];[.B19])" office:value-type="float" office:value="76.0000000000001" calcext:value-type="float">
            <text:p>76,0000000000001</text:p>
          </table:table-cell>
          <table:table-cell table:formula="of:=IF([.D19]=0;[.C19]-[.$F$2];[.C19])" office:value-type="float" office:value="13" calcext:value-type="float">
            <text:p>13</text:p>
          </table:table-cell>
          <table:table-cell table:formula="of:=IF([.B19]&gt;[.B18];1;0)" office:value-type="float" office:value="1" calcext:value-type="float">
            <text:p>1</text:p>
          </table:table-cell>
          <table:table-cell table:formula="of:=IF([.C19]&gt;[.C18];1;0)" office:value-type="float" office:value="0" calcext:value-type="float">
            <text:p>0</text:p>
          </table:table-cell>
          <table:table-cell table:formula="of:=IF([.B19]&lt;&gt;[.E19];1;0)" office:value-type="float" office:value="1" calcext:value-type="float">
            <text:p>1</text:p>
          </table:table-cell>
          <table:table-cell table:formula="of:=IF([.F19]&lt;&gt;[.C19];1;0)" office:value-type="float" office:value="0" calcext:value-type="float">
            <text:p>0</text:p>
          </table:table-cell>
          <table:table-cell table:formula="of:=IF([.F19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2-12-16" calcext:value-type="date">
            <text:p>16 grudnia 2012</text:p>
          </table:table-cell>
          <table:table-cell table:formula="of:=IF(WEEKDAY([.A20])=7;[.E19]+15;[.E19])" office:value-type="float" office:value="76.0000000000001" calcext:value-type="float">
            <text:p>76,0000000000001</text:p>
          </table:table-cell>
          <table:table-cell table:formula="of:=IF(WEEKDAY([.A20])=3;[.F19]+4;[.F19])" office:value-type="float" office:value="13" calcext:value-type="float">
            <text:p>13</text:p>
          </table:table-cell>
          <table:table-cell table:formula="of:=IF([.B20]&gt;50;1;0)" office:value-type="float" office:value="1" calcext:value-type="float">
            <text:p>1</text:p>
          </table:table-cell>
          <table:table-cell table:formula="of:=IF([.D20]=1;[.B20]-[.$D$2];[.B20])" office:value-type="float" office:value="72.4000000000001" calcext:value-type="float">
            <text:p>72,4000000000001</text:p>
          </table:table-cell>
          <table:table-cell table:formula="of:=IF([.D20]=0;[.C20]-[.$F$2];[.C20])" office:value-type="float" office:value="13" calcext:value-type="float">
            <text:p>13</text:p>
          </table:table-cell>
          <table:table-cell table:formula="of:=IF([.B20]&gt;[.B19];1;0)" office:value-type="float" office:value="0" calcext:value-type="float">
            <text:p>0</text:p>
          </table:table-cell>
          <table:table-cell table:formula="of:=IF([.C20]&gt;[.C19];1;0)" office:value-type="float" office:value="0" calcext:value-type="float">
            <text:p>0</text:p>
          </table:table-cell>
          <table:table-cell table:formula="of:=IF([.B20]&lt;&gt;[.E20];1;0)" office:value-type="float" office:value="1" calcext:value-type="float">
            <text:p>1</text:p>
          </table:table-cell>
          <table:table-cell table:formula="of:=IF([.F20]&lt;&gt;[.C20];1;0)" office:value-type="float" office:value="0" calcext:value-type="float">
            <text:p>0</text:p>
          </table:table-cell>
          <table:table-cell table:formula="of:=IF([.F20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2-12-17" calcext:value-type="date">
            <text:p>17 grudnia 2012</text:p>
          </table:table-cell>
          <table:table-cell table:formula="of:=IF(WEEKDAY([.A21])=7;[.E20]+15;[.E20])" office:value-type="float" office:value="72.4000000000001" calcext:value-type="float">
            <text:p>72,4000000000001</text:p>
          </table:table-cell>
          <table:table-cell table:formula="of:=IF(WEEKDAY([.A21])=3;[.F20]+4;[.F20])" office:value-type="float" office:value="13" calcext:value-type="float">
            <text:p>13</text:p>
          </table:table-cell>
          <table:table-cell table:formula="of:=IF([.B21]&gt;50;1;0)" office:value-type="float" office:value="1" calcext:value-type="float">
            <text:p>1</text:p>
          </table:table-cell>
          <table:table-cell table:formula="of:=IF([.D21]=1;[.B21]-[.$D$2];[.B21])" office:value-type="float" office:value="68.8000000000001" calcext:value-type="float">
            <text:p>68,8000000000001</text:p>
          </table:table-cell>
          <table:table-cell table:formula="of:=IF([.D21]=0;[.C21]-[.$F$2];[.C21])" office:value-type="float" office:value="13" calcext:value-type="float">
            <text:p>13</text:p>
          </table:table-cell>
          <table:table-cell table:formula="of:=IF([.B21]&gt;[.B20];1;0)" office:value-type="float" office:value="0" calcext:value-type="float">
            <text:p>0</text:p>
          </table:table-cell>
          <table:table-cell table:formula="of:=IF([.C21]&gt;[.C20];1;0)" office:value-type="float" office:value="0" calcext:value-type="float">
            <text:p>0</text:p>
          </table:table-cell>
          <table:table-cell table:formula="of:=IF([.B21]&lt;&gt;[.E21];1;0)" office:value-type="float" office:value="1" calcext:value-type="float">
            <text:p>1</text:p>
          </table:table-cell>
          <table:table-cell table:formula="of:=IF([.F21]&lt;&gt;[.C21];1;0)" office:value-type="float" office:value="0" calcext:value-type="float">
            <text:p>0</text:p>
          </table:table-cell>
          <table:table-cell table:formula="of:=IF([.F21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2-12-18" calcext:value-type="date">
            <text:p>18 grudnia 2012</text:p>
          </table:table-cell>
          <table:table-cell table:formula="of:=IF(WEEKDAY([.A22])=7;[.E21]+15;[.E21])" office:value-type="float" office:value="68.8000000000001" calcext:value-type="float">
            <text:p>68,8000000000001</text:p>
          </table:table-cell>
          <table:table-cell table:formula="of:=IF(WEEKDAY([.A22])=3;[.F21]+4;[.F21])" office:value-type="float" office:value="17" calcext:value-type="float">
            <text:p>17</text:p>
          </table:table-cell>
          <table:table-cell table:formula="of:=IF([.B22]&gt;50;1;0)" office:value-type="float" office:value="1" calcext:value-type="float">
            <text:p>1</text:p>
          </table:table-cell>
          <table:table-cell table:formula="of:=IF([.D22]=1;[.B22]-[.$D$2];[.B22])" office:value-type="float" office:value="65.2000000000001" calcext:value-type="float">
            <text:p>65,2000000000001</text:p>
          </table:table-cell>
          <table:table-cell table:formula="of:=IF([.D22]=0;[.C22]-[.$F$2];[.C22])" office:value-type="float" office:value="17" calcext:value-type="float">
            <text:p>17</text:p>
          </table:table-cell>
          <table:table-cell table:formula="of:=IF([.B22]&gt;[.B21];1;0)" office:value-type="float" office:value="0" calcext:value-type="float">
            <text:p>0</text:p>
          </table:table-cell>
          <table:table-cell table:formula="of:=IF([.C22]&gt;[.C21];1;0)" office:value-type="float" office:value="1" calcext:value-type="float">
            <text:p>1</text:p>
          </table:table-cell>
          <table:table-cell table:formula="of:=IF([.B22]&lt;&gt;[.E22];1;0)" office:value-type="float" office:value="1" calcext:value-type="float">
            <text:p>1</text:p>
          </table:table-cell>
          <table:table-cell table:formula="of:=IF([.F22]&lt;&gt;[.C22];1;0)" office:value-type="float" office:value="0" calcext:value-type="float">
            <text:p>0</text:p>
          </table:table-cell>
          <table:table-cell table:formula="of:=IF([.F22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2-12-19" calcext:value-type="date">
            <text:p>19 grudnia 2012</text:p>
          </table:table-cell>
          <table:table-cell table:formula="of:=IF(WEEKDAY([.A23])=7;[.E22]+15;[.E22])" office:value-type="float" office:value="65.2000000000001" calcext:value-type="float">
            <text:p>65,2000000000001</text:p>
          </table:table-cell>
          <table:table-cell table:formula="of:=IF(WEEKDAY([.A23])=3;[.F22]+4;[.F22])" office:value-type="float" office:value="17" calcext:value-type="float">
            <text:p>17</text:p>
          </table:table-cell>
          <table:table-cell table:formula="of:=IF([.B23]&gt;50;1;0)" office:value-type="float" office:value="1" calcext:value-type="float">
            <text:p>1</text:p>
          </table:table-cell>
          <table:table-cell table:formula="of:=IF([.D23]=1;[.B23]-[.$D$2];[.B23])" office:value-type="float" office:value="61.6000000000001" calcext:value-type="float">
            <text:p>61,6000000000001</text:p>
          </table:table-cell>
          <table:table-cell table:formula="of:=IF([.D23]=0;[.C23]-[.$F$2];[.C23])" office:value-type="float" office:value="17" calcext:value-type="float">
            <text:p>17</text:p>
          </table:table-cell>
          <table:table-cell table:formula="of:=IF([.B23]&gt;[.B22];1;0)" office:value-type="float" office:value="0" calcext:value-type="float">
            <text:p>0</text:p>
          </table:table-cell>
          <table:table-cell table:formula="of:=IF([.C23]&gt;[.C22];1;0)" office:value-type="float" office:value="0" calcext:value-type="float">
            <text:p>0</text:p>
          </table:table-cell>
          <table:table-cell table:formula="of:=IF([.B23]&lt;&gt;[.E23];1;0)" office:value-type="float" office:value="1" calcext:value-type="float">
            <text:p>1</text:p>
          </table:table-cell>
          <table:table-cell table:formula="of:=IF([.F23]&lt;&gt;[.C23];1;0)" office:value-type="float" office:value="0" calcext:value-type="float">
            <text:p>0</text:p>
          </table:table-cell>
          <table:table-cell table:formula="of:=IF([.F23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2-12-20" calcext:value-type="date">
            <text:p>20 grudnia 2012</text:p>
          </table:table-cell>
          <table:table-cell table:formula="of:=IF(WEEKDAY([.A24])=7;[.E23]+15;[.E23])" office:value-type="float" office:value="61.6000000000001" calcext:value-type="float">
            <text:p>61,6000000000001</text:p>
          </table:table-cell>
          <table:table-cell table:formula="of:=IF(WEEKDAY([.A24])=3;[.F23]+4;[.F23])" office:value-type="float" office:value="17" calcext:value-type="float">
            <text:p>17</text:p>
          </table:table-cell>
          <table:table-cell table:formula="of:=IF([.B24]&gt;50;1;0)" office:value-type="float" office:value="1" calcext:value-type="float">
            <text:p>1</text:p>
          </table:table-cell>
          <table:table-cell table:formula="of:=IF([.D24]=1;[.B24]-[.$D$2];[.B24])" office:value-type="float" office:value="58.0000000000001" calcext:value-type="float">
            <text:p>58,0000000000001</text:p>
          </table:table-cell>
          <table:table-cell table:formula="of:=IF([.D24]=0;[.C24]-[.$F$2];[.C24])" office:value-type="float" office:value="17" calcext:value-type="float">
            <text:p>17</text:p>
          </table:table-cell>
          <table:table-cell table:formula="of:=IF([.B24]&gt;[.B23];1;0)" office:value-type="float" office:value="0" calcext:value-type="float">
            <text:p>0</text:p>
          </table:table-cell>
          <table:table-cell table:formula="of:=IF([.C24]&gt;[.C23];1;0)" office:value-type="float" office:value="0" calcext:value-type="float">
            <text:p>0</text:p>
          </table:table-cell>
          <table:table-cell table:formula="of:=IF([.B24]&lt;&gt;[.E24];1;0)" office:value-type="float" office:value="1" calcext:value-type="float">
            <text:p>1</text:p>
          </table:table-cell>
          <table:table-cell table:formula="of:=IF([.F24]&lt;&gt;[.C24];1;0)" office:value-type="float" office:value="0" calcext:value-type="float">
            <text:p>0</text:p>
          </table:table-cell>
          <table:table-cell table:formula="of:=IF([.F24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2-12-21" calcext:value-type="date">
            <text:p>21 grudnia 2012</text:p>
          </table:table-cell>
          <table:table-cell table:formula="of:=IF(WEEKDAY([.A25])=7;[.E24]+15;[.E24])" office:value-type="float" office:value="58.0000000000001" calcext:value-type="float">
            <text:p>58,0000000000001</text:p>
          </table:table-cell>
          <table:table-cell table:formula="of:=IF(WEEKDAY([.A25])=3;[.F24]+4;[.F24])" office:value-type="float" office:value="17" calcext:value-type="float">
            <text:p>17</text:p>
          </table:table-cell>
          <table:table-cell table:formula="of:=IF([.B25]&gt;50;1;0)" office:value-type="float" office:value="1" calcext:value-type="float">
            <text:p>1</text:p>
          </table:table-cell>
          <table:table-cell table:formula="of:=IF([.D25]=1;[.B25]-[.$D$2];[.B25])" office:value-type="float" office:value="54.4000000000001" calcext:value-type="float">
            <text:p>54,4000000000001</text:p>
          </table:table-cell>
          <table:table-cell table:formula="of:=IF([.D25]=0;[.C25]-[.$F$2];[.C25])" office:value-type="float" office:value="17" calcext:value-type="float">
            <text:p>17</text:p>
          </table:table-cell>
          <table:table-cell table:formula="of:=IF([.B25]&gt;[.B24];1;0)" office:value-type="float" office:value="0" calcext:value-type="float">
            <text:p>0</text:p>
          </table:table-cell>
          <table:table-cell table:formula="of:=IF([.C25]&gt;[.C24];1;0)" office:value-type="float" office:value="0" calcext:value-type="float">
            <text:p>0</text:p>
          </table:table-cell>
          <table:table-cell table:formula="of:=IF([.B25]&lt;&gt;[.E25];1;0)" office:value-type="float" office:value="1" calcext:value-type="float">
            <text:p>1</text:p>
          </table:table-cell>
          <table:table-cell table:formula="of:=IF([.F25]&lt;&gt;[.C25];1;0)" office:value-type="float" office:value="0" calcext:value-type="float">
            <text:p>0</text:p>
          </table:table-cell>
          <table:table-cell table:formula="of:=IF([.F25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2-12-22" calcext:value-type="date">
            <text:p>22 grudnia 2012</text:p>
          </table:table-cell>
          <table:table-cell table:formula="of:=IF(WEEKDAY([.A26])=7;[.E25]+15;[.E25])" office:value-type="float" office:value="69.4000000000001" calcext:value-type="float">
            <text:p>69,4000000000001</text:p>
          </table:table-cell>
          <table:table-cell table:formula="of:=IF(WEEKDAY([.A26])=3;[.F25]+4;[.F25])" office:value-type="float" office:value="17" calcext:value-type="float">
            <text:p>17</text:p>
          </table:table-cell>
          <table:table-cell table:formula="of:=IF([.B26]&gt;50;1;0)" office:value-type="float" office:value="1" calcext:value-type="float">
            <text:p>1</text:p>
          </table:table-cell>
          <table:table-cell table:formula="of:=IF([.D26]=1;[.B26]-[.$D$2];[.B26])" office:value-type="float" office:value="65.8000000000001" calcext:value-type="float">
            <text:p>65,8000000000001</text:p>
          </table:table-cell>
          <table:table-cell table:formula="of:=IF([.D26]=0;[.C26]-[.$F$2];[.C26])" office:value-type="float" office:value="17" calcext:value-type="float">
            <text:p>17</text:p>
          </table:table-cell>
          <table:table-cell table:formula="of:=IF([.B26]&gt;[.B25];1;0)" office:value-type="float" office:value="1" calcext:value-type="float">
            <text:p>1</text:p>
          </table:table-cell>
          <table:table-cell table:formula="of:=IF([.C26]&gt;[.C25];1;0)" office:value-type="float" office:value="0" calcext:value-type="float">
            <text:p>0</text:p>
          </table:table-cell>
          <table:table-cell table:formula="of:=IF([.B26]&lt;&gt;[.E26];1;0)" office:value-type="float" office:value="1" calcext:value-type="float">
            <text:p>1</text:p>
          </table:table-cell>
          <table:table-cell table:formula="of:=IF([.F26]&lt;&gt;[.C26];1;0)" office:value-type="float" office:value="0" calcext:value-type="float">
            <text:p>0</text:p>
          </table:table-cell>
          <table:table-cell table:formula="of:=IF([.F26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2-12-23" calcext:value-type="date">
            <text:p>23 grudnia 2012</text:p>
          </table:table-cell>
          <table:table-cell table:formula="of:=IF(WEEKDAY([.A27])=7;[.E26]+15;[.E26])" office:value-type="float" office:value="65.8000000000001" calcext:value-type="float">
            <text:p>65,8000000000001</text:p>
          </table:table-cell>
          <table:table-cell table:formula="of:=IF(WEEKDAY([.A27])=3;[.F26]+4;[.F26])" office:value-type="float" office:value="17" calcext:value-type="float">
            <text:p>17</text:p>
          </table:table-cell>
          <table:table-cell table:formula="of:=IF([.B27]&gt;50;1;0)" office:value-type="float" office:value="1" calcext:value-type="float">
            <text:p>1</text:p>
          </table:table-cell>
          <table:table-cell table:formula="of:=IF([.D27]=1;[.B27]-[.$D$2];[.B27])" office:value-type="float" office:value="62.2000000000001" calcext:value-type="float">
            <text:p>62,2000000000001</text:p>
          </table:table-cell>
          <table:table-cell table:formula="of:=IF([.D27]=0;[.C27]-[.$F$2];[.C27])" office:value-type="float" office:value="17" calcext:value-type="float">
            <text:p>17</text:p>
          </table:table-cell>
          <table:table-cell table:formula="of:=IF([.B27]&gt;[.B26];1;0)" office:value-type="float" office:value="0" calcext:value-type="float">
            <text:p>0</text:p>
          </table:table-cell>
          <table:table-cell table:formula="of:=IF([.C27]&gt;[.C26];1;0)" office:value-type="float" office:value="0" calcext:value-type="float">
            <text:p>0</text:p>
          </table:table-cell>
          <table:table-cell table:formula="of:=IF([.B27]&lt;&gt;[.E27];1;0)" office:value-type="float" office:value="1" calcext:value-type="float">
            <text:p>1</text:p>
          </table:table-cell>
          <table:table-cell table:formula="of:=IF([.F27]&lt;&gt;[.C27];1;0)" office:value-type="float" office:value="0" calcext:value-type="float">
            <text:p>0</text:p>
          </table:table-cell>
          <table:table-cell table:formula="of:=IF([.F27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2-12-24" calcext:value-type="date">
            <text:p>24 grudnia 2012</text:p>
          </table:table-cell>
          <table:table-cell table:formula="of:=IF(WEEKDAY([.A28])=7;[.E27]+15;[.E27])" office:value-type="float" office:value="62.2000000000001" calcext:value-type="float">
            <text:p>62,2000000000001</text:p>
          </table:table-cell>
          <table:table-cell table:formula="of:=IF(WEEKDAY([.A28])=3;[.F27]+4;[.F27])" office:value-type="float" office:value="17" calcext:value-type="float">
            <text:p>17</text:p>
          </table:table-cell>
          <table:table-cell table:formula="of:=IF([.B28]&gt;50;1;0)" office:value-type="float" office:value="1" calcext:value-type="float">
            <text:p>1</text:p>
          </table:table-cell>
          <table:table-cell table:formula="of:=IF([.D28]=1;[.B28]-[.$D$2];[.B28])" office:value-type="float" office:value="58.6000000000001" calcext:value-type="float">
            <text:p>58,6000000000001</text:p>
          </table:table-cell>
          <table:table-cell table:formula="of:=IF([.D28]=0;[.C28]-[.$F$2];[.C28])" office:value-type="float" office:value="17" calcext:value-type="float">
            <text:p>17</text:p>
          </table:table-cell>
          <table:table-cell table:formula="of:=IF([.B28]&gt;[.B27];1;0)" office:value-type="float" office:value="0" calcext:value-type="float">
            <text:p>0</text:p>
          </table:table-cell>
          <table:table-cell table:formula="of:=IF([.C28]&gt;[.C27];1;0)" office:value-type="float" office:value="0" calcext:value-type="float">
            <text:p>0</text:p>
          </table:table-cell>
          <table:table-cell table:formula="of:=IF([.B28]&lt;&gt;[.E28];1;0)" office:value-type="float" office:value="1" calcext:value-type="float">
            <text:p>1</text:p>
          </table:table-cell>
          <table:table-cell table:formula="of:=IF([.F28]&lt;&gt;[.C28];1;0)" office:value-type="float" office:value="0" calcext:value-type="float">
            <text:p>0</text:p>
          </table:table-cell>
          <table:table-cell table:formula="of:=IF([.F28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2-12-25" calcext:value-type="date">
            <text:p>25 grudnia 2012</text:p>
          </table:table-cell>
          <table:table-cell table:formula="of:=IF(WEEKDAY([.A29])=7;[.E28]+15;[.E28])" office:value-type="float" office:value="58.6000000000001" calcext:value-type="float">
            <text:p>58,6000000000001</text:p>
          </table:table-cell>
          <table:table-cell table:formula="of:=IF(WEEKDAY([.A29])=3;[.F28]+4;[.F28])" office:value-type="float" office:value="21" calcext:value-type="float">
            <text:p>21</text:p>
          </table:table-cell>
          <table:table-cell table:formula="of:=IF([.B29]&gt;50;1;0)" office:value-type="float" office:value="1" calcext:value-type="float">
            <text:p>1</text:p>
          </table:table-cell>
          <table:table-cell table:formula="of:=IF([.D29]=1;[.B29]-[.$D$2];[.B29])" office:value-type="float" office:value="55.0000000000001" calcext:value-type="float">
            <text:p>55,0000000000001</text:p>
          </table:table-cell>
          <table:table-cell table:formula="of:=IF([.D29]=0;[.C29]-[.$F$2];[.C29])" office:value-type="float" office:value="21" calcext:value-type="float">
            <text:p>21</text:p>
          </table:table-cell>
          <table:table-cell table:formula="of:=IF([.B29]&gt;[.B28];1;0)" office:value-type="float" office:value="0" calcext:value-type="float">
            <text:p>0</text:p>
          </table:table-cell>
          <table:table-cell table:formula="of:=IF([.C29]&gt;[.C28];1;0)" office:value-type="float" office:value="1" calcext:value-type="float">
            <text:p>1</text:p>
          </table:table-cell>
          <table:table-cell table:formula="of:=IF([.B29]&lt;&gt;[.E29];1;0)" office:value-type="float" office:value="1" calcext:value-type="float">
            <text:p>1</text:p>
          </table:table-cell>
          <table:table-cell table:formula="of:=IF([.F29]&lt;&gt;[.C29];1;0)" office:value-type="float" office:value="0" calcext:value-type="float">
            <text:p>0</text:p>
          </table:table-cell>
          <table:table-cell table:formula="of:=IF([.F29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2-12-26" calcext:value-type="date">
            <text:p>26 grudnia 2012</text:p>
          </table:table-cell>
          <table:table-cell table:formula="of:=IF(WEEKDAY([.A30])=7;[.E29]+15;[.E29])" office:value-type="float" office:value="55.0000000000001" calcext:value-type="float">
            <text:p>55,0000000000001</text:p>
          </table:table-cell>
          <table:table-cell table:formula="of:=IF(WEEKDAY([.A30])=3;[.F29]+4;[.F29])" office:value-type="float" office:value="21" calcext:value-type="float">
            <text:p>21</text:p>
          </table:table-cell>
          <table:table-cell table:formula="of:=IF([.B30]&gt;50;1;0)" office:value-type="float" office:value="1" calcext:value-type="float">
            <text:p>1</text:p>
          </table:table-cell>
          <table:table-cell table:formula="of:=IF([.D30]=1;[.B30]-[.$D$2];[.B30])" office:value-type="float" office:value="51.4000000000001" calcext:value-type="float">
            <text:p>51,4000000000001</text:p>
          </table:table-cell>
          <table:table-cell table:formula="of:=IF([.D30]=0;[.C30]-[.$F$2];[.C30])" office:value-type="float" office:value="21" calcext:value-type="float">
            <text:p>21</text:p>
          </table:table-cell>
          <table:table-cell table:formula="of:=IF([.B30]&gt;[.B29];1;0)" office:value-type="float" office:value="0" calcext:value-type="float">
            <text:p>0</text:p>
          </table:table-cell>
          <table:table-cell table:formula="of:=IF([.C30]&gt;[.C29];1;0)" office:value-type="float" office:value="0" calcext:value-type="float">
            <text:p>0</text:p>
          </table:table-cell>
          <table:table-cell table:formula="of:=IF([.B30]&lt;&gt;[.E30];1;0)" office:value-type="float" office:value="1" calcext:value-type="float">
            <text:p>1</text:p>
          </table:table-cell>
          <table:table-cell table:formula="of:=IF([.F30]&lt;&gt;[.C30];1;0)" office:value-type="float" office:value="0" calcext:value-type="float">
            <text:p>0</text:p>
          </table:table-cell>
          <table:table-cell table:formula="of:=IF([.F30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2-12-27" calcext:value-type="date">
            <text:p>27 grudnia 2012</text:p>
          </table:table-cell>
          <table:table-cell table:formula="of:=IF(WEEKDAY([.A31])=7;[.E30]+15;[.E30])" office:value-type="float" office:value="51.4000000000001" calcext:value-type="float">
            <text:p>51,4000000000001</text:p>
          </table:table-cell>
          <table:table-cell table:formula="of:=IF(WEEKDAY([.A31])=3;[.F30]+4;[.F30])" office:value-type="float" office:value="21" calcext:value-type="float">
            <text:p>21</text:p>
          </table:table-cell>
          <table:table-cell table:formula="of:=IF([.B31]&gt;50;1;0)" office:value-type="float" office:value="1" calcext:value-type="float">
            <text:p>1</text:p>
          </table:table-cell>
          <table:table-cell table:formula="of:=IF([.D31]=1;[.B31]-[.$D$2];[.B31])" office:value-type="float" office:value="47.8000000000001" calcext:value-type="float">
            <text:p>47,8000000000001</text:p>
          </table:table-cell>
          <table:table-cell table:formula="of:=IF([.D31]=0;[.C31]-[.$F$2];[.C31])" office:value-type="float" office:value="21" calcext:value-type="float">
            <text:p>21</text:p>
          </table:table-cell>
          <table:table-cell table:formula="of:=IF([.B31]&gt;[.B30];1;0)" office:value-type="float" office:value="0" calcext:value-type="float">
            <text:p>0</text:p>
          </table:table-cell>
          <table:table-cell table:formula="of:=IF([.C31]&gt;[.C30];1;0)" office:value-type="float" office:value="0" calcext:value-type="float">
            <text:p>0</text:p>
          </table:table-cell>
          <table:table-cell table:formula="of:=IF([.B31]&lt;&gt;[.E31];1;0)" office:value-type="float" office:value="1" calcext:value-type="float">
            <text:p>1</text:p>
          </table:table-cell>
          <table:table-cell table:formula="of:=IF([.F31]&lt;&gt;[.C31];1;0)" office:value-type="float" office:value="0" calcext:value-type="float">
            <text:p>0</text:p>
          </table:table-cell>
          <table:table-cell table:formula="of:=IF([.F31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2-12-28" calcext:value-type="date">
            <text:p>28 grudnia 2012</text:p>
          </table:table-cell>
          <table:table-cell table:formula="of:=IF(WEEKDAY([.A32])=7;[.E31]+15;[.E31])" office:value-type="float" office:value="47.8000000000001" calcext:value-type="float">
            <text:p>47,8000000000001</text:p>
          </table:table-cell>
          <table:table-cell table:formula="of:=IF(WEEKDAY([.A32])=3;[.F31]+4;[.F31])" office:value-type="float" office:value="21" calcext:value-type="float">
            <text:p>21</text:p>
          </table:table-cell>
          <table:table-cell table:formula="of:=IF([.B32]&gt;50;1;0)" office:value-type="float" office:value="0" calcext:value-type="float">
            <text:p>0</text:p>
          </table:table-cell>
          <table:table-cell table:formula="of:=IF([.D32]=1;[.B32]-[.$D$2];[.B32])" office:value-type="float" office:value="47.8000000000001" calcext:value-type="float">
            <text:p>47,8000000000001</text:p>
          </table:table-cell>
          <table:table-cell table:formula="of:=IF([.D32]=0;[.C32]-[.$F$2];[.C32])" office:value-type="float" office:value="19.2" calcext:value-type="float">
            <text:p>19,2</text:p>
          </table:table-cell>
          <table:table-cell table:formula="of:=IF([.B32]&gt;[.B31];1;0)" office:value-type="float" office:value="0" calcext:value-type="float">
            <text:p>0</text:p>
          </table:table-cell>
          <table:table-cell table:formula="of:=IF([.C32]&gt;[.C31];1;0)" office:value-type="float" office:value="0" calcext:value-type="float">
            <text:p>0</text:p>
          </table:table-cell>
          <table:table-cell table:formula="of:=IF([.B32]&lt;&gt;[.E32];1;0)" office:value-type="float" office:value="0" calcext:value-type="float">
            <text:p>0</text:p>
          </table:table-cell>
          <table:table-cell table:formula="of:=IF([.F32]&lt;&gt;[.C32];1;0)" office:value-type="float" office:value="1" calcext:value-type="float">
            <text:p>1</text:p>
          </table:table-cell>
          <table:table-cell table:formula="of:=IF([.F32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2-12-29" calcext:value-type="date">
            <text:p>29 grudnia 2012</text:p>
          </table:table-cell>
          <table:table-cell table:formula="of:=IF(WEEKDAY([.A33])=7;[.E32]+15;[.E32])" office:value-type="float" office:value="62.8000000000001" calcext:value-type="float">
            <text:p>62,8000000000001</text:p>
          </table:table-cell>
          <table:table-cell table:formula="of:=IF(WEEKDAY([.A33])=3;[.F32]+4;[.F32])" office:value-type="float" office:value="19.2" calcext:value-type="float">
            <text:p>19,2</text:p>
          </table:table-cell>
          <table:table-cell table:formula="of:=IF([.B33]&gt;50;1;0)" office:value-type="float" office:value="1" calcext:value-type="float">
            <text:p>1</text:p>
          </table:table-cell>
          <table:table-cell table:formula="of:=IF([.D33]=1;[.B33]-[.$D$2];[.B33])" office:value-type="float" office:value="59.2000000000001" calcext:value-type="float">
            <text:p>59,2000000000001</text:p>
          </table:table-cell>
          <table:table-cell table:formula="of:=IF([.D33]=0;[.C33]-[.$F$2];[.C33])" office:value-type="float" office:value="19.2" calcext:value-type="float">
            <text:p>19,2</text:p>
          </table:table-cell>
          <table:table-cell table:formula="of:=IF([.B33]&gt;[.B32];1;0)" office:value-type="float" office:value="1" calcext:value-type="float">
            <text:p>1</text:p>
          </table:table-cell>
          <table:table-cell table:formula="of:=IF([.C33]&gt;[.C32];1;0)" office:value-type="float" office:value="0" calcext:value-type="float">
            <text:p>0</text:p>
          </table:table-cell>
          <table:table-cell table:formula="of:=IF([.B33]&lt;&gt;[.E33];1;0)" office:value-type="float" office:value="1" calcext:value-type="float">
            <text:p>1</text:p>
          </table:table-cell>
          <table:table-cell table:formula="of:=IF([.F33]&lt;&gt;[.C33];1;0)" office:value-type="float" office:value="0" calcext:value-type="float">
            <text:p>0</text:p>
          </table:table-cell>
          <table:table-cell table:formula="of:=IF([.F33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2-12-30" calcext:value-type="date">
            <text:p>30 grudnia 2012</text:p>
          </table:table-cell>
          <table:table-cell table:formula="of:=IF(WEEKDAY([.A34])=7;[.E33]+15;[.E33])" office:value-type="float" office:value="59.2000000000001" calcext:value-type="float">
            <text:p>59,2000000000001</text:p>
          </table:table-cell>
          <table:table-cell table:formula="of:=IF(WEEKDAY([.A34])=3;[.F33]+4;[.F33])" office:value-type="float" office:value="19.2" calcext:value-type="float">
            <text:p>19,2</text:p>
          </table:table-cell>
          <table:table-cell table:formula="of:=IF([.B34]&gt;50;1;0)" office:value-type="float" office:value="1" calcext:value-type="float">
            <text:p>1</text:p>
          </table:table-cell>
          <table:table-cell table:formula="of:=IF([.D34]=1;[.B34]-[.$D$2];[.B34])" office:value-type="float" office:value="55.6000000000001" calcext:value-type="float">
            <text:p>55,6000000000001</text:p>
          </table:table-cell>
          <table:table-cell table:formula="of:=IF([.D34]=0;[.C34]-[.$F$2];[.C34])" office:value-type="float" office:value="19.2" calcext:value-type="float">
            <text:p>19,2</text:p>
          </table:table-cell>
          <table:table-cell table:formula="of:=IF([.B34]&gt;[.B33];1;0)" office:value-type="float" office:value="0" calcext:value-type="float">
            <text:p>0</text:p>
          </table:table-cell>
          <table:table-cell table:formula="of:=IF([.C34]&gt;[.C33];1;0)" office:value-type="float" office:value="0" calcext:value-type="float">
            <text:p>0</text:p>
          </table:table-cell>
          <table:table-cell table:formula="of:=IF([.B34]&lt;&gt;[.E34];1;0)" office:value-type="float" office:value="1" calcext:value-type="float">
            <text:p>1</text:p>
          </table:table-cell>
          <table:table-cell table:formula="of:=IF([.F34]&lt;&gt;[.C34];1;0)" office:value-type="float" office:value="0" calcext:value-type="float">
            <text:p>0</text:p>
          </table:table-cell>
          <table:table-cell table:formula="of:=IF([.F34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2-12-31" calcext:value-type="date">
            <text:p>31 grudnia 2012</text:p>
          </table:table-cell>
          <table:table-cell table:formula="of:=IF(WEEKDAY([.A35])=7;[.E34]+15;[.E34])" office:value-type="float" office:value="55.6000000000001" calcext:value-type="float">
            <text:p>55,6000000000001</text:p>
          </table:table-cell>
          <table:table-cell table:formula="of:=IF(WEEKDAY([.A35])=3;[.F34]+4;[.F34])" office:value-type="float" office:value="19.2" calcext:value-type="float">
            <text:p>19,2</text:p>
          </table:table-cell>
          <table:table-cell table:formula="of:=IF([.B35]&gt;50;1;0)" office:value-type="float" office:value="1" calcext:value-type="float">
            <text:p>1</text:p>
          </table:table-cell>
          <table:table-cell table:formula="of:=IF([.D35]=1;[.B35]-[.$D$2];[.B35])" office:value-type="float" office:value="52.0000000000001" calcext:value-type="float">
            <text:p>52,0000000000001</text:p>
          </table:table-cell>
          <table:table-cell table:formula="of:=IF([.D35]=0;[.C35]-[.$F$2];[.C35])" office:value-type="float" office:value="19.2" calcext:value-type="float">
            <text:p>19,2</text:p>
          </table:table-cell>
          <table:table-cell table:formula="of:=IF([.B35]&gt;[.B34];1;0)" office:value-type="float" office:value="0" calcext:value-type="float">
            <text:p>0</text:p>
          </table:table-cell>
          <table:table-cell table:formula="of:=IF([.C35]&gt;[.C34];1;0)" office:value-type="float" office:value="0" calcext:value-type="float">
            <text:p>0</text:p>
          </table:table-cell>
          <table:table-cell table:formula="of:=IF([.B35]&lt;&gt;[.E35];1;0)" office:value-type="float" office:value="1" calcext:value-type="float">
            <text:p>1</text:p>
          </table:table-cell>
          <table:table-cell table:formula="of:=IF([.F35]&lt;&gt;[.C35];1;0)" office:value-type="float" office:value="0" calcext:value-type="float">
            <text:p>0</text:p>
          </table:table-cell>
          <table:table-cell table:formula="of:=IF([.F35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1-01" calcext:value-type="date">
            <text:p>1 stycznia 2013</text:p>
          </table:table-cell>
          <table:table-cell table:formula="of:=IF(WEEKDAY([.A36])=7;[.E35]+15;[.E35])" office:value-type="float" office:value="52.0000000000001" calcext:value-type="float">
            <text:p>52,0000000000001</text:p>
          </table:table-cell>
          <table:table-cell table:formula="of:=IF(WEEKDAY([.A36])=3;[.F35]+4;[.F35])" office:value-type="float" office:value="23.2" calcext:value-type="float">
            <text:p>23,2</text:p>
          </table:table-cell>
          <table:table-cell table:formula="of:=IF([.B36]&gt;50;1;0)" office:value-type="float" office:value="1" calcext:value-type="float">
            <text:p>1</text:p>
          </table:table-cell>
          <table:table-cell table:formula="of:=IF([.D36]=1;[.B36]-[.$D$2];[.B36])" office:value-type="float" office:value="48.4000000000001" calcext:value-type="float">
            <text:p>48,4000000000001</text:p>
          </table:table-cell>
          <table:table-cell table:formula="of:=IF([.D36]=0;[.C36]-[.$F$2];[.C36])" office:value-type="float" office:value="23.2" calcext:value-type="float">
            <text:p>23,2</text:p>
          </table:table-cell>
          <table:table-cell table:formula="of:=IF([.B36]&gt;[.B35];1;0)" office:value-type="float" office:value="0" calcext:value-type="float">
            <text:p>0</text:p>
          </table:table-cell>
          <table:table-cell table:formula="of:=IF([.C36]&gt;[.C35];1;0)" office:value-type="float" office:value="1" calcext:value-type="float">
            <text:p>1</text:p>
          </table:table-cell>
          <table:table-cell table:formula="of:=IF([.B36]&lt;&gt;[.E36];1;0)" office:value-type="float" office:value="1" calcext:value-type="float">
            <text:p>1</text:p>
          </table:table-cell>
          <table:table-cell table:formula="of:=IF([.F36]&lt;&gt;[.C36];1;0)" office:value-type="float" office:value="0" calcext:value-type="float">
            <text:p>0</text:p>
          </table:table-cell>
          <table:table-cell table:formula="of:=IF([.F36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1-02" calcext:value-type="date">
            <text:p>2 stycznia 2013</text:p>
          </table:table-cell>
          <table:table-cell table:formula="of:=IF(WEEKDAY([.A37])=7;[.E36]+15;[.E36])" office:value-type="float" office:value="48.4000000000001" calcext:value-type="float">
            <text:p>48,4000000000001</text:p>
          </table:table-cell>
          <table:table-cell table:formula="of:=IF(WEEKDAY([.A37])=3;[.F36]+4;[.F36])" office:value-type="float" office:value="23.2" calcext:value-type="float">
            <text:p>23,2</text:p>
          </table:table-cell>
          <table:table-cell table:formula="of:=IF([.B37]&gt;50;1;0)" office:value-type="float" office:value="0" calcext:value-type="float">
            <text:p>0</text:p>
          </table:table-cell>
          <table:table-cell table:formula="of:=IF([.D37]=1;[.B37]-[.$D$2];[.B37])" office:value-type="float" office:value="48.4000000000001" calcext:value-type="float">
            <text:p>48,4000000000001</text:p>
          </table:table-cell>
          <table:table-cell table:formula="of:=IF([.D37]=0;[.C37]-[.$F$2];[.C37])" office:value-type="float" office:value="21.4" calcext:value-type="float">
            <text:p>21,4</text:p>
          </table:table-cell>
          <table:table-cell table:formula="of:=IF([.B37]&gt;[.B36];1;0)" office:value-type="float" office:value="0" calcext:value-type="float">
            <text:p>0</text:p>
          </table:table-cell>
          <table:table-cell table:formula="of:=IF([.C37]&gt;[.C36];1;0)" office:value-type="float" office:value="0" calcext:value-type="float">
            <text:p>0</text:p>
          </table:table-cell>
          <table:table-cell table:formula="of:=IF([.B37]&lt;&gt;[.E37];1;0)" office:value-type="float" office:value="0" calcext:value-type="float">
            <text:p>0</text:p>
          </table:table-cell>
          <table:table-cell table:formula="of:=IF([.F37]&lt;&gt;[.C37];1;0)" office:value-type="float" office:value="1" calcext:value-type="float">
            <text:p>1</text:p>
          </table:table-cell>
          <table:table-cell table:formula="of:=IF([.F37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1-03" calcext:value-type="date">
            <text:p>3 stycznia 2013</text:p>
          </table:table-cell>
          <table:table-cell table:formula="of:=IF(WEEKDAY([.A38])=7;[.E37]+15;[.E37])" office:value-type="float" office:value="48.4000000000001" calcext:value-type="float">
            <text:p>48,4000000000001</text:p>
          </table:table-cell>
          <table:table-cell table:formula="of:=IF(WEEKDAY([.A38])=3;[.F37]+4;[.F37])" office:value-type="float" office:value="21.4" calcext:value-type="float">
            <text:p>21,4</text:p>
          </table:table-cell>
          <table:table-cell table:formula="of:=IF([.B38]&gt;50;1;0)" office:value-type="float" office:value="0" calcext:value-type="float">
            <text:p>0</text:p>
          </table:table-cell>
          <table:table-cell table:formula="of:=IF([.D38]=1;[.B38]-[.$D$2];[.B38])" office:value-type="float" office:value="48.4000000000001" calcext:value-type="float">
            <text:p>48,4000000000001</text:p>
          </table:table-cell>
          <table:table-cell table:formula="of:=IF([.D38]=0;[.C38]-[.$F$2];[.C38])" office:value-type="float" office:value="19.6" calcext:value-type="float">
            <text:p>19,6</text:p>
          </table:table-cell>
          <table:table-cell table:formula="of:=IF([.B38]&gt;[.B37];1;0)" office:value-type="float" office:value="0" calcext:value-type="float">
            <text:p>0</text:p>
          </table:table-cell>
          <table:table-cell table:formula="of:=IF([.C38]&gt;[.C37];1;0)" office:value-type="float" office:value="0" calcext:value-type="float">
            <text:p>0</text:p>
          </table:table-cell>
          <table:table-cell table:formula="of:=IF([.B38]&lt;&gt;[.E38];1;0)" office:value-type="float" office:value="0" calcext:value-type="float">
            <text:p>0</text:p>
          </table:table-cell>
          <table:table-cell table:formula="of:=IF([.F38]&lt;&gt;[.C38];1;0)" office:value-type="float" office:value="1" calcext:value-type="float">
            <text:p>1</text:p>
          </table:table-cell>
          <table:table-cell table:formula="of:=IF([.F38]&lt;=0;1;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)</text:p>
          </table:table-cell>
          <table:table-cell table:number-columns-repeated="3"/>
        </table:table-row>
        <table:table-row table:style-name="ro1">
          <table:table-cell office:value-type="date" office:date-value="2013-01-04" calcext:value-type="date">
            <text:p>4 stycznia 2013</text:p>
          </table:table-cell>
          <table:table-cell table:formula="of:=IF(WEEKDAY([.A39])=7;[.E38]+15;[.E38])" office:value-type="float" office:value="48.4000000000001" calcext:value-type="float">
            <text:p>48,4000000000001</text:p>
          </table:table-cell>
          <table:table-cell table:formula="of:=IF(WEEKDAY([.A39])=3;[.F38]+4;[.F38])" office:value-type="float" office:value="19.6" calcext:value-type="float">
            <text:p>19,6</text:p>
          </table:table-cell>
          <table:table-cell table:formula="of:=IF([.B39]&gt;50;1;0)" office:value-type="float" office:value="0" calcext:value-type="float">
            <text:p>0</text:p>
          </table:table-cell>
          <table:table-cell table:formula="of:=IF([.D39]=1;[.B39]-[.$D$2];[.B39])" office:value-type="float" office:value="48.4000000000001" calcext:value-type="float">
            <text:p>48,4000000000001</text:p>
          </table:table-cell>
          <table:table-cell table:formula="of:=IF([.D39]=0;[.C39]-[.$F$2];[.C39])" office:value-type="float" office:value="17.8" calcext:value-type="float">
            <text:p>17,8</text:p>
          </table:table-cell>
          <table:table-cell table:formula="of:=IF([.B39]&gt;[.B38];1;0)" office:value-type="float" office:value="0" calcext:value-type="float">
            <text:p>0</text:p>
          </table:table-cell>
          <table:table-cell table:formula="of:=IF([.C39]&gt;[.C38];1;0)" office:value-type="float" office:value="0" calcext:value-type="float">
            <text:p>0</text:p>
          </table:table-cell>
          <table:table-cell table:formula="of:=IF([.B39]&lt;&gt;[.E39];1;0)" office:value-type="float" office:value="0" calcext:value-type="float">
            <text:p>0</text:p>
          </table:table-cell>
          <table:table-cell table:formula="of:=IF([.F39]&lt;&gt;[.C39];1;0)" office:value-type="float" office:value="1" calcext:value-type="float">
            <text:p>1</text:p>
          </table:table-cell>
          <table:table-cell table:formula="of:=IF([.F39]&lt;=0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#bawie się cyfrą B1 aż do efektu w K</text:p>
          </table:table-cell>
          <table:table-cell table:number-columns-repeated="2"/>
        </table:table-row>
        <table:table-row table:style-name="ro1">
          <table:table-cell office:value-type="date" office:date-value="2013-01-05" calcext:value-type="date">
            <text:p>5 stycznia 2013</text:p>
          </table:table-cell>
          <table:table-cell table:formula="of:=IF(WEEKDAY([.A40])=7;[.E39]+15;[.E39])" office:value-type="float" office:value="63.4000000000001" calcext:value-type="float">
            <text:p>63,4000000000001</text:p>
          </table:table-cell>
          <table:table-cell table:formula="of:=IF(WEEKDAY([.A40])=3;[.F39]+4;[.F39])" office:value-type="float" office:value="17.8" calcext:value-type="float">
            <text:p>17,8</text:p>
          </table:table-cell>
          <table:table-cell table:formula="of:=IF([.B40]&gt;50;1;0)" office:value-type="float" office:value="1" calcext:value-type="float">
            <text:p>1</text:p>
          </table:table-cell>
          <table:table-cell table:formula="of:=IF([.D40]=1;[.B40]-[.$D$2];[.B40])" office:value-type="float" office:value="59.8000000000001" calcext:value-type="float">
            <text:p>59,8000000000001</text:p>
          </table:table-cell>
          <table:table-cell table:formula="of:=IF([.D40]=0;[.C40]-[.$F$2];[.C40])" office:value-type="float" office:value="17.8" calcext:value-type="float">
            <text:p>17,8</text:p>
          </table:table-cell>
          <table:table-cell table:formula="of:=IF([.B40]&gt;[.B39];1;0)" office:value-type="float" office:value="1" calcext:value-type="float">
            <text:p>1</text:p>
          </table:table-cell>
          <table:table-cell table:formula="of:=IF([.C40]&gt;[.C39];1;0)" office:value-type="float" office:value="0" calcext:value-type="float">
            <text:p>0</text:p>
          </table:table-cell>
          <table:table-cell table:formula="of:=IF([.B40]&lt;&gt;[.E40];1;0)" office:value-type="float" office:value="1" calcext:value-type="float">
            <text:p>1</text:p>
          </table:table-cell>
          <table:table-cell table:formula="of:=IF([.F40]&lt;&gt;[.C40];1;0)" office:value-type="float" office:value="0" calcext:value-type="float">
            <text:p>0</text:p>
          </table:table-cell>
          <table:table-cell table:formula="of:=IF([.F40]&lt;=0;1;0)" office:value-type="float" office:value="0" calcext:value-type="float">
            <text:p>0</text:p>
          </table:table-cell>
          <table:table-cell table:number-columns-repeated="3"/>
          <table:table-cell table:formula="of:=SUM([.K$1:.K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3-01-06" calcext:value-type="date">
            <text:p>6 stycznia 2013</text:p>
          </table:table-cell>
          <table:table-cell table:formula="of:=IF(WEEKDAY([.A41])=7;[.E40]+15;[.E40])" office:value-type="float" office:value="59.8000000000001" calcext:value-type="float">
            <text:p>59,8000000000001</text:p>
          </table:table-cell>
          <table:table-cell table:formula="of:=IF(WEEKDAY([.A41])=3;[.F40]+4;[.F40])" office:value-type="float" office:value="17.8" calcext:value-type="float">
            <text:p>17,8</text:p>
          </table:table-cell>
          <table:table-cell table:formula="of:=IF([.B41]&gt;50;1;0)" office:value-type="float" office:value="1" calcext:value-type="float">
            <text:p>1</text:p>
          </table:table-cell>
          <table:table-cell table:formula="of:=IF([.D41]=1;[.B41]-[.$D$2];[.B41])" office:value-type="float" office:value="56.2000000000001" calcext:value-type="float">
            <text:p>56,2000000000001</text:p>
          </table:table-cell>
          <table:table-cell table:formula="of:=IF([.D41]=0;[.C41]-[.$F$2];[.C41])" office:value-type="float" office:value="17.8" calcext:value-type="float">
            <text:p>17,8</text:p>
          </table:table-cell>
          <table:table-cell table:formula="of:=IF([.B41]&gt;[.B40];1;0)" office:value-type="float" office:value="0" calcext:value-type="float">
            <text:p>0</text:p>
          </table:table-cell>
          <table:table-cell table:formula="of:=IF([.C41]&gt;[.C40];1;0)" office:value-type="float" office:value="0" calcext:value-type="float">
            <text:p>0</text:p>
          </table:table-cell>
          <table:table-cell table:formula="of:=IF([.B41]&lt;&gt;[.E41];1;0)" office:value-type="float" office:value="1" calcext:value-type="float">
            <text:p>1</text:p>
          </table:table-cell>
          <table:table-cell table:formula="of:=IF([.F41]&lt;&gt;[.C41];1;0)" office:value-type="float" office:value="0" calcext:value-type="float">
            <text:p>0</text:p>
          </table:table-cell>
          <table:table-cell table:formula="of:=IF([.F41]&lt;=0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zyli 95</text:p>
          </table:table-cell>
          <table:table-cell table:number-columns-repeated="2"/>
        </table:table-row>
        <table:table-row table:style-name="ro1">
          <table:table-cell office:value-type="date" office:date-value="2013-01-07" calcext:value-type="date">
            <text:p>7 stycznia 2013</text:p>
          </table:table-cell>
          <table:table-cell table:formula="of:=IF(WEEKDAY([.A42])=7;[.E41]+15;[.E41])" office:value-type="float" office:value="56.2000000000001" calcext:value-type="float">
            <text:p>56,2000000000001</text:p>
          </table:table-cell>
          <table:table-cell table:formula="of:=IF(WEEKDAY([.A42])=3;[.F41]+4;[.F41])" office:value-type="float" office:value="17.8" calcext:value-type="float">
            <text:p>17,8</text:p>
          </table:table-cell>
          <table:table-cell table:formula="of:=IF([.B42]&gt;50;1;0)" office:value-type="float" office:value="1" calcext:value-type="float">
            <text:p>1</text:p>
          </table:table-cell>
          <table:table-cell table:formula="of:=IF([.D42]=1;[.B42]-[.$D$2];[.B42])" office:value-type="float" office:value="52.6000000000001" calcext:value-type="float">
            <text:p>52,6000000000001</text:p>
          </table:table-cell>
          <table:table-cell table:formula="of:=IF([.D42]=0;[.C42]-[.$F$2];[.C42])" office:value-type="float" office:value="17.8" calcext:value-type="float">
            <text:p>17,8</text:p>
          </table:table-cell>
          <table:table-cell table:formula="of:=IF([.B42]&gt;[.B41];1;0)" office:value-type="float" office:value="0" calcext:value-type="float">
            <text:p>0</text:p>
          </table:table-cell>
          <table:table-cell table:formula="of:=IF([.C42]&gt;[.C41];1;0)" office:value-type="float" office:value="0" calcext:value-type="float">
            <text:p>0</text:p>
          </table:table-cell>
          <table:table-cell table:formula="of:=IF([.B42]&lt;&gt;[.E42];1;0)" office:value-type="float" office:value="1" calcext:value-type="float">
            <text:p>1</text:p>
          </table:table-cell>
          <table:table-cell table:formula="of:=IF([.F42]&lt;&gt;[.C42];1;0)" office:value-type="float" office:value="0" calcext:value-type="float">
            <text:p>0</text:p>
          </table:table-cell>
          <table:table-cell table:formula="of:=IF([.F42]&lt;=0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 więc o 5 sztuk</text:p>
          </table:table-cell>
          <table:table-cell table:number-columns-repeated="2"/>
        </table:table-row>
        <table:table-row table:style-name="ro1">
          <table:table-cell office:value-type="date" office:date-value="2013-01-08" calcext:value-type="date">
            <text:p>8 stycznia 2013</text:p>
          </table:table-cell>
          <table:table-cell table:formula="of:=IF(WEEKDAY([.A43])=7;[.E42]+15;[.E42])" office:value-type="float" office:value="52.6000000000001" calcext:value-type="float">
            <text:p>52,6000000000001</text:p>
          </table:table-cell>
          <table:table-cell table:formula="of:=IF(WEEKDAY([.A43])=3;[.F42]+4;[.F42])" office:value-type="float" office:value="21.8" calcext:value-type="float">
            <text:p>21,8</text:p>
          </table:table-cell>
          <table:table-cell table:formula="of:=IF([.B43]&gt;50;1;0)" office:value-type="float" office:value="1" calcext:value-type="float">
            <text:p>1</text:p>
          </table:table-cell>
          <table:table-cell table:formula="of:=IF([.D43]=1;[.B43]-[.$D$2];[.B43])" office:value-type="float" office:value="49.0000000000001" calcext:value-type="float">
            <text:p>49,0000000000001</text:p>
          </table:table-cell>
          <table:table-cell table:formula="of:=IF([.D43]=0;[.C43]-[.$F$2];[.C43])" office:value-type="float" office:value="21.8" calcext:value-type="float">
            <text:p>21,8</text:p>
          </table:table-cell>
          <table:table-cell table:formula="of:=IF([.B43]&gt;[.B42];1;0)" office:value-type="float" office:value="0" calcext:value-type="float">
            <text:p>0</text:p>
          </table:table-cell>
          <table:table-cell table:formula="of:=IF([.C43]&gt;[.C42];1;0)" office:value-type="float" office:value="1" calcext:value-type="float">
            <text:p>1</text:p>
          </table:table-cell>
          <table:table-cell table:formula="of:=IF([.B43]&lt;&gt;[.E43];1;0)" office:value-type="float" office:value="1" calcext:value-type="float">
            <text:p>1</text:p>
          </table:table-cell>
          <table:table-cell table:formula="of:=IF([.F43]&lt;&gt;[.C43];1;0)" office:value-type="float" office:value="0" calcext:value-type="float">
            <text:p>0</text:p>
          </table:table-cell>
          <table:table-cell table:formula="of:=IF([.F43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1-09" calcext:value-type="date">
            <text:p>9 stycznia 2013</text:p>
          </table:table-cell>
          <table:table-cell table:formula="of:=IF(WEEKDAY([.A44])=7;[.E43]+15;[.E43])" office:value-type="float" office:value="49.0000000000001" calcext:value-type="float">
            <text:p>49,0000000000001</text:p>
          </table:table-cell>
          <table:table-cell table:formula="of:=IF(WEEKDAY([.A44])=3;[.F43]+4;[.F43])" office:value-type="float" office:value="21.8" calcext:value-type="float">
            <text:p>21,8</text:p>
          </table:table-cell>
          <table:table-cell table:formula="of:=IF([.B44]&gt;50;1;0)" office:value-type="float" office:value="0" calcext:value-type="float">
            <text:p>0</text:p>
          </table:table-cell>
          <table:table-cell table:formula="of:=IF([.D44]=1;[.B44]-[.$D$2];[.B44])" office:value-type="float" office:value="49.0000000000001" calcext:value-type="float">
            <text:p>49,0000000000001</text:p>
          </table:table-cell>
          <table:table-cell table:formula="of:=IF([.D44]=0;[.C44]-[.$F$2];[.C44])" office:value-type="float" office:value="20" calcext:value-type="float">
            <text:p>20</text:p>
          </table:table-cell>
          <table:table-cell table:formula="of:=IF([.B44]&gt;[.B43];1;0)" office:value-type="float" office:value="0" calcext:value-type="float">
            <text:p>0</text:p>
          </table:table-cell>
          <table:table-cell table:formula="of:=IF([.C44]&gt;[.C43];1;0)" office:value-type="float" office:value="0" calcext:value-type="float">
            <text:p>0</text:p>
          </table:table-cell>
          <table:table-cell table:formula="of:=IF([.B44]&lt;&gt;[.E44];1;0)" office:value-type="float" office:value="0" calcext:value-type="float">
            <text:p>0</text:p>
          </table:table-cell>
          <table:table-cell table:formula="of:=IF([.F44]&lt;&gt;[.C44];1;0)" office:value-type="float" office:value="1" calcext:value-type="float">
            <text:p>1</text:p>
          </table:table-cell>
          <table:table-cell table:formula="of:=IF([.F44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1-10" calcext:value-type="date">
            <text:p>10 stycznia 2013</text:p>
          </table:table-cell>
          <table:table-cell table:formula="of:=IF(WEEKDAY([.A45])=7;[.E44]+15;[.E44])" office:value-type="float" office:value="49.0000000000001" calcext:value-type="float">
            <text:p>49,0000000000001</text:p>
          </table:table-cell>
          <table:table-cell table:formula="of:=IF(WEEKDAY([.A45])=3;[.F44]+4;[.F44])" office:value-type="float" office:value="20" calcext:value-type="float">
            <text:p>20</text:p>
          </table:table-cell>
          <table:table-cell table:formula="of:=IF([.B45]&gt;50;1;0)" office:value-type="float" office:value="0" calcext:value-type="float">
            <text:p>0</text:p>
          </table:table-cell>
          <table:table-cell table:formula="of:=IF([.D45]=1;[.B45]-[.$D$2];[.B45])" office:value-type="float" office:value="49.0000000000001" calcext:value-type="float">
            <text:p>49,0000000000001</text:p>
          </table:table-cell>
          <table:table-cell table:formula="of:=IF([.D45]=0;[.C45]-[.$F$2];[.C45])" office:value-type="float" office:value="18.2" calcext:value-type="float">
            <text:p>18,2</text:p>
          </table:table-cell>
          <table:table-cell table:formula="of:=IF([.B45]&gt;[.B44];1;0)" office:value-type="float" office:value="0" calcext:value-type="float">
            <text:p>0</text:p>
          </table:table-cell>
          <table:table-cell table:formula="of:=IF([.C45]&gt;[.C44];1;0)" office:value-type="float" office:value="0" calcext:value-type="float">
            <text:p>0</text:p>
          </table:table-cell>
          <table:table-cell table:formula="of:=IF([.B45]&lt;&gt;[.E45];1;0)" office:value-type="float" office:value="0" calcext:value-type="float">
            <text:p>0</text:p>
          </table:table-cell>
          <table:table-cell table:formula="of:=IF([.F45]&lt;&gt;[.C45];1;0)" office:value-type="float" office:value="1" calcext:value-type="float">
            <text:p>1</text:p>
          </table:table-cell>
          <table:table-cell table:formula="of:=IF([.F45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1-11" calcext:value-type="date">
            <text:p>11 stycznia 2013</text:p>
          </table:table-cell>
          <table:table-cell table:formula="of:=IF(WEEKDAY([.A46])=7;[.E45]+15;[.E45])" office:value-type="float" office:value="49.0000000000001" calcext:value-type="float">
            <text:p>49,0000000000001</text:p>
          </table:table-cell>
          <table:table-cell table:formula="of:=IF(WEEKDAY([.A46])=3;[.F45]+4;[.F45])" office:value-type="float" office:value="18.2" calcext:value-type="float">
            <text:p>18,2</text:p>
          </table:table-cell>
          <table:table-cell table:formula="of:=IF([.B46]&gt;50;1;0)" office:value-type="float" office:value="0" calcext:value-type="float">
            <text:p>0</text:p>
          </table:table-cell>
          <table:table-cell table:formula="of:=IF([.D46]=1;[.B46]-[.$D$2];[.B46])" office:value-type="float" office:value="49.0000000000001" calcext:value-type="float">
            <text:p>49,0000000000001</text:p>
          </table:table-cell>
          <table:table-cell table:formula="of:=IF([.D46]=0;[.C46]-[.$F$2];[.C46])" office:value-type="float" office:value="16.4" calcext:value-type="float">
            <text:p>16,4</text:p>
          </table:table-cell>
          <table:table-cell table:formula="of:=IF([.B46]&gt;[.B45];1;0)" office:value-type="float" office:value="0" calcext:value-type="float">
            <text:p>0</text:p>
          </table:table-cell>
          <table:table-cell table:formula="of:=IF([.C46]&gt;[.C45];1;0)" office:value-type="float" office:value="0" calcext:value-type="float">
            <text:p>0</text:p>
          </table:table-cell>
          <table:table-cell table:formula="of:=IF([.B46]&lt;&gt;[.E46];1;0)" office:value-type="float" office:value="0" calcext:value-type="float">
            <text:p>0</text:p>
          </table:table-cell>
          <table:table-cell table:formula="of:=IF([.F46]&lt;&gt;[.C46];1;0)" office:value-type="float" office:value="1" calcext:value-type="float">
            <text:p>1</text:p>
          </table:table-cell>
          <table:table-cell table:formula="of:=IF([.F46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1-12" calcext:value-type="date">
            <text:p>12 stycznia 2013</text:p>
          </table:table-cell>
          <table:table-cell table:formula="of:=IF(WEEKDAY([.A47])=7;[.E46]+15;[.E46])" office:value-type="float" office:value="64.0000000000001" calcext:value-type="float">
            <text:p>64,0000000000001</text:p>
          </table:table-cell>
          <table:table-cell table:formula="of:=IF(WEEKDAY([.A47])=3;[.F46]+4;[.F46])" office:value-type="float" office:value="16.4" calcext:value-type="float">
            <text:p>16,4</text:p>
          </table:table-cell>
          <table:table-cell table:formula="of:=IF([.B47]&gt;50;1;0)" office:value-type="float" office:value="1" calcext:value-type="float">
            <text:p>1</text:p>
          </table:table-cell>
          <table:table-cell table:formula="of:=IF([.D47]=1;[.B47]-[.$D$2];[.B47])" office:value-type="float" office:value="60.4000000000001" calcext:value-type="float">
            <text:p>60,4000000000001</text:p>
          </table:table-cell>
          <table:table-cell table:formula="of:=IF([.D47]=0;[.C47]-[.$F$2];[.C47])" office:value-type="float" office:value="16.4" calcext:value-type="float">
            <text:p>16,4</text:p>
          </table:table-cell>
          <table:table-cell table:formula="of:=IF([.B47]&gt;[.B46];1;0)" office:value-type="float" office:value="1" calcext:value-type="float">
            <text:p>1</text:p>
          </table:table-cell>
          <table:table-cell table:formula="of:=IF([.C47]&gt;[.C46];1;0)" office:value-type="float" office:value="0" calcext:value-type="float">
            <text:p>0</text:p>
          </table:table-cell>
          <table:table-cell table:formula="of:=IF([.B47]&lt;&gt;[.E47];1;0)" office:value-type="float" office:value="1" calcext:value-type="float">
            <text:p>1</text:p>
          </table:table-cell>
          <table:table-cell table:formula="of:=IF([.F47]&lt;&gt;[.C47];1;0)" office:value-type="float" office:value="0" calcext:value-type="float">
            <text:p>0</text:p>
          </table:table-cell>
          <table:table-cell table:formula="of:=IF([.F47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1-13" calcext:value-type="date">
            <text:p>13 stycznia 2013</text:p>
          </table:table-cell>
          <table:table-cell table:formula="of:=IF(WEEKDAY([.A48])=7;[.E47]+15;[.E47])" office:value-type="float" office:value="60.4000000000001" calcext:value-type="float">
            <text:p>60,4000000000001</text:p>
          </table:table-cell>
          <table:table-cell table:formula="of:=IF(WEEKDAY([.A48])=3;[.F47]+4;[.F47])" office:value-type="float" office:value="16.4" calcext:value-type="float">
            <text:p>16,4</text:p>
          </table:table-cell>
          <table:table-cell table:formula="of:=IF([.B48]&gt;50;1;0)" office:value-type="float" office:value="1" calcext:value-type="float">
            <text:p>1</text:p>
          </table:table-cell>
          <table:table-cell table:formula="of:=IF([.D48]=1;[.B48]-[.$D$2];[.B48])" office:value-type="float" office:value="56.8000000000001" calcext:value-type="float">
            <text:p>56,8000000000001</text:p>
          </table:table-cell>
          <table:table-cell table:formula="of:=IF([.D48]=0;[.C48]-[.$F$2];[.C48])" office:value-type="float" office:value="16.4" calcext:value-type="float">
            <text:p>16,4</text:p>
          </table:table-cell>
          <table:table-cell table:formula="of:=IF([.B48]&gt;[.B47];1;0)" office:value-type="float" office:value="0" calcext:value-type="float">
            <text:p>0</text:p>
          </table:table-cell>
          <table:table-cell table:formula="of:=IF([.C48]&gt;[.C47];1;0)" office:value-type="float" office:value="0" calcext:value-type="float">
            <text:p>0</text:p>
          </table:table-cell>
          <table:table-cell table:formula="of:=IF([.B48]&lt;&gt;[.E48];1;0)" office:value-type="float" office:value="1" calcext:value-type="float">
            <text:p>1</text:p>
          </table:table-cell>
          <table:table-cell table:formula="of:=IF([.F48]&lt;&gt;[.C48];1;0)" office:value-type="float" office:value="0" calcext:value-type="float">
            <text:p>0</text:p>
          </table:table-cell>
          <table:table-cell table:formula="of:=IF([.F48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1-14" calcext:value-type="date">
            <text:p>14 stycznia 2013</text:p>
          </table:table-cell>
          <table:table-cell table:formula="of:=IF(WEEKDAY([.A49])=7;[.E48]+15;[.E48])" office:value-type="float" office:value="56.8000000000001" calcext:value-type="float">
            <text:p>56,8000000000001</text:p>
          </table:table-cell>
          <table:table-cell table:formula="of:=IF(WEEKDAY([.A49])=3;[.F48]+4;[.F48])" office:value-type="float" office:value="16.4" calcext:value-type="float">
            <text:p>16,4</text:p>
          </table:table-cell>
          <table:table-cell table:formula="of:=IF([.B49]&gt;50;1;0)" office:value-type="float" office:value="1" calcext:value-type="float">
            <text:p>1</text:p>
          </table:table-cell>
          <table:table-cell table:formula="of:=IF([.D49]=1;[.B49]-[.$D$2];[.B49])" office:value-type="float" office:value="53.2000000000001" calcext:value-type="float">
            <text:p>53,2000000000001</text:p>
          </table:table-cell>
          <table:table-cell table:formula="of:=IF([.D49]=0;[.C49]-[.$F$2];[.C49])" office:value-type="float" office:value="16.4" calcext:value-type="float">
            <text:p>16,4</text:p>
          </table:table-cell>
          <table:table-cell table:formula="of:=IF([.B49]&gt;[.B48];1;0)" office:value-type="float" office:value="0" calcext:value-type="float">
            <text:p>0</text:p>
          </table:table-cell>
          <table:table-cell table:formula="of:=IF([.C49]&gt;[.C48];1;0)" office:value-type="float" office:value="0" calcext:value-type="float">
            <text:p>0</text:p>
          </table:table-cell>
          <table:table-cell table:formula="of:=IF([.B49]&lt;&gt;[.E49];1;0)" office:value-type="float" office:value="1" calcext:value-type="float">
            <text:p>1</text:p>
          </table:table-cell>
          <table:table-cell table:formula="of:=IF([.F49]&lt;&gt;[.C49];1;0)" office:value-type="float" office:value="0" calcext:value-type="float">
            <text:p>0</text:p>
          </table:table-cell>
          <table:table-cell table:formula="of:=IF([.F49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1-15" calcext:value-type="date">
            <text:p>15 stycznia 2013</text:p>
          </table:table-cell>
          <table:table-cell table:formula="of:=IF(WEEKDAY([.A50])=7;[.E49]+15;[.E49])" office:value-type="float" office:value="53.2000000000001" calcext:value-type="float">
            <text:p>53,2000000000001</text:p>
          </table:table-cell>
          <table:table-cell table:formula="of:=IF(WEEKDAY([.A50])=3;[.F49]+4;[.F49])" office:value-type="float" office:value="20.4" calcext:value-type="float">
            <text:p>20,4</text:p>
          </table:table-cell>
          <table:table-cell table:formula="of:=IF([.B50]&gt;50;1;0)" office:value-type="float" office:value="1" calcext:value-type="float">
            <text:p>1</text:p>
          </table:table-cell>
          <table:table-cell table:formula="of:=IF([.D50]=1;[.B50]-[.$D$2];[.B50])" office:value-type="float" office:value="49.6000000000001" calcext:value-type="float">
            <text:p>49,6000000000001</text:p>
          </table:table-cell>
          <table:table-cell table:formula="of:=IF([.D50]=0;[.C50]-[.$F$2];[.C50])" office:value-type="float" office:value="20.4" calcext:value-type="float">
            <text:p>20,4</text:p>
          </table:table-cell>
          <table:table-cell table:formula="of:=IF([.B50]&gt;[.B49];1;0)" office:value-type="float" office:value="0" calcext:value-type="float">
            <text:p>0</text:p>
          </table:table-cell>
          <table:table-cell table:formula="of:=IF([.C50]&gt;[.C49];1;0)" office:value-type="float" office:value="1" calcext:value-type="float">
            <text:p>1</text:p>
          </table:table-cell>
          <table:table-cell table:formula="of:=IF([.B50]&lt;&gt;[.E50];1;0)" office:value-type="float" office:value="1" calcext:value-type="float">
            <text:p>1</text:p>
          </table:table-cell>
          <table:table-cell table:formula="of:=IF([.F50]&lt;&gt;[.C50];1;0)" office:value-type="float" office:value="0" calcext:value-type="float">
            <text:p>0</text:p>
          </table:table-cell>
          <table:table-cell table:formula="of:=IF([.F50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1-16" calcext:value-type="date">
            <text:p>16 stycznia 2013</text:p>
          </table:table-cell>
          <table:table-cell table:formula="of:=IF(WEEKDAY([.A51])=7;[.E50]+15;[.E50])" office:value-type="float" office:value="49.6000000000001" calcext:value-type="float">
            <text:p>49,6000000000001</text:p>
          </table:table-cell>
          <table:table-cell table:formula="of:=IF(WEEKDAY([.A51])=3;[.F50]+4;[.F50])" office:value-type="float" office:value="20.4" calcext:value-type="float">
            <text:p>20,4</text:p>
          </table:table-cell>
          <table:table-cell table:formula="of:=IF([.B51]&gt;50;1;0)" office:value-type="float" office:value="0" calcext:value-type="float">
            <text:p>0</text:p>
          </table:table-cell>
          <table:table-cell table:formula="of:=IF([.D51]=1;[.B51]-[.$D$2];[.B51])" office:value-type="float" office:value="49.6000000000001" calcext:value-type="float">
            <text:p>49,6000000000001</text:p>
          </table:table-cell>
          <table:table-cell table:formula="of:=IF([.D51]=0;[.C51]-[.$F$2];[.C51])" office:value-type="float" office:value="18.6" calcext:value-type="float">
            <text:p>18,6</text:p>
          </table:table-cell>
          <table:table-cell table:formula="of:=IF([.B51]&gt;[.B50];1;0)" office:value-type="float" office:value="0" calcext:value-type="float">
            <text:p>0</text:p>
          </table:table-cell>
          <table:table-cell table:formula="of:=IF([.C51]&gt;[.C50];1;0)" office:value-type="float" office:value="0" calcext:value-type="float">
            <text:p>0</text:p>
          </table:table-cell>
          <table:table-cell table:formula="of:=IF([.B51]&lt;&gt;[.E51];1;0)" office:value-type="float" office:value="0" calcext:value-type="float">
            <text:p>0</text:p>
          </table:table-cell>
          <table:table-cell table:formula="of:=IF([.F51]&lt;&gt;[.C51];1;0)" office:value-type="float" office:value="1" calcext:value-type="float">
            <text:p>1</text:p>
          </table:table-cell>
          <table:table-cell table:formula="of:=IF([.F51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1-17" calcext:value-type="date">
            <text:p>17 stycznia 2013</text:p>
          </table:table-cell>
          <table:table-cell table:formula="of:=IF(WEEKDAY([.A52])=7;[.E51]+15;[.E51])" office:value-type="float" office:value="49.6000000000001" calcext:value-type="float">
            <text:p>49,6000000000001</text:p>
          </table:table-cell>
          <table:table-cell table:formula="of:=IF(WEEKDAY([.A52])=3;[.F51]+4;[.F51])" office:value-type="float" office:value="18.6" calcext:value-type="float">
            <text:p>18,6</text:p>
          </table:table-cell>
          <table:table-cell table:formula="of:=IF([.B52]&gt;50;1;0)" office:value-type="float" office:value="0" calcext:value-type="float">
            <text:p>0</text:p>
          </table:table-cell>
          <table:table-cell table:formula="of:=IF([.D52]=1;[.B52]-[.$D$2];[.B52])" office:value-type="float" office:value="49.6000000000001" calcext:value-type="float">
            <text:p>49,6000000000001</text:p>
          </table:table-cell>
          <table:table-cell table:formula="of:=IF([.D52]=0;[.C52]-[.$F$2];[.C52])" office:value-type="float" office:value="16.8" calcext:value-type="float">
            <text:p>16,8</text:p>
          </table:table-cell>
          <table:table-cell table:formula="of:=IF([.B52]&gt;[.B51];1;0)" office:value-type="float" office:value="0" calcext:value-type="float">
            <text:p>0</text:p>
          </table:table-cell>
          <table:table-cell table:formula="of:=IF([.C52]&gt;[.C51];1;0)" office:value-type="float" office:value="0" calcext:value-type="float">
            <text:p>0</text:p>
          </table:table-cell>
          <table:table-cell table:formula="of:=IF([.B52]&lt;&gt;[.E52];1;0)" office:value-type="float" office:value="0" calcext:value-type="float">
            <text:p>0</text:p>
          </table:table-cell>
          <table:table-cell table:formula="of:=IF([.F52]&lt;&gt;[.C52];1;0)" office:value-type="float" office:value="1" calcext:value-type="float">
            <text:p>1</text:p>
          </table:table-cell>
          <table:table-cell table:formula="of:=IF([.F52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1-18" calcext:value-type="date">
            <text:p>18 stycznia 2013</text:p>
          </table:table-cell>
          <table:table-cell table:formula="of:=IF(WEEKDAY([.A53])=7;[.E52]+15;[.E52])" office:value-type="float" office:value="49.6000000000001" calcext:value-type="float">
            <text:p>49,6000000000001</text:p>
          </table:table-cell>
          <table:table-cell table:formula="of:=IF(WEEKDAY([.A53])=3;[.F52]+4;[.F52])" office:value-type="float" office:value="16.8" calcext:value-type="float">
            <text:p>16,8</text:p>
          </table:table-cell>
          <table:table-cell table:formula="of:=IF([.B53]&gt;50;1;0)" office:value-type="float" office:value="0" calcext:value-type="float">
            <text:p>0</text:p>
          </table:table-cell>
          <table:table-cell table:formula="of:=IF([.D53]=1;[.B53]-[.$D$2];[.B53])" office:value-type="float" office:value="49.6000000000001" calcext:value-type="float">
            <text:p>49,6000000000001</text:p>
          </table:table-cell>
          <table:table-cell table:formula="of:=IF([.D53]=0;[.C53]-[.$F$2];[.C53])" office:value-type="float" office:value="15" calcext:value-type="float">
            <text:p>15</text:p>
          </table:table-cell>
          <table:table-cell table:formula="of:=IF([.B53]&gt;[.B52];1;0)" office:value-type="float" office:value="0" calcext:value-type="float">
            <text:p>0</text:p>
          </table:table-cell>
          <table:table-cell table:formula="of:=IF([.C53]&gt;[.C52];1;0)" office:value-type="float" office:value="0" calcext:value-type="float">
            <text:p>0</text:p>
          </table:table-cell>
          <table:table-cell table:formula="of:=IF([.B53]&lt;&gt;[.E53];1;0)" office:value-type="float" office:value="0" calcext:value-type="float">
            <text:p>0</text:p>
          </table:table-cell>
          <table:table-cell table:formula="of:=IF([.F53]&lt;&gt;[.C53];1;0)" office:value-type="float" office:value="1" calcext:value-type="float">
            <text:p>1</text:p>
          </table:table-cell>
          <table:table-cell table:formula="of:=IF([.F53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1-19" calcext:value-type="date">
            <text:p>19 stycznia 2013</text:p>
          </table:table-cell>
          <table:table-cell table:formula="of:=IF(WEEKDAY([.A54])=7;[.E53]+15;[.E53])" office:value-type="float" office:value="64.6000000000001" calcext:value-type="float">
            <text:p>64,6000000000001</text:p>
          </table:table-cell>
          <table:table-cell table:formula="of:=IF(WEEKDAY([.A54])=3;[.F53]+4;[.F53])" office:value-type="float" office:value="15" calcext:value-type="float">
            <text:p>15</text:p>
          </table:table-cell>
          <table:table-cell table:formula="of:=IF([.B54]&gt;50;1;0)" office:value-type="float" office:value="1" calcext:value-type="float">
            <text:p>1</text:p>
          </table:table-cell>
          <table:table-cell table:formula="of:=IF([.D54]=1;[.B54]-[.$D$2];[.B54])" office:value-type="float" office:value="61.0000000000001" calcext:value-type="float">
            <text:p>61,0000000000001</text:p>
          </table:table-cell>
          <table:table-cell table:formula="of:=IF([.D54]=0;[.C54]-[.$F$2];[.C54])" office:value-type="float" office:value="15" calcext:value-type="float">
            <text:p>15</text:p>
          </table:table-cell>
          <table:table-cell table:formula="of:=IF([.B54]&gt;[.B53];1;0)" office:value-type="float" office:value="1" calcext:value-type="float">
            <text:p>1</text:p>
          </table:table-cell>
          <table:table-cell table:formula="of:=IF([.C54]&gt;[.C53];1;0)" office:value-type="float" office:value="0" calcext:value-type="float">
            <text:p>0</text:p>
          </table:table-cell>
          <table:table-cell table:formula="of:=IF([.B54]&lt;&gt;[.E54];1;0)" office:value-type="float" office:value="1" calcext:value-type="float">
            <text:p>1</text:p>
          </table:table-cell>
          <table:table-cell table:formula="of:=IF([.F54]&lt;&gt;[.C54];1;0)" office:value-type="float" office:value="0" calcext:value-type="float">
            <text:p>0</text:p>
          </table:table-cell>
          <table:table-cell table:formula="of:=IF([.F54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1-20" calcext:value-type="date">
            <text:p>20 stycznia 2013</text:p>
          </table:table-cell>
          <table:table-cell table:formula="of:=IF(WEEKDAY([.A55])=7;[.E54]+15;[.E54])" office:value-type="float" office:value="61.0000000000001" calcext:value-type="float">
            <text:p>61,0000000000001</text:p>
          </table:table-cell>
          <table:table-cell table:formula="of:=IF(WEEKDAY([.A55])=3;[.F54]+4;[.F54])" office:value-type="float" office:value="15" calcext:value-type="float">
            <text:p>15</text:p>
          </table:table-cell>
          <table:table-cell table:formula="of:=IF([.B55]&gt;50;1;0)" office:value-type="float" office:value="1" calcext:value-type="float">
            <text:p>1</text:p>
          </table:table-cell>
          <table:table-cell table:formula="of:=IF([.D55]=1;[.B55]-[.$D$2];[.B55])" office:value-type="float" office:value="57.4000000000001" calcext:value-type="float">
            <text:p>57,4000000000001</text:p>
          </table:table-cell>
          <table:table-cell table:formula="of:=IF([.D55]=0;[.C55]-[.$F$2];[.C55])" office:value-type="float" office:value="15" calcext:value-type="float">
            <text:p>15</text:p>
          </table:table-cell>
          <table:table-cell table:formula="of:=IF([.B55]&gt;[.B54];1;0)" office:value-type="float" office:value="0" calcext:value-type="float">
            <text:p>0</text:p>
          </table:table-cell>
          <table:table-cell table:formula="of:=IF([.C55]&gt;[.C54];1;0)" office:value-type="float" office:value="0" calcext:value-type="float">
            <text:p>0</text:p>
          </table:table-cell>
          <table:table-cell table:formula="of:=IF([.B55]&lt;&gt;[.E55];1;0)" office:value-type="float" office:value="1" calcext:value-type="float">
            <text:p>1</text:p>
          </table:table-cell>
          <table:table-cell table:formula="of:=IF([.F55]&lt;&gt;[.C55];1;0)" office:value-type="float" office:value="0" calcext:value-type="float">
            <text:p>0</text:p>
          </table:table-cell>
          <table:table-cell table:formula="of:=IF([.F55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1-21" calcext:value-type="date">
            <text:p>21 stycznia 2013</text:p>
          </table:table-cell>
          <table:table-cell table:formula="of:=IF(WEEKDAY([.A56])=7;[.E55]+15;[.E55])" office:value-type="float" office:value="57.4000000000001" calcext:value-type="float">
            <text:p>57,4000000000001</text:p>
          </table:table-cell>
          <table:table-cell table:formula="of:=IF(WEEKDAY([.A56])=3;[.F55]+4;[.F55])" office:value-type="float" office:value="15" calcext:value-type="float">
            <text:p>15</text:p>
          </table:table-cell>
          <table:table-cell table:formula="of:=IF([.B56]&gt;50;1;0)" office:value-type="float" office:value="1" calcext:value-type="float">
            <text:p>1</text:p>
          </table:table-cell>
          <table:table-cell table:formula="of:=IF([.D56]=1;[.B56]-[.$D$2];[.B56])" office:value-type="float" office:value="53.8000000000001" calcext:value-type="float">
            <text:p>53,8000000000001</text:p>
          </table:table-cell>
          <table:table-cell table:formula="of:=IF([.D56]=0;[.C56]-[.$F$2];[.C56])" office:value-type="float" office:value="15" calcext:value-type="float">
            <text:p>15</text:p>
          </table:table-cell>
          <table:table-cell table:formula="of:=IF([.B56]&gt;[.B55];1;0)" office:value-type="float" office:value="0" calcext:value-type="float">
            <text:p>0</text:p>
          </table:table-cell>
          <table:table-cell table:formula="of:=IF([.C56]&gt;[.C55];1;0)" office:value-type="float" office:value="0" calcext:value-type="float">
            <text:p>0</text:p>
          </table:table-cell>
          <table:table-cell table:formula="of:=IF([.B56]&lt;&gt;[.E56];1;0)" office:value-type="float" office:value="1" calcext:value-type="float">
            <text:p>1</text:p>
          </table:table-cell>
          <table:table-cell table:formula="of:=IF([.F56]&lt;&gt;[.C56];1;0)" office:value-type="float" office:value="0" calcext:value-type="float">
            <text:p>0</text:p>
          </table:table-cell>
          <table:table-cell table:formula="of:=IF([.F56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1-22" calcext:value-type="date">
            <text:p>22 stycznia 2013</text:p>
          </table:table-cell>
          <table:table-cell table:formula="of:=IF(WEEKDAY([.A57])=7;[.E56]+15;[.E56])" office:value-type="float" office:value="53.8000000000001" calcext:value-type="float">
            <text:p>53,8000000000001</text:p>
          </table:table-cell>
          <table:table-cell table:formula="of:=IF(WEEKDAY([.A57])=3;[.F56]+4;[.F56])" office:value-type="float" office:value="19" calcext:value-type="float">
            <text:p>19</text:p>
          </table:table-cell>
          <table:table-cell table:formula="of:=IF([.B57]&gt;50;1;0)" office:value-type="float" office:value="1" calcext:value-type="float">
            <text:p>1</text:p>
          </table:table-cell>
          <table:table-cell table:formula="of:=IF([.D57]=1;[.B57]-[.$D$2];[.B57])" office:value-type="float" office:value="50.2000000000001" calcext:value-type="float">
            <text:p>50,2000000000001</text:p>
          </table:table-cell>
          <table:table-cell table:formula="of:=IF([.D57]=0;[.C57]-[.$F$2];[.C57])" office:value-type="float" office:value="19" calcext:value-type="float">
            <text:p>19</text:p>
          </table:table-cell>
          <table:table-cell table:formula="of:=IF([.B57]&gt;[.B56];1;0)" office:value-type="float" office:value="0" calcext:value-type="float">
            <text:p>0</text:p>
          </table:table-cell>
          <table:table-cell table:formula="of:=IF([.C57]&gt;[.C56];1;0)" office:value-type="float" office:value="1" calcext:value-type="float">
            <text:p>1</text:p>
          </table:table-cell>
          <table:table-cell table:formula="of:=IF([.B57]&lt;&gt;[.E57];1;0)" office:value-type="float" office:value="1" calcext:value-type="float">
            <text:p>1</text:p>
          </table:table-cell>
          <table:table-cell table:formula="of:=IF([.F57]&lt;&gt;[.C57];1;0)" office:value-type="float" office:value="0" calcext:value-type="float">
            <text:p>0</text:p>
          </table:table-cell>
          <table:table-cell table:formula="of:=IF([.F57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1-23" calcext:value-type="date">
            <text:p>23 stycznia 2013</text:p>
          </table:table-cell>
          <table:table-cell table:formula="of:=IF(WEEKDAY([.A58])=7;[.E57]+15;[.E57])" office:value-type="float" office:value="50.2000000000001" calcext:value-type="float">
            <text:p>50,2000000000001</text:p>
          </table:table-cell>
          <table:table-cell table:formula="of:=IF(WEEKDAY([.A58])=3;[.F57]+4;[.F57])" office:value-type="float" office:value="19" calcext:value-type="float">
            <text:p>19</text:p>
          </table:table-cell>
          <table:table-cell table:formula="of:=IF([.B58]&gt;50;1;0)" office:value-type="float" office:value="1" calcext:value-type="float">
            <text:p>1</text:p>
          </table:table-cell>
          <table:table-cell table:formula="of:=IF([.D58]=1;[.B58]-[.$D$2];[.B58])" office:value-type="float" office:value="46.6000000000001" calcext:value-type="float">
            <text:p>46,6000000000001</text:p>
          </table:table-cell>
          <table:table-cell table:formula="of:=IF([.D58]=0;[.C58]-[.$F$2];[.C58])" office:value-type="float" office:value="19" calcext:value-type="float">
            <text:p>19</text:p>
          </table:table-cell>
          <table:table-cell table:formula="of:=IF([.B58]&gt;[.B57];1;0)" office:value-type="float" office:value="0" calcext:value-type="float">
            <text:p>0</text:p>
          </table:table-cell>
          <table:table-cell table:formula="of:=IF([.C58]&gt;[.C57];1;0)" office:value-type="float" office:value="0" calcext:value-type="float">
            <text:p>0</text:p>
          </table:table-cell>
          <table:table-cell table:formula="of:=IF([.B58]&lt;&gt;[.E58];1;0)" office:value-type="float" office:value="1" calcext:value-type="float">
            <text:p>1</text:p>
          </table:table-cell>
          <table:table-cell table:formula="of:=IF([.F58]&lt;&gt;[.C58];1;0)" office:value-type="float" office:value="0" calcext:value-type="float">
            <text:p>0</text:p>
          </table:table-cell>
          <table:table-cell table:formula="of:=IF([.F58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1-24" calcext:value-type="date">
            <text:p>24 stycznia 2013</text:p>
          </table:table-cell>
          <table:table-cell table:formula="of:=IF(WEEKDAY([.A59])=7;[.E58]+15;[.E58])" office:value-type="float" office:value="46.6000000000001" calcext:value-type="float">
            <text:p>46,6000000000001</text:p>
          </table:table-cell>
          <table:table-cell table:formula="of:=IF(WEEKDAY([.A59])=3;[.F58]+4;[.F58])" office:value-type="float" office:value="19" calcext:value-type="float">
            <text:p>19</text:p>
          </table:table-cell>
          <table:table-cell table:formula="of:=IF([.B59]&gt;50;1;0)" office:value-type="float" office:value="0" calcext:value-type="float">
            <text:p>0</text:p>
          </table:table-cell>
          <table:table-cell table:formula="of:=IF([.D59]=1;[.B59]-[.$D$2];[.B59])" office:value-type="float" office:value="46.6000000000001" calcext:value-type="float">
            <text:p>46,6000000000001</text:p>
          </table:table-cell>
          <table:table-cell table:formula="of:=IF([.D59]=0;[.C59]-[.$F$2];[.C59])" office:value-type="float" office:value="17.2" calcext:value-type="float">
            <text:p>17,2</text:p>
          </table:table-cell>
          <table:table-cell table:formula="of:=IF([.B59]&gt;[.B58];1;0)" office:value-type="float" office:value="0" calcext:value-type="float">
            <text:p>0</text:p>
          </table:table-cell>
          <table:table-cell table:formula="of:=IF([.C59]&gt;[.C58];1;0)" office:value-type="float" office:value="0" calcext:value-type="float">
            <text:p>0</text:p>
          </table:table-cell>
          <table:table-cell table:formula="of:=IF([.B59]&lt;&gt;[.E59];1;0)" office:value-type="float" office:value="0" calcext:value-type="float">
            <text:p>0</text:p>
          </table:table-cell>
          <table:table-cell table:formula="of:=IF([.F59]&lt;&gt;[.C59];1;0)" office:value-type="float" office:value="1" calcext:value-type="float">
            <text:p>1</text:p>
          </table:table-cell>
          <table:table-cell table:formula="of:=IF([.F59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1-25" calcext:value-type="date">
            <text:p>25 stycznia 2013</text:p>
          </table:table-cell>
          <table:table-cell table:formula="of:=IF(WEEKDAY([.A60])=7;[.E59]+15;[.E59])" office:value-type="float" office:value="46.6000000000001" calcext:value-type="float">
            <text:p>46,6000000000001</text:p>
          </table:table-cell>
          <table:table-cell table:formula="of:=IF(WEEKDAY([.A60])=3;[.F59]+4;[.F59])" office:value-type="float" office:value="17.2" calcext:value-type="float">
            <text:p>17,2</text:p>
          </table:table-cell>
          <table:table-cell table:formula="of:=IF([.B60]&gt;50;1;0)" office:value-type="float" office:value="0" calcext:value-type="float">
            <text:p>0</text:p>
          </table:table-cell>
          <table:table-cell table:formula="of:=IF([.D60]=1;[.B60]-[.$D$2];[.B60])" office:value-type="float" office:value="46.6000000000001" calcext:value-type="float">
            <text:p>46,6000000000001</text:p>
          </table:table-cell>
          <table:table-cell table:formula="of:=IF([.D60]=0;[.C60]-[.$F$2];[.C60])" office:value-type="float" office:value="15.4" calcext:value-type="float">
            <text:p>15,4</text:p>
          </table:table-cell>
          <table:table-cell table:formula="of:=IF([.B60]&gt;[.B59];1;0)" office:value-type="float" office:value="0" calcext:value-type="float">
            <text:p>0</text:p>
          </table:table-cell>
          <table:table-cell table:formula="of:=IF([.C60]&gt;[.C59];1;0)" office:value-type="float" office:value="0" calcext:value-type="float">
            <text:p>0</text:p>
          </table:table-cell>
          <table:table-cell table:formula="of:=IF([.B60]&lt;&gt;[.E60];1;0)" office:value-type="float" office:value="0" calcext:value-type="float">
            <text:p>0</text:p>
          </table:table-cell>
          <table:table-cell table:formula="of:=IF([.F60]&lt;&gt;[.C60];1;0)" office:value-type="float" office:value="1" calcext:value-type="float">
            <text:p>1</text:p>
          </table:table-cell>
          <table:table-cell table:formula="of:=IF([.F60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1-26" calcext:value-type="date">
            <text:p>26 stycznia 2013</text:p>
          </table:table-cell>
          <table:table-cell table:formula="of:=IF(WEEKDAY([.A61])=7;[.E60]+15;[.E60])" office:value-type="float" office:value="61.6000000000001" calcext:value-type="float">
            <text:p>61,6000000000001</text:p>
          </table:table-cell>
          <table:table-cell table:formula="of:=IF(WEEKDAY([.A61])=3;[.F60]+4;[.F60])" office:value-type="float" office:value="15.4" calcext:value-type="float">
            <text:p>15,4</text:p>
          </table:table-cell>
          <table:table-cell table:formula="of:=IF([.B61]&gt;50;1;0)" office:value-type="float" office:value="1" calcext:value-type="float">
            <text:p>1</text:p>
          </table:table-cell>
          <table:table-cell table:formula="of:=IF([.D61]=1;[.B61]-[.$D$2];[.B61])" office:value-type="float" office:value="58.0000000000001" calcext:value-type="float">
            <text:p>58,0000000000001</text:p>
          </table:table-cell>
          <table:table-cell table:formula="of:=IF([.D61]=0;[.C61]-[.$F$2];[.C61])" office:value-type="float" office:value="15.4" calcext:value-type="float">
            <text:p>15,4</text:p>
          </table:table-cell>
          <table:table-cell table:formula="of:=IF([.B61]&gt;[.B60];1;0)" office:value-type="float" office:value="1" calcext:value-type="float">
            <text:p>1</text:p>
          </table:table-cell>
          <table:table-cell table:formula="of:=IF([.C61]&gt;[.C60];1;0)" office:value-type="float" office:value="0" calcext:value-type="float">
            <text:p>0</text:p>
          </table:table-cell>
          <table:table-cell table:formula="of:=IF([.B61]&lt;&gt;[.E61];1;0)" office:value-type="float" office:value="1" calcext:value-type="float">
            <text:p>1</text:p>
          </table:table-cell>
          <table:table-cell table:formula="of:=IF([.F61]&lt;&gt;[.C61];1;0)" office:value-type="float" office:value="0" calcext:value-type="float">
            <text:p>0</text:p>
          </table:table-cell>
          <table:table-cell table:formula="of:=IF([.F61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1-27" calcext:value-type="date">
            <text:p>27 stycznia 2013</text:p>
          </table:table-cell>
          <table:table-cell table:formula="of:=IF(WEEKDAY([.A62])=7;[.E61]+15;[.E61])" office:value-type="float" office:value="58.0000000000001" calcext:value-type="float">
            <text:p>58,0000000000001</text:p>
          </table:table-cell>
          <table:table-cell table:formula="of:=IF(WEEKDAY([.A62])=3;[.F61]+4;[.F61])" office:value-type="float" office:value="15.4" calcext:value-type="float">
            <text:p>15,4</text:p>
          </table:table-cell>
          <table:table-cell table:formula="of:=IF([.B62]&gt;50;1;0)" office:value-type="float" office:value="1" calcext:value-type="float">
            <text:p>1</text:p>
          </table:table-cell>
          <table:table-cell table:formula="of:=IF([.D62]=1;[.B62]-[.$D$2];[.B62])" office:value-type="float" office:value="54.4000000000001" calcext:value-type="float">
            <text:p>54,4000000000001</text:p>
          </table:table-cell>
          <table:table-cell table:formula="of:=IF([.D62]=0;[.C62]-[.$F$2];[.C62])" office:value-type="float" office:value="15.4" calcext:value-type="float">
            <text:p>15,4</text:p>
          </table:table-cell>
          <table:table-cell table:formula="of:=IF([.B62]&gt;[.B61];1;0)" office:value-type="float" office:value="0" calcext:value-type="float">
            <text:p>0</text:p>
          </table:table-cell>
          <table:table-cell table:formula="of:=IF([.C62]&gt;[.C61];1;0)" office:value-type="float" office:value="0" calcext:value-type="float">
            <text:p>0</text:p>
          </table:table-cell>
          <table:table-cell table:formula="of:=IF([.B62]&lt;&gt;[.E62];1;0)" office:value-type="float" office:value="1" calcext:value-type="float">
            <text:p>1</text:p>
          </table:table-cell>
          <table:table-cell table:formula="of:=IF([.F62]&lt;&gt;[.C62];1;0)" office:value-type="float" office:value="0" calcext:value-type="float">
            <text:p>0</text:p>
          </table:table-cell>
          <table:table-cell table:formula="of:=IF([.F62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1-28" calcext:value-type="date">
            <text:p>28 stycznia 2013</text:p>
          </table:table-cell>
          <table:table-cell table:formula="of:=IF(WEEKDAY([.A63])=7;[.E62]+15;[.E62])" office:value-type="float" office:value="54.4000000000001" calcext:value-type="float">
            <text:p>54,4000000000001</text:p>
          </table:table-cell>
          <table:table-cell table:formula="of:=IF(WEEKDAY([.A63])=3;[.F62]+4;[.F62])" office:value-type="float" office:value="15.4" calcext:value-type="float">
            <text:p>15,4</text:p>
          </table:table-cell>
          <table:table-cell table:formula="of:=IF([.B63]&gt;50;1;0)" office:value-type="float" office:value="1" calcext:value-type="float">
            <text:p>1</text:p>
          </table:table-cell>
          <table:table-cell table:formula="of:=IF([.D63]=1;[.B63]-[.$D$2];[.B63])" office:value-type="float" office:value="50.8000000000001" calcext:value-type="float">
            <text:p>50,8000000000001</text:p>
          </table:table-cell>
          <table:table-cell table:formula="of:=IF([.D63]=0;[.C63]-[.$F$2];[.C63])" office:value-type="float" office:value="15.4" calcext:value-type="float">
            <text:p>15,4</text:p>
          </table:table-cell>
          <table:table-cell table:formula="of:=IF([.B63]&gt;[.B62];1;0)" office:value-type="float" office:value="0" calcext:value-type="float">
            <text:p>0</text:p>
          </table:table-cell>
          <table:table-cell table:formula="of:=IF([.C63]&gt;[.C62];1;0)" office:value-type="float" office:value="0" calcext:value-type="float">
            <text:p>0</text:p>
          </table:table-cell>
          <table:table-cell table:formula="of:=IF([.B63]&lt;&gt;[.E63];1;0)" office:value-type="float" office:value="1" calcext:value-type="float">
            <text:p>1</text:p>
          </table:table-cell>
          <table:table-cell table:formula="of:=IF([.F63]&lt;&gt;[.C63];1;0)" office:value-type="float" office:value="0" calcext:value-type="float">
            <text:p>0</text:p>
          </table:table-cell>
          <table:table-cell table:formula="of:=IF([.F63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1-29" calcext:value-type="date">
            <text:p>29 stycznia 2013</text:p>
          </table:table-cell>
          <table:table-cell table:formula="of:=IF(WEEKDAY([.A64])=7;[.E63]+15;[.E63])" office:value-type="float" office:value="50.8000000000001" calcext:value-type="float">
            <text:p>50,8000000000001</text:p>
          </table:table-cell>
          <table:table-cell table:formula="of:=IF(WEEKDAY([.A64])=3;[.F63]+4;[.F63])" office:value-type="float" office:value="19.4" calcext:value-type="float">
            <text:p>19,4</text:p>
          </table:table-cell>
          <table:table-cell table:formula="of:=IF([.B64]&gt;50;1;0)" office:value-type="float" office:value="1" calcext:value-type="float">
            <text:p>1</text:p>
          </table:table-cell>
          <table:table-cell table:formula="of:=IF([.D64]=1;[.B64]-[.$D$2];[.B64])" office:value-type="float" office:value="47.2000000000001" calcext:value-type="float">
            <text:p>47,2000000000001</text:p>
          </table:table-cell>
          <table:table-cell table:formula="of:=IF([.D64]=0;[.C64]-[.$F$2];[.C64])" office:value-type="float" office:value="19.4" calcext:value-type="float">
            <text:p>19,4</text:p>
          </table:table-cell>
          <table:table-cell table:formula="of:=IF([.B64]&gt;[.B63];1;0)" office:value-type="float" office:value="0" calcext:value-type="float">
            <text:p>0</text:p>
          </table:table-cell>
          <table:table-cell table:formula="of:=IF([.C64]&gt;[.C63];1;0)" office:value-type="float" office:value="1" calcext:value-type="float">
            <text:p>1</text:p>
          </table:table-cell>
          <table:table-cell table:formula="of:=IF([.B64]&lt;&gt;[.E64];1;0)" office:value-type="float" office:value="1" calcext:value-type="float">
            <text:p>1</text:p>
          </table:table-cell>
          <table:table-cell table:formula="of:=IF([.F64]&lt;&gt;[.C64];1;0)" office:value-type="float" office:value="0" calcext:value-type="float">
            <text:p>0</text:p>
          </table:table-cell>
          <table:table-cell table:formula="of:=IF([.F64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1-30" calcext:value-type="date">
            <text:p>30 stycznia 2013</text:p>
          </table:table-cell>
          <table:table-cell table:formula="of:=IF(WEEKDAY([.A65])=7;[.E64]+15;[.E64])" office:value-type="float" office:value="47.2000000000001" calcext:value-type="float">
            <text:p>47,2000000000001</text:p>
          </table:table-cell>
          <table:table-cell table:formula="of:=IF(WEEKDAY([.A65])=3;[.F64]+4;[.F64])" office:value-type="float" office:value="19.4" calcext:value-type="float">
            <text:p>19,4</text:p>
          </table:table-cell>
          <table:table-cell table:formula="of:=IF([.B65]&gt;50;1;0)" office:value-type="float" office:value="0" calcext:value-type="float">
            <text:p>0</text:p>
          </table:table-cell>
          <table:table-cell table:formula="of:=IF([.D65]=1;[.B65]-[.$D$2];[.B65])" office:value-type="float" office:value="47.2000000000001" calcext:value-type="float">
            <text:p>47,2000000000001</text:p>
          </table:table-cell>
          <table:table-cell table:formula="of:=IF([.D65]=0;[.C65]-[.$F$2];[.C65])" office:value-type="float" office:value="17.6" calcext:value-type="float">
            <text:p>17,6</text:p>
          </table:table-cell>
          <table:table-cell table:formula="of:=IF([.B65]&gt;[.B64];1;0)" office:value-type="float" office:value="0" calcext:value-type="float">
            <text:p>0</text:p>
          </table:table-cell>
          <table:table-cell table:formula="of:=IF([.C65]&gt;[.C64];1;0)" office:value-type="float" office:value="0" calcext:value-type="float">
            <text:p>0</text:p>
          </table:table-cell>
          <table:table-cell table:formula="of:=IF([.B65]&lt;&gt;[.E65];1;0)" office:value-type="float" office:value="0" calcext:value-type="float">
            <text:p>0</text:p>
          </table:table-cell>
          <table:table-cell table:formula="of:=IF([.F65]&lt;&gt;[.C65];1;0)" office:value-type="float" office:value="1" calcext:value-type="float">
            <text:p>1</text:p>
          </table:table-cell>
          <table:table-cell table:formula="of:=IF([.F65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1-31" calcext:value-type="date">
            <text:p>31 stycznia 2013</text:p>
          </table:table-cell>
          <table:table-cell table:formula="of:=IF(WEEKDAY([.A66])=7;[.E65]+15;[.E65])" office:value-type="float" office:value="47.2000000000001" calcext:value-type="float">
            <text:p>47,2000000000001</text:p>
          </table:table-cell>
          <table:table-cell table:formula="of:=IF(WEEKDAY([.A66])=3;[.F65]+4;[.F65])" office:value-type="float" office:value="17.6" calcext:value-type="float">
            <text:p>17,6</text:p>
          </table:table-cell>
          <table:table-cell table:formula="of:=IF([.B66]&gt;50;1;0)" office:value-type="float" office:value="0" calcext:value-type="float">
            <text:p>0</text:p>
          </table:table-cell>
          <table:table-cell table:formula="of:=IF([.D66]=1;[.B66]-[.$D$2];[.B66])" office:value-type="float" office:value="47.2000000000001" calcext:value-type="float">
            <text:p>47,2000000000001</text:p>
          </table:table-cell>
          <table:table-cell table:formula="of:=IF([.D66]=0;[.C66]-[.$F$2];[.C66])" office:value-type="float" office:value="15.8" calcext:value-type="float">
            <text:p>15,8</text:p>
          </table:table-cell>
          <table:table-cell table:formula="of:=IF([.B66]&gt;[.B65];1;0)" office:value-type="float" office:value="0" calcext:value-type="float">
            <text:p>0</text:p>
          </table:table-cell>
          <table:table-cell table:formula="of:=IF([.C66]&gt;[.C65];1;0)" office:value-type="float" office:value="0" calcext:value-type="float">
            <text:p>0</text:p>
          </table:table-cell>
          <table:table-cell table:formula="of:=IF([.B66]&lt;&gt;[.E66];1;0)" office:value-type="float" office:value="0" calcext:value-type="float">
            <text:p>0</text:p>
          </table:table-cell>
          <table:table-cell table:formula="of:=IF([.F66]&lt;&gt;[.C66];1;0)" office:value-type="float" office:value="1" calcext:value-type="float">
            <text:p>1</text:p>
          </table:table-cell>
          <table:table-cell table:formula="of:=IF([.F66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2-01" calcext:value-type="date">
            <text:p>1 lutego 2013</text:p>
          </table:table-cell>
          <table:table-cell table:formula="of:=IF(WEEKDAY([.A67])=7;[.E66]+15;[.E66])" office:value-type="float" office:value="47.2000000000001" calcext:value-type="float">
            <text:p>47,2000000000001</text:p>
          </table:table-cell>
          <table:table-cell table:formula="of:=IF(WEEKDAY([.A67])=3;[.F66]+4;[.F66])" office:value-type="float" office:value="15.8" calcext:value-type="float">
            <text:p>15,8</text:p>
          </table:table-cell>
          <table:table-cell table:formula="of:=IF([.B67]&gt;50;1;0)" office:value-type="float" office:value="0" calcext:value-type="float">
            <text:p>0</text:p>
          </table:table-cell>
          <table:table-cell table:formula="of:=IF([.D67]=1;[.B67]-[.$D$2];[.B67])" office:value-type="float" office:value="47.2000000000001" calcext:value-type="float">
            <text:p>47,2000000000001</text:p>
          </table:table-cell>
          <table:table-cell table:formula="of:=IF([.D67]=0;[.C67]-[.$F$2];[.C67])" office:value-type="float" office:value="14" calcext:value-type="float">
            <text:p>14</text:p>
          </table:table-cell>
          <table:table-cell table:formula="of:=IF([.B67]&gt;[.B66];1;0)" office:value-type="float" office:value="0" calcext:value-type="float">
            <text:p>0</text:p>
          </table:table-cell>
          <table:table-cell table:formula="of:=IF([.C67]&gt;[.C66];1;0)" office:value-type="float" office:value="0" calcext:value-type="float">
            <text:p>0</text:p>
          </table:table-cell>
          <table:table-cell table:formula="of:=IF([.B67]&lt;&gt;[.E67];1;0)" office:value-type="float" office:value="0" calcext:value-type="float">
            <text:p>0</text:p>
          </table:table-cell>
          <table:table-cell table:formula="of:=IF([.F67]&lt;&gt;[.C67];1;0)" office:value-type="float" office:value="1" calcext:value-type="float">
            <text:p>1</text:p>
          </table:table-cell>
          <table:table-cell table:formula="of:=IF([.F67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2-02" calcext:value-type="date">
            <text:p>2 lutego 2013</text:p>
          </table:table-cell>
          <table:table-cell table:formula="of:=IF(WEEKDAY([.A68])=7;[.E67]+15;[.E67])" office:value-type="float" office:value="62.2000000000001" calcext:value-type="float">
            <text:p>62,2000000000001</text:p>
          </table:table-cell>
          <table:table-cell table:formula="of:=IF(WEEKDAY([.A68])=3;[.F67]+4;[.F67])" office:value-type="float" office:value="14" calcext:value-type="float">
            <text:p>14</text:p>
          </table:table-cell>
          <table:table-cell table:formula="of:=IF([.B68]&gt;50;1;0)" office:value-type="float" office:value="1" calcext:value-type="float">
            <text:p>1</text:p>
          </table:table-cell>
          <table:table-cell table:formula="of:=IF([.D68]=1;[.B68]-[.$D$2];[.B68])" office:value-type="float" office:value="58.6000000000001" calcext:value-type="float">
            <text:p>58,6000000000001</text:p>
          </table:table-cell>
          <table:table-cell table:formula="of:=IF([.D68]=0;[.C68]-[.$F$2];[.C68])" office:value-type="float" office:value="14" calcext:value-type="float">
            <text:p>14</text:p>
          </table:table-cell>
          <table:table-cell table:formula="of:=IF([.B68]&gt;[.B67];1;0)" office:value-type="float" office:value="1" calcext:value-type="float">
            <text:p>1</text:p>
          </table:table-cell>
          <table:table-cell table:formula="of:=IF([.C68]&gt;[.C67];1;0)" office:value-type="float" office:value="0" calcext:value-type="float">
            <text:p>0</text:p>
          </table:table-cell>
          <table:table-cell table:formula="of:=IF([.B68]&lt;&gt;[.E68];1;0)" office:value-type="float" office:value="1" calcext:value-type="float">
            <text:p>1</text:p>
          </table:table-cell>
          <table:table-cell table:formula="of:=IF([.F68]&lt;&gt;[.C68];1;0)" office:value-type="float" office:value="0" calcext:value-type="float">
            <text:p>0</text:p>
          </table:table-cell>
          <table:table-cell table:formula="of:=IF([.F68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2-03" calcext:value-type="date">
            <text:p>3 lutego 2013</text:p>
          </table:table-cell>
          <table:table-cell table:formula="of:=IF(WEEKDAY([.A69])=7;[.E68]+15;[.E68])" office:value-type="float" office:value="58.6000000000001" calcext:value-type="float">
            <text:p>58,6000000000001</text:p>
          </table:table-cell>
          <table:table-cell table:formula="of:=IF(WEEKDAY([.A69])=3;[.F68]+4;[.F68])" office:value-type="float" office:value="14" calcext:value-type="float">
            <text:p>14</text:p>
          </table:table-cell>
          <table:table-cell table:formula="of:=IF([.B69]&gt;50;1;0)" office:value-type="float" office:value="1" calcext:value-type="float">
            <text:p>1</text:p>
          </table:table-cell>
          <table:table-cell table:formula="of:=IF([.D69]=1;[.B69]-[.$D$2];[.B69])" office:value-type="float" office:value="55.0000000000001" calcext:value-type="float">
            <text:p>55,0000000000001</text:p>
          </table:table-cell>
          <table:table-cell table:formula="of:=IF([.D69]=0;[.C69]-[.$F$2];[.C69])" office:value-type="float" office:value="14" calcext:value-type="float">
            <text:p>14</text:p>
          </table:table-cell>
          <table:table-cell table:formula="of:=IF([.B69]&gt;[.B68];1;0)" office:value-type="float" office:value="0" calcext:value-type="float">
            <text:p>0</text:p>
          </table:table-cell>
          <table:table-cell table:formula="of:=IF([.C69]&gt;[.C68];1;0)" office:value-type="float" office:value="0" calcext:value-type="float">
            <text:p>0</text:p>
          </table:table-cell>
          <table:table-cell table:formula="of:=IF([.B69]&lt;&gt;[.E69];1;0)" office:value-type="float" office:value="1" calcext:value-type="float">
            <text:p>1</text:p>
          </table:table-cell>
          <table:table-cell table:formula="of:=IF([.F69]&lt;&gt;[.C69];1;0)" office:value-type="float" office:value="0" calcext:value-type="float">
            <text:p>0</text:p>
          </table:table-cell>
          <table:table-cell table:formula="of:=IF([.F69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2-04" calcext:value-type="date">
            <text:p>4 lutego 2013</text:p>
          </table:table-cell>
          <table:table-cell table:formula="of:=IF(WEEKDAY([.A70])=7;[.E69]+15;[.E69])" office:value-type="float" office:value="55.0000000000001" calcext:value-type="float">
            <text:p>55,0000000000001</text:p>
          </table:table-cell>
          <table:table-cell table:formula="of:=IF(WEEKDAY([.A70])=3;[.F69]+4;[.F69])" office:value-type="float" office:value="14" calcext:value-type="float">
            <text:p>14</text:p>
          </table:table-cell>
          <table:table-cell table:formula="of:=IF([.B70]&gt;50;1;0)" office:value-type="float" office:value="1" calcext:value-type="float">
            <text:p>1</text:p>
          </table:table-cell>
          <table:table-cell table:formula="of:=IF([.D70]=1;[.B70]-[.$D$2];[.B70])" office:value-type="float" office:value="51.4000000000001" calcext:value-type="float">
            <text:p>51,4000000000001</text:p>
          </table:table-cell>
          <table:table-cell table:formula="of:=IF([.D70]=0;[.C70]-[.$F$2];[.C70])" office:value-type="float" office:value="14" calcext:value-type="float">
            <text:p>14</text:p>
          </table:table-cell>
          <table:table-cell table:formula="of:=IF([.B70]&gt;[.B69];1;0)" office:value-type="float" office:value="0" calcext:value-type="float">
            <text:p>0</text:p>
          </table:table-cell>
          <table:table-cell table:formula="of:=IF([.C70]&gt;[.C69];1;0)" office:value-type="float" office:value="0" calcext:value-type="float">
            <text:p>0</text:p>
          </table:table-cell>
          <table:table-cell table:formula="of:=IF([.B70]&lt;&gt;[.E70];1;0)" office:value-type="float" office:value="1" calcext:value-type="float">
            <text:p>1</text:p>
          </table:table-cell>
          <table:table-cell table:formula="of:=IF([.F70]&lt;&gt;[.C70];1;0)" office:value-type="float" office:value="0" calcext:value-type="float">
            <text:p>0</text:p>
          </table:table-cell>
          <table:table-cell table:formula="of:=IF([.F70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2-05" calcext:value-type="date">
            <text:p>5 lutego 2013</text:p>
          </table:table-cell>
          <table:table-cell table:formula="of:=IF(WEEKDAY([.A71])=7;[.E70]+15;[.E70])" office:value-type="float" office:value="51.4000000000001" calcext:value-type="float">
            <text:p>51,4000000000001</text:p>
          </table:table-cell>
          <table:table-cell table:formula="of:=IF(WEEKDAY([.A71])=3;[.F70]+4;[.F70])" office:value-type="float" office:value="18" calcext:value-type="float">
            <text:p>18</text:p>
          </table:table-cell>
          <table:table-cell table:formula="of:=IF([.B71]&gt;50;1;0)" office:value-type="float" office:value="1" calcext:value-type="float">
            <text:p>1</text:p>
          </table:table-cell>
          <table:table-cell table:formula="of:=IF([.D71]=1;[.B71]-[.$D$2];[.B71])" office:value-type="float" office:value="47.8000000000001" calcext:value-type="float">
            <text:p>47,8000000000001</text:p>
          </table:table-cell>
          <table:table-cell table:formula="of:=IF([.D71]=0;[.C71]-[.$F$2];[.C71])" office:value-type="float" office:value="18" calcext:value-type="float">
            <text:p>18</text:p>
          </table:table-cell>
          <table:table-cell table:formula="of:=IF([.B71]&gt;[.B70];1;0)" office:value-type="float" office:value="0" calcext:value-type="float">
            <text:p>0</text:p>
          </table:table-cell>
          <table:table-cell table:formula="of:=IF([.C71]&gt;[.C70];1;0)" office:value-type="float" office:value="1" calcext:value-type="float">
            <text:p>1</text:p>
          </table:table-cell>
          <table:table-cell table:formula="of:=IF([.B71]&lt;&gt;[.E71];1;0)" office:value-type="float" office:value="1" calcext:value-type="float">
            <text:p>1</text:p>
          </table:table-cell>
          <table:table-cell table:formula="of:=IF([.F71]&lt;&gt;[.C71];1;0)" office:value-type="float" office:value="0" calcext:value-type="float">
            <text:p>0</text:p>
          </table:table-cell>
          <table:table-cell table:formula="of:=IF([.F71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2-06" calcext:value-type="date">
            <text:p>6 lutego 2013</text:p>
          </table:table-cell>
          <table:table-cell table:formula="of:=IF(WEEKDAY([.A72])=7;[.E71]+15;[.E71])" office:value-type="float" office:value="47.8000000000001" calcext:value-type="float">
            <text:p>47,8000000000001</text:p>
          </table:table-cell>
          <table:table-cell table:formula="of:=IF(WEEKDAY([.A72])=3;[.F71]+4;[.F71])" office:value-type="float" office:value="18" calcext:value-type="float">
            <text:p>18</text:p>
          </table:table-cell>
          <table:table-cell table:formula="of:=IF([.B72]&gt;50;1;0)" office:value-type="float" office:value="0" calcext:value-type="float">
            <text:p>0</text:p>
          </table:table-cell>
          <table:table-cell table:formula="of:=IF([.D72]=1;[.B72]-[.$D$2];[.B72])" office:value-type="float" office:value="47.8000000000001" calcext:value-type="float">
            <text:p>47,8000000000001</text:p>
          </table:table-cell>
          <table:table-cell table:formula="of:=IF([.D72]=0;[.C72]-[.$F$2];[.C72])" office:value-type="float" office:value="16.2" calcext:value-type="float">
            <text:p>16,2</text:p>
          </table:table-cell>
          <table:table-cell table:formula="of:=IF([.B72]&gt;[.B71];1;0)" office:value-type="float" office:value="0" calcext:value-type="float">
            <text:p>0</text:p>
          </table:table-cell>
          <table:table-cell table:formula="of:=IF([.C72]&gt;[.C71];1;0)" office:value-type="float" office:value="0" calcext:value-type="float">
            <text:p>0</text:p>
          </table:table-cell>
          <table:table-cell table:formula="of:=IF([.B72]&lt;&gt;[.E72];1;0)" office:value-type="float" office:value="0" calcext:value-type="float">
            <text:p>0</text:p>
          </table:table-cell>
          <table:table-cell table:formula="of:=IF([.F72]&lt;&gt;[.C72];1;0)" office:value-type="float" office:value="1" calcext:value-type="float">
            <text:p>1</text:p>
          </table:table-cell>
          <table:table-cell table:formula="of:=IF([.F72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2-07" calcext:value-type="date">
            <text:p>7 lutego 2013</text:p>
          </table:table-cell>
          <table:table-cell table:formula="of:=IF(WEEKDAY([.A73])=7;[.E72]+15;[.E72])" office:value-type="float" office:value="47.8000000000001" calcext:value-type="float">
            <text:p>47,8000000000001</text:p>
          </table:table-cell>
          <table:table-cell table:formula="of:=IF(WEEKDAY([.A73])=3;[.F72]+4;[.F72])" office:value-type="float" office:value="16.2" calcext:value-type="float">
            <text:p>16,2</text:p>
          </table:table-cell>
          <table:table-cell table:formula="of:=IF([.B73]&gt;50;1;0)" office:value-type="float" office:value="0" calcext:value-type="float">
            <text:p>0</text:p>
          </table:table-cell>
          <table:table-cell table:formula="of:=IF([.D73]=1;[.B73]-[.$D$2];[.B73])" office:value-type="float" office:value="47.8000000000001" calcext:value-type="float">
            <text:p>47,8000000000001</text:p>
          </table:table-cell>
          <table:table-cell table:formula="of:=IF([.D73]=0;[.C73]-[.$F$2];[.C73])" office:value-type="float" office:value="14.4" calcext:value-type="float">
            <text:p>14,4</text:p>
          </table:table-cell>
          <table:table-cell table:formula="of:=IF([.B73]&gt;[.B72];1;0)" office:value-type="float" office:value="0" calcext:value-type="float">
            <text:p>0</text:p>
          </table:table-cell>
          <table:table-cell table:formula="of:=IF([.C73]&gt;[.C72];1;0)" office:value-type="float" office:value="0" calcext:value-type="float">
            <text:p>0</text:p>
          </table:table-cell>
          <table:table-cell table:formula="of:=IF([.B73]&lt;&gt;[.E73];1;0)" office:value-type="float" office:value="0" calcext:value-type="float">
            <text:p>0</text:p>
          </table:table-cell>
          <table:table-cell table:formula="of:=IF([.F73]&lt;&gt;[.C73];1;0)" office:value-type="float" office:value="1" calcext:value-type="float">
            <text:p>1</text:p>
          </table:table-cell>
          <table:table-cell table:formula="of:=IF([.F73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2-08" calcext:value-type="date">
            <text:p>8 lutego 2013</text:p>
          </table:table-cell>
          <table:table-cell table:formula="of:=IF(WEEKDAY([.A74])=7;[.E73]+15;[.E73])" office:value-type="float" office:value="47.8000000000001" calcext:value-type="float">
            <text:p>47,8000000000001</text:p>
          </table:table-cell>
          <table:table-cell table:formula="of:=IF(WEEKDAY([.A74])=3;[.F73]+4;[.F73])" office:value-type="float" office:value="14.4" calcext:value-type="float">
            <text:p>14,4</text:p>
          </table:table-cell>
          <table:table-cell table:formula="of:=IF([.B74]&gt;50;1;0)" office:value-type="float" office:value="0" calcext:value-type="float">
            <text:p>0</text:p>
          </table:table-cell>
          <table:table-cell table:formula="of:=IF([.D74]=1;[.B74]-[.$D$2];[.B74])" office:value-type="float" office:value="47.8000000000001" calcext:value-type="float">
            <text:p>47,8000000000001</text:p>
          </table:table-cell>
          <table:table-cell table:formula="of:=IF([.D74]=0;[.C74]-[.$F$2];[.C74])" office:value-type="float" office:value="12.6" calcext:value-type="float">
            <text:p>12,6</text:p>
          </table:table-cell>
          <table:table-cell table:formula="of:=IF([.B74]&gt;[.B73];1;0)" office:value-type="float" office:value="0" calcext:value-type="float">
            <text:p>0</text:p>
          </table:table-cell>
          <table:table-cell table:formula="of:=IF([.C74]&gt;[.C73];1;0)" office:value-type="float" office:value="0" calcext:value-type="float">
            <text:p>0</text:p>
          </table:table-cell>
          <table:table-cell table:formula="of:=IF([.B74]&lt;&gt;[.E74];1;0)" office:value-type="float" office:value="0" calcext:value-type="float">
            <text:p>0</text:p>
          </table:table-cell>
          <table:table-cell table:formula="of:=IF([.F74]&lt;&gt;[.C74];1;0)" office:value-type="float" office:value="1" calcext:value-type="float">
            <text:p>1</text:p>
          </table:table-cell>
          <table:table-cell table:formula="of:=IF([.F74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2-09" calcext:value-type="date">
            <text:p>9 lutego 2013</text:p>
          </table:table-cell>
          <table:table-cell table:formula="of:=IF(WEEKDAY([.A75])=7;[.E74]+15;[.E74])" office:value-type="float" office:value="62.8000000000001" calcext:value-type="float">
            <text:p>62,8000000000001</text:p>
          </table:table-cell>
          <table:table-cell table:formula="of:=IF(WEEKDAY([.A75])=3;[.F74]+4;[.F74])" office:value-type="float" office:value="12.6" calcext:value-type="float">
            <text:p>12,6</text:p>
          </table:table-cell>
          <table:table-cell table:formula="of:=IF([.B75]&gt;50;1;0)" office:value-type="float" office:value="1" calcext:value-type="float">
            <text:p>1</text:p>
          </table:table-cell>
          <table:table-cell table:formula="of:=IF([.D75]=1;[.B75]-[.$D$2];[.B75])" office:value-type="float" office:value="59.2000000000001" calcext:value-type="float">
            <text:p>59,2000000000001</text:p>
          </table:table-cell>
          <table:table-cell table:formula="of:=IF([.D75]=0;[.C75]-[.$F$2];[.C75])" office:value-type="float" office:value="12.6" calcext:value-type="float">
            <text:p>12,6</text:p>
          </table:table-cell>
          <table:table-cell table:formula="of:=IF([.B75]&gt;[.B74];1;0)" office:value-type="float" office:value="1" calcext:value-type="float">
            <text:p>1</text:p>
          </table:table-cell>
          <table:table-cell table:formula="of:=IF([.C75]&gt;[.C74];1;0)" office:value-type="float" office:value="0" calcext:value-type="float">
            <text:p>0</text:p>
          </table:table-cell>
          <table:table-cell table:formula="of:=IF([.B75]&lt;&gt;[.E75];1;0)" office:value-type="float" office:value="1" calcext:value-type="float">
            <text:p>1</text:p>
          </table:table-cell>
          <table:table-cell table:formula="of:=IF([.F75]&lt;&gt;[.C75];1;0)" office:value-type="float" office:value="0" calcext:value-type="float">
            <text:p>0</text:p>
          </table:table-cell>
          <table:table-cell table:formula="of:=IF([.F75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2-10" calcext:value-type="date">
            <text:p>10 lutego 2013</text:p>
          </table:table-cell>
          <table:table-cell table:formula="of:=IF(WEEKDAY([.A76])=7;[.E75]+15;[.E75])" office:value-type="float" office:value="59.2000000000001" calcext:value-type="float">
            <text:p>59,2000000000001</text:p>
          </table:table-cell>
          <table:table-cell table:formula="of:=IF(WEEKDAY([.A76])=3;[.F75]+4;[.F75])" office:value-type="float" office:value="12.6" calcext:value-type="float">
            <text:p>12,6</text:p>
          </table:table-cell>
          <table:table-cell table:formula="of:=IF([.B76]&gt;50;1;0)" office:value-type="float" office:value="1" calcext:value-type="float">
            <text:p>1</text:p>
          </table:table-cell>
          <table:table-cell table:formula="of:=IF([.D76]=1;[.B76]-[.$D$2];[.B76])" office:value-type="float" office:value="55.6000000000001" calcext:value-type="float">
            <text:p>55,6000000000001</text:p>
          </table:table-cell>
          <table:table-cell table:formula="of:=IF([.D76]=0;[.C76]-[.$F$2];[.C76])" office:value-type="float" office:value="12.6" calcext:value-type="float">
            <text:p>12,6</text:p>
          </table:table-cell>
          <table:table-cell table:formula="of:=IF([.B76]&gt;[.B75];1;0)" office:value-type="float" office:value="0" calcext:value-type="float">
            <text:p>0</text:p>
          </table:table-cell>
          <table:table-cell table:formula="of:=IF([.C76]&gt;[.C75];1;0)" office:value-type="float" office:value="0" calcext:value-type="float">
            <text:p>0</text:p>
          </table:table-cell>
          <table:table-cell table:formula="of:=IF([.B76]&lt;&gt;[.E76];1;0)" office:value-type="float" office:value="1" calcext:value-type="float">
            <text:p>1</text:p>
          </table:table-cell>
          <table:table-cell table:formula="of:=IF([.F76]&lt;&gt;[.C76];1;0)" office:value-type="float" office:value="0" calcext:value-type="float">
            <text:p>0</text:p>
          </table:table-cell>
          <table:table-cell table:formula="of:=IF([.F76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2-11" calcext:value-type="date">
            <text:p>11 lutego 2013</text:p>
          </table:table-cell>
          <table:table-cell table:formula="of:=IF(WEEKDAY([.A77])=7;[.E76]+15;[.E76])" office:value-type="float" office:value="55.6000000000001" calcext:value-type="float">
            <text:p>55,6000000000001</text:p>
          </table:table-cell>
          <table:table-cell table:formula="of:=IF(WEEKDAY([.A77])=3;[.F76]+4;[.F76])" office:value-type="float" office:value="12.6" calcext:value-type="float">
            <text:p>12,6</text:p>
          </table:table-cell>
          <table:table-cell table:formula="of:=IF([.B77]&gt;50;1;0)" office:value-type="float" office:value="1" calcext:value-type="float">
            <text:p>1</text:p>
          </table:table-cell>
          <table:table-cell table:formula="of:=IF([.D77]=1;[.B77]-[.$D$2];[.B77])" office:value-type="float" office:value="52.0000000000001" calcext:value-type="float">
            <text:p>52,0000000000001</text:p>
          </table:table-cell>
          <table:table-cell table:formula="of:=IF([.D77]=0;[.C77]-[.$F$2];[.C77])" office:value-type="float" office:value="12.6" calcext:value-type="float">
            <text:p>12,6</text:p>
          </table:table-cell>
          <table:table-cell table:formula="of:=IF([.B77]&gt;[.B76];1;0)" office:value-type="float" office:value="0" calcext:value-type="float">
            <text:p>0</text:p>
          </table:table-cell>
          <table:table-cell table:formula="of:=IF([.C77]&gt;[.C76];1;0)" office:value-type="float" office:value="0" calcext:value-type="float">
            <text:p>0</text:p>
          </table:table-cell>
          <table:table-cell table:formula="of:=IF([.B77]&lt;&gt;[.E77];1;0)" office:value-type="float" office:value="1" calcext:value-type="float">
            <text:p>1</text:p>
          </table:table-cell>
          <table:table-cell table:formula="of:=IF([.F77]&lt;&gt;[.C77];1;0)" office:value-type="float" office:value="0" calcext:value-type="float">
            <text:p>0</text:p>
          </table:table-cell>
          <table:table-cell table:formula="of:=IF([.F77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2-12" calcext:value-type="date">
            <text:p>12 lutego 2013</text:p>
          </table:table-cell>
          <table:table-cell table:formula="of:=IF(WEEKDAY([.A78])=7;[.E77]+15;[.E77])" office:value-type="float" office:value="52.0000000000001" calcext:value-type="float">
            <text:p>52,0000000000001</text:p>
          </table:table-cell>
          <table:table-cell table:formula="of:=IF(WEEKDAY([.A78])=3;[.F77]+4;[.F77])" office:value-type="float" office:value="16.6" calcext:value-type="float">
            <text:p>16,6</text:p>
          </table:table-cell>
          <table:table-cell table:formula="of:=IF([.B78]&gt;50;1;0)" office:value-type="float" office:value="1" calcext:value-type="float">
            <text:p>1</text:p>
          </table:table-cell>
          <table:table-cell table:formula="of:=IF([.D78]=1;[.B78]-[.$D$2];[.B78])" office:value-type="float" office:value="48.4000000000001" calcext:value-type="float">
            <text:p>48,4000000000001</text:p>
          </table:table-cell>
          <table:table-cell table:formula="of:=IF([.D78]=0;[.C78]-[.$F$2];[.C78])" office:value-type="float" office:value="16.6" calcext:value-type="float">
            <text:p>16,6</text:p>
          </table:table-cell>
          <table:table-cell table:formula="of:=IF([.B78]&gt;[.B77];1;0)" office:value-type="float" office:value="0" calcext:value-type="float">
            <text:p>0</text:p>
          </table:table-cell>
          <table:table-cell table:formula="of:=IF([.C78]&gt;[.C77];1;0)" office:value-type="float" office:value="1" calcext:value-type="float">
            <text:p>1</text:p>
          </table:table-cell>
          <table:table-cell table:formula="of:=IF([.B78]&lt;&gt;[.E78];1;0)" office:value-type="float" office:value="1" calcext:value-type="float">
            <text:p>1</text:p>
          </table:table-cell>
          <table:table-cell table:formula="of:=IF([.F78]&lt;&gt;[.C78];1;0)" office:value-type="float" office:value="0" calcext:value-type="float">
            <text:p>0</text:p>
          </table:table-cell>
          <table:table-cell table:formula="of:=IF([.F78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2-13" calcext:value-type="date">
            <text:p>13 lutego 2013</text:p>
          </table:table-cell>
          <table:table-cell table:formula="of:=IF(WEEKDAY([.A79])=7;[.E78]+15;[.E78])" office:value-type="float" office:value="48.4000000000001" calcext:value-type="float">
            <text:p>48,4000000000001</text:p>
          </table:table-cell>
          <table:table-cell table:formula="of:=IF(WEEKDAY([.A79])=3;[.F78]+4;[.F78])" office:value-type="float" office:value="16.6" calcext:value-type="float">
            <text:p>16,6</text:p>
          </table:table-cell>
          <table:table-cell table:formula="of:=IF([.B79]&gt;50;1;0)" office:value-type="float" office:value="0" calcext:value-type="float">
            <text:p>0</text:p>
          </table:table-cell>
          <table:table-cell table:formula="of:=IF([.D79]=1;[.B79]-[.$D$2];[.B79])" office:value-type="float" office:value="48.4000000000001" calcext:value-type="float">
            <text:p>48,4000000000001</text:p>
          </table:table-cell>
          <table:table-cell table:formula="of:=IF([.D79]=0;[.C79]-[.$F$2];[.C79])" office:value-type="float" office:value="14.8" calcext:value-type="float">
            <text:p>14,8</text:p>
          </table:table-cell>
          <table:table-cell table:formula="of:=IF([.B79]&gt;[.B78];1;0)" office:value-type="float" office:value="0" calcext:value-type="float">
            <text:p>0</text:p>
          </table:table-cell>
          <table:table-cell table:formula="of:=IF([.C79]&gt;[.C78];1;0)" office:value-type="float" office:value="0" calcext:value-type="float">
            <text:p>0</text:p>
          </table:table-cell>
          <table:table-cell table:formula="of:=IF([.B79]&lt;&gt;[.E79];1;0)" office:value-type="float" office:value="0" calcext:value-type="float">
            <text:p>0</text:p>
          </table:table-cell>
          <table:table-cell table:formula="of:=IF([.F79]&lt;&gt;[.C79];1;0)" office:value-type="float" office:value="1" calcext:value-type="float">
            <text:p>1</text:p>
          </table:table-cell>
          <table:table-cell table:formula="of:=IF([.F79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2-14" calcext:value-type="date">
            <text:p>14 lutego 2013</text:p>
          </table:table-cell>
          <table:table-cell table:formula="of:=IF(WEEKDAY([.A80])=7;[.E79]+15;[.E79])" office:value-type="float" office:value="48.4000000000001" calcext:value-type="float">
            <text:p>48,4000000000001</text:p>
          </table:table-cell>
          <table:table-cell table:formula="of:=IF(WEEKDAY([.A80])=3;[.F79]+4;[.F79])" office:value-type="float" office:value="14.8" calcext:value-type="float">
            <text:p>14,8</text:p>
          </table:table-cell>
          <table:table-cell table:formula="of:=IF([.B80]&gt;50;1;0)" office:value-type="float" office:value="0" calcext:value-type="float">
            <text:p>0</text:p>
          </table:table-cell>
          <table:table-cell table:formula="of:=IF([.D80]=1;[.B80]-[.$D$2];[.B80])" office:value-type="float" office:value="48.4000000000001" calcext:value-type="float">
            <text:p>48,4000000000001</text:p>
          </table:table-cell>
          <table:table-cell table:formula="of:=IF([.D80]=0;[.C80]-[.$F$2];[.C80])" office:value-type="float" office:value="13" calcext:value-type="float">
            <text:p>13</text:p>
          </table:table-cell>
          <table:table-cell table:formula="of:=IF([.B80]&gt;[.B79];1;0)" office:value-type="float" office:value="0" calcext:value-type="float">
            <text:p>0</text:p>
          </table:table-cell>
          <table:table-cell table:formula="of:=IF([.C80]&gt;[.C79];1;0)" office:value-type="float" office:value="0" calcext:value-type="float">
            <text:p>0</text:p>
          </table:table-cell>
          <table:table-cell table:formula="of:=IF([.B80]&lt;&gt;[.E80];1;0)" office:value-type="float" office:value="0" calcext:value-type="float">
            <text:p>0</text:p>
          </table:table-cell>
          <table:table-cell table:formula="of:=IF([.F80]&lt;&gt;[.C80];1;0)" office:value-type="float" office:value="1" calcext:value-type="float">
            <text:p>1</text:p>
          </table:table-cell>
          <table:table-cell table:formula="of:=IF([.F80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2-15" calcext:value-type="date">
            <text:p>15 lutego 2013</text:p>
          </table:table-cell>
          <table:table-cell table:formula="of:=IF(WEEKDAY([.A81])=7;[.E80]+15;[.E80])" office:value-type="float" office:value="48.4000000000001" calcext:value-type="float">
            <text:p>48,4000000000001</text:p>
          </table:table-cell>
          <table:table-cell table:formula="of:=IF(WEEKDAY([.A81])=3;[.F80]+4;[.F80])" office:value-type="float" office:value="13" calcext:value-type="float">
            <text:p>13</text:p>
          </table:table-cell>
          <table:table-cell table:formula="of:=IF([.B81]&gt;50;1;0)" office:value-type="float" office:value="0" calcext:value-type="float">
            <text:p>0</text:p>
          </table:table-cell>
          <table:table-cell table:formula="of:=IF([.D81]=1;[.B81]-[.$D$2];[.B81])" office:value-type="float" office:value="48.4000000000001" calcext:value-type="float">
            <text:p>48,4000000000001</text:p>
          </table:table-cell>
          <table:table-cell table:formula="of:=IF([.D81]=0;[.C81]-[.$F$2];[.C81])" office:value-type="float" office:value="11.2" calcext:value-type="float">
            <text:p>11,2</text:p>
          </table:table-cell>
          <table:table-cell table:formula="of:=IF([.B81]&gt;[.B80];1;0)" office:value-type="float" office:value="0" calcext:value-type="float">
            <text:p>0</text:p>
          </table:table-cell>
          <table:table-cell table:formula="of:=IF([.C81]&gt;[.C80];1;0)" office:value-type="float" office:value="0" calcext:value-type="float">
            <text:p>0</text:p>
          </table:table-cell>
          <table:table-cell table:formula="of:=IF([.B81]&lt;&gt;[.E81];1;0)" office:value-type="float" office:value="0" calcext:value-type="float">
            <text:p>0</text:p>
          </table:table-cell>
          <table:table-cell table:formula="of:=IF([.F81]&lt;&gt;[.C81];1;0)" office:value-type="float" office:value="1" calcext:value-type="float">
            <text:p>1</text:p>
          </table:table-cell>
          <table:table-cell table:formula="of:=IF([.F81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2-16" calcext:value-type="date">
            <text:p>16 lutego 2013</text:p>
          </table:table-cell>
          <table:table-cell table:formula="of:=IF(WEEKDAY([.A82])=7;[.E81]+15;[.E81])" office:value-type="float" office:value="63.4000000000001" calcext:value-type="float">
            <text:p>63,4000000000001</text:p>
          </table:table-cell>
          <table:table-cell table:formula="of:=IF(WEEKDAY([.A82])=3;[.F81]+4;[.F81])" office:value-type="float" office:value="11.2" calcext:value-type="float">
            <text:p>11,2</text:p>
          </table:table-cell>
          <table:table-cell table:formula="of:=IF([.B82]&gt;50;1;0)" office:value-type="float" office:value="1" calcext:value-type="float">
            <text:p>1</text:p>
          </table:table-cell>
          <table:table-cell table:formula="of:=IF([.D82]=1;[.B82]-[.$D$2];[.B82])" office:value-type="float" office:value="59.8000000000001" calcext:value-type="float">
            <text:p>59,8000000000001</text:p>
          </table:table-cell>
          <table:table-cell table:formula="of:=IF([.D82]=0;[.C82]-[.$F$2];[.C82])" office:value-type="float" office:value="11.2" calcext:value-type="float">
            <text:p>11,2</text:p>
          </table:table-cell>
          <table:table-cell table:formula="of:=IF([.B82]&gt;[.B81];1;0)" office:value-type="float" office:value="1" calcext:value-type="float">
            <text:p>1</text:p>
          </table:table-cell>
          <table:table-cell table:formula="of:=IF([.C82]&gt;[.C81];1;0)" office:value-type="float" office:value="0" calcext:value-type="float">
            <text:p>0</text:p>
          </table:table-cell>
          <table:table-cell table:formula="of:=IF([.B82]&lt;&gt;[.E82];1;0)" office:value-type="float" office:value="1" calcext:value-type="float">
            <text:p>1</text:p>
          </table:table-cell>
          <table:table-cell table:formula="of:=IF([.F82]&lt;&gt;[.C82];1;0)" office:value-type="float" office:value="0" calcext:value-type="float">
            <text:p>0</text:p>
          </table:table-cell>
          <table:table-cell table:formula="of:=IF([.F82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2-17" calcext:value-type="date">
            <text:p>17 lutego 2013</text:p>
          </table:table-cell>
          <table:table-cell table:formula="of:=IF(WEEKDAY([.A83])=7;[.E82]+15;[.E82])" office:value-type="float" office:value="59.8000000000001" calcext:value-type="float">
            <text:p>59,8000000000001</text:p>
          </table:table-cell>
          <table:table-cell table:formula="of:=IF(WEEKDAY([.A83])=3;[.F82]+4;[.F82])" office:value-type="float" office:value="11.2" calcext:value-type="float">
            <text:p>11,2</text:p>
          </table:table-cell>
          <table:table-cell table:formula="of:=IF([.B83]&gt;50;1;0)" office:value-type="float" office:value="1" calcext:value-type="float">
            <text:p>1</text:p>
          </table:table-cell>
          <table:table-cell table:formula="of:=IF([.D83]=1;[.B83]-[.$D$2];[.B83])" office:value-type="float" office:value="56.2000000000001" calcext:value-type="float">
            <text:p>56,2000000000001</text:p>
          </table:table-cell>
          <table:table-cell table:formula="of:=IF([.D83]=0;[.C83]-[.$F$2];[.C83])" office:value-type="float" office:value="11.2" calcext:value-type="float">
            <text:p>11,2</text:p>
          </table:table-cell>
          <table:table-cell table:formula="of:=IF([.B83]&gt;[.B82];1;0)" office:value-type="float" office:value="0" calcext:value-type="float">
            <text:p>0</text:p>
          </table:table-cell>
          <table:table-cell table:formula="of:=IF([.C83]&gt;[.C82];1;0)" office:value-type="float" office:value="0" calcext:value-type="float">
            <text:p>0</text:p>
          </table:table-cell>
          <table:table-cell table:formula="of:=IF([.B83]&lt;&gt;[.E83];1;0)" office:value-type="float" office:value="1" calcext:value-type="float">
            <text:p>1</text:p>
          </table:table-cell>
          <table:table-cell table:formula="of:=IF([.F83]&lt;&gt;[.C83];1;0)" office:value-type="float" office:value="0" calcext:value-type="float">
            <text:p>0</text:p>
          </table:table-cell>
          <table:table-cell table:formula="of:=IF([.F83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2-18" calcext:value-type="date">
            <text:p>18 lutego 2013</text:p>
          </table:table-cell>
          <table:table-cell table:formula="of:=IF(WEEKDAY([.A84])=7;[.E83]+15;[.E83])" office:value-type="float" office:value="56.2000000000001" calcext:value-type="float">
            <text:p>56,2000000000001</text:p>
          </table:table-cell>
          <table:table-cell table:formula="of:=IF(WEEKDAY([.A84])=3;[.F83]+4;[.F83])" office:value-type="float" office:value="11.2" calcext:value-type="float">
            <text:p>11,2</text:p>
          </table:table-cell>
          <table:table-cell table:formula="of:=IF([.B84]&gt;50;1;0)" office:value-type="float" office:value="1" calcext:value-type="float">
            <text:p>1</text:p>
          </table:table-cell>
          <table:table-cell table:formula="of:=IF([.D84]=1;[.B84]-[.$D$2];[.B84])" office:value-type="float" office:value="52.6000000000001" calcext:value-type="float">
            <text:p>52,6000000000001</text:p>
          </table:table-cell>
          <table:table-cell table:formula="of:=IF([.D84]=0;[.C84]-[.$F$2];[.C84])" office:value-type="float" office:value="11.2" calcext:value-type="float">
            <text:p>11,2</text:p>
          </table:table-cell>
          <table:table-cell table:formula="of:=IF([.B84]&gt;[.B83];1;0)" office:value-type="float" office:value="0" calcext:value-type="float">
            <text:p>0</text:p>
          </table:table-cell>
          <table:table-cell table:formula="of:=IF([.C84]&gt;[.C83];1;0)" office:value-type="float" office:value="0" calcext:value-type="float">
            <text:p>0</text:p>
          </table:table-cell>
          <table:table-cell table:formula="of:=IF([.B84]&lt;&gt;[.E84];1;0)" office:value-type="float" office:value="1" calcext:value-type="float">
            <text:p>1</text:p>
          </table:table-cell>
          <table:table-cell table:formula="of:=IF([.F84]&lt;&gt;[.C84];1;0)" office:value-type="float" office:value="0" calcext:value-type="float">
            <text:p>0</text:p>
          </table:table-cell>
          <table:table-cell table:formula="of:=IF([.F84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2-19" calcext:value-type="date">
            <text:p>19 lutego 2013</text:p>
          </table:table-cell>
          <table:table-cell table:formula="of:=IF(WEEKDAY([.A85])=7;[.E84]+15;[.E84])" office:value-type="float" office:value="52.6000000000001" calcext:value-type="float">
            <text:p>52,6000000000001</text:p>
          </table:table-cell>
          <table:table-cell table:formula="of:=IF(WEEKDAY([.A85])=3;[.F84]+4;[.F84])" office:value-type="float" office:value="15.2" calcext:value-type="float">
            <text:p>15,2</text:p>
          </table:table-cell>
          <table:table-cell table:formula="of:=IF([.B85]&gt;50;1;0)" office:value-type="float" office:value="1" calcext:value-type="float">
            <text:p>1</text:p>
          </table:table-cell>
          <table:table-cell table:formula="of:=IF([.D85]=1;[.B85]-[.$D$2];[.B85])" office:value-type="float" office:value="49.0000000000001" calcext:value-type="float">
            <text:p>49,0000000000001</text:p>
          </table:table-cell>
          <table:table-cell table:formula="of:=IF([.D85]=0;[.C85]-[.$F$2];[.C85])" office:value-type="float" office:value="15.2" calcext:value-type="float">
            <text:p>15,2</text:p>
          </table:table-cell>
          <table:table-cell table:formula="of:=IF([.B85]&gt;[.B84];1;0)" office:value-type="float" office:value="0" calcext:value-type="float">
            <text:p>0</text:p>
          </table:table-cell>
          <table:table-cell table:formula="of:=IF([.C85]&gt;[.C84];1;0)" office:value-type="float" office:value="1" calcext:value-type="float">
            <text:p>1</text:p>
          </table:table-cell>
          <table:table-cell table:formula="of:=IF([.B85]&lt;&gt;[.E85];1;0)" office:value-type="float" office:value="1" calcext:value-type="float">
            <text:p>1</text:p>
          </table:table-cell>
          <table:table-cell table:formula="of:=IF([.F85]&lt;&gt;[.C85];1;0)" office:value-type="float" office:value="0" calcext:value-type="float">
            <text:p>0</text:p>
          </table:table-cell>
          <table:table-cell table:formula="of:=IF([.F85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2-20" calcext:value-type="date">
            <text:p>20 lutego 2013</text:p>
          </table:table-cell>
          <table:table-cell table:formula="of:=IF(WEEKDAY([.A86])=7;[.E85]+15;[.E85])" office:value-type="float" office:value="49.0000000000001" calcext:value-type="float">
            <text:p>49,0000000000001</text:p>
          </table:table-cell>
          <table:table-cell table:formula="of:=IF(WEEKDAY([.A86])=3;[.F85]+4;[.F85])" office:value-type="float" office:value="15.2" calcext:value-type="float">
            <text:p>15,2</text:p>
          </table:table-cell>
          <table:table-cell table:formula="of:=IF([.B86]&gt;50;1;0)" office:value-type="float" office:value="0" calcext:value-type="float">
            <text:p>0</text:p>
          </table:table-cell>
          <table:table-cell table:formula="of:=IF([.D86]=1;[.B86]-[.$D$2];[.B86])" office:value-type="float" office:value="49.0000000000001" calcext:value-type="float">
            <text:p>49,0000000000001</text:p>
          </table:table-cell>
          <table:table-cell table:formula="of:=IF([.D86]=0;[.C86]-[.$F$2];[.C86])" office:value-type="float" office:value="13.4" calcext:value-type="float">
            <text:p>13,4</text:p>
          </table:table-cell>
          <table:table-cell table:formula="of:=IF([.B86]&gt;[.B85];1;0)" office:value-type="float" office:value="0" calcext:value-type="float">
            <text:p>0</text:p>
          </table:table-cell>
          <table:table-cell table:formula="of:=IF([.C86]&gt;[.C85];1;0)" office:value-type="float" office:value="0" calcext:value-type="float">
            <text:p>0</text:p>
          </table:table-cell>
          <table:table-cell table:formula="of:=IF([.B86]&lt;&gt;[.E86];1;0)" office:value-type="float" office:value="0" calcext:value-type="float">
            <text:p>0</text:p>
          </table:table-cell>
          <table:table-cell table:formula="of:=IF([.F86]&lt;&gt;[.C86];1;0)" office:value-type="float" office:value="1" calcext:value-type="float">
            <text:p>1</text:p>
          </table:table-cell>
          <table:table-cell table:formula="of:=IF([.F86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2-21" calcext:value-type="date">
            <text:p>21 lutego 2013</text:p>
          </table:table-cell>
          <table:table-cell table:formula="of:=IF(WEEKDAY([.A87])=7;[.E86]+15;[.E86])" office:value-type="float" office:value="49.0000000000001" calcext:value-type="float">
            <text:p>49,0000000000001</text:p>
          </table:table-cell>
          <table:table-cell table:formula="of:=IF(WEEKDAY([.A87])=3;[.F86]+4;[.F86])" office:value-type="float" office:value="13.4" calcext:value-type="float">
            <text:p>13,4</text:p>
          </table:table-cell>
          <table:table-cell table:formula="of:=IF([.B87]&gt;50;1;0)" office:value-type="float" office:value="0" calcext:value-type="float">
            <text:p>0</text:p>
          </table:table-cell>
          <table:table-cell table:formula="of:=IF([.D87]=1;[.B87]-[.$D$2];[.B87])" office:value-type="float" office:value="49.0000000000001" calcext:value-type="float">
            <text:p>49,0000000000001</text:p>
          </table:table-cell>
          <table:table-cell table:formula="of:=IF([.D87]=0;[.C87]-[.$F$2];[.C87])" office:value-type="float" office:value="11.6" calcext:value-type="float">
            <text:p>11,6</text:p>
          </table:table-cell>
          <table:table-cell table:formula="of:=IF([.B87]&gt;[.B86];1;0)" office:value-type="float" office:value="0" calcext:value-type="float">
            <text:p>0</text:p>
          </table:table-cell>
          <table:table-cell table:formula="of:=IF([.C87]&gt;[.C86];1;0)" office:value-type="float" office:value="0" calcext:value-type="float">
            <text:p>0</text:p>
          </table:table-cell>
          <table:table-cell table:formula="of:=IF([.B87]&lt;&gt;[.E87];1;0)" office:value-type="float" office:value="0" calcext:value-type="float">
            <text:p>0</text:p>
          </table:table-cell>
          <table:table-cell table:formula="of:=IF([.F87]&lt;&gt;[.C87];1;0)" office:value-type="float" office:value="1" calcext:value-type="float">
            <text:p>1</text:p>
          </table:table-cell>
          <table:table-cell table:formula="of:=IF([.F87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2-22" calcext:value-type="date">
            <text:p>22 lutego 2013</text:p>
          </table:table-cell>
          <table:table-cell table:formula="of:=IF(WEEKDAY([.A88])=7;[.E87]+15;[.E87])" office:value-type="float" office:value="49.0000000000001" calcext:value-type="float">
            <text:p>49,0000000000001</text:p>
          </table:table-cell>
          <table:table-cell table:formula="of:=IF(WEEKDAY([.A88])=3;[.F87]+4;[.F87])" office:value-type="float" office:value="11.6" calcext:value-type="float">
            <text:p>11,6</text:p>
          </table:table-cell>
          <table:table-cell table:formula="of:=IF([.B88]&gt;50;1;0)" office:value-type="float" office:value="0" calcext:value-type="float">
            <text:p>0</text:p>
          </table:table-cell>
          <table:table-cell table:formula="of:=IF([.D88]=1;[.B88]-[.$D$2];[.B88])" office:value-type="float" office:value="49.0000000000001" calcext:value-type="float">
            <text:p>49,0000000000001</text:p>
          </table:table-cell>
          <table:table-cell table:formula="of:=IF([.D88]=0;[.C88]-[.$F$2];[.C88])" office:value-type="float" office:value="9.79999999999998" calcext:value-type="float">
            <text:p>9,79999999999998</text:p>
          </table:table-cell>
          <table:table-cell table:formula="of:=IF([.B88]&gt;[.B87];1;0)" office:value-type="float" office:value="0" calcext:value-type="float">
            <text:p>0</text:p>
          </table:table-cell>
          <table:table-cell table:formula="of:=IF([.C88]&gt;[.C87];1;0)" office:value-type="float" office:value="0" calcext:value-type="float">
            <text:p>0</text:p>
          </table:table-cell>
          <table:table-cell table:formula="of:=IF([.B88]&lt;&gt;[.E88];1;0)" office:value-type="float" office:value="0" calcext:value-type="float">
            <text:p>0</text:p>
          </table:table-cell>
          <table:table-cell table:formula="of:=IF([.F88]&lt;&gt;[.C88];1;0)" office:value-type="float" office:value="1" calcext:value-type="float">
            <text:p>1</text:p>
          </table:table-cell>
          <table:table-cell table:formula="of:=IF([.F88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2-23" calcext:value-type="date">
            <text:p>23 lutego 2013</text:p>
          </table:table-cell>
          <table:table-cell table:formula="of:=IF(WEEKDAY([.A89])=7;[.E88]+15;[.E88])" office:value-type="float" office:value="64.0000000000001" calcext:value-type="float">
            <text:p>64,0000000000001</text:p>
          </table:table-cell>
          <table:table-cell table:formula="of:=IF(WEEKDAY([.A89])=3;[.F88]+4;[.F88])" office:value-type="float" office:value="9.79999999999998" calcext:value-type="float">
            <text:p>9,79999999999998</text:p>
          </table:table-cell>
          <table:table-cell table:formula="of:=IF([.B89]&gt;50;1;0)" office:value-type="float" office:value="1" calcext:value-type="float">
            <text:p>1</text:p>
          </table:table-cell>
          <table:table-cell table:formula="of:=IF([.D89]=1;[.B89]-[.$D$2];[.B89])" office:value-type="float" office:value="60.4000000000001" calcext:value-type="float">
            <text:p>60,4000000000001</text:p>
          </table:table-cell>
          <table:table-cell table:formula="of:=IF([.D89]=0;[.C89]-[.$F$2];[.C89])" office:value-type="float" office:value="9.79999999999998" calcext:value-type="float">
            <text:p>9,79999999999998</text:p>
          </table:table-cell>
          <table:table-cell table:formula="of:=IF([.B89]&gt;[.B88];1;0)" office:value-type="float" office:value="1" calcext:value-type="float">
            <text:p>1</text:p>
          </table:table-cell>
          <table:table-cell table:formula="of:=IF([.C89]&gt;[.C88];1;0)" office:value-type="float" office:value="0" calcext:value-type="float">
            <text:p>0</text:p>
          </table:table-cell>
          <table:table-cell table:formula="of:=IF([.B89]&lt;&gt;[.E89];1;0)" office:value-type="float" office:value="1" calcext:value-type="float">
            <text:p>1</text:p>
          </table:table-cell>
          <table:table-cell table:formula="of:=IF([.F89]&lt;&gt;[.C89];1;0)" office:value-type="float" office:value="0" calcext:value-type="float">
            <text:p>0</text:p>
          </table:table-cell>
          <table:table-cell table:formula="of:=IF([.F89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2-24" calcext:value-type="date">
            <text:p>24 lutego 2013</text:p>
          </table:table-cell>
          <table:table-cell table:formula="of:=IF(WEEKDAY([.A90])=7;[.E89]+15;[.E89])" office:value-type="float" office:value="60.4000000000001" calcext:value-type="float">
            <text:p>60,4000000000001</text:p>
          </table:table-cell>
          <table:table-cell table:formula="of:=IF(WEEKDAY([.A90])=3;[.F89]+4;[.F89])" office:value-type="float" office:value="9.79999999999998" calcext:value-type="float">
            <text:p>9,79999999999998</text:p>
          </table:table-cell>
          <table:table-cell table:formula="of:=IF([.B90]&gt;50;1;0)" office:value-type="float" office:value="1" calcext:value-type="float">
            <text:p>1</text:p>
          </table:table-cell>
          <table:table-cell table:formula="of:=IF([.D90]=1;[.B90]-[.$D$2];[.B90])" office:value-type="float" office:value="56.8000000000001" calcext:value-type="float">
            <text:p>56,8000000000001</text:p>
          </table:table-cell>
          <table:table-cell table:formula="of:=IF([.D90]=0;[.C90]-[.$F$2];[.C90])" office:value-type="float" office:value="9.79999999999998" calcext:value-type="float">
            <text:p>9,79999999999998</text:p>
          </table:table-cell>
          <table:table-cell table:formula="of:=IF([.B90]&gt;[.B89];1;0)" office:value-type="float" office:value="0" calcext:value-type="float">
            <text:p>0</text:p>
          </table:table-cell>
          <table:table-cell table:formula="of:=IF([.C90]&gt;[.C89];1;0)" office:value-type="float" office:value="0" calcext:value-type="float">
            <text:p>0</text:p>
          </table:table-cell>
          <table:table-cell table:formula="of:=IF([.B90]&lt;&gt;[.E90];1;0)" office:value-type="float" office:value="1" calcext:value-type="float">
            <text:p>1</text:p>
          </table:table-cell>
          <table:table-cell table:formula="of:=IF([.F90]&lt;&gt;[.C90];1;0)" office:value-type="float" office:value="0" calcext:value-type="float">
            <text:p>0</text:p>
          </table:table-cell>
          <table:table-cell table:formula="of:=IF([.F90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2-25" calcext:value-type="date">
            <text:p>25 lutego 2013</text:p>
          </table:table-cell>
          <table:table-cell table:formula="of:=IF(WEEKDAY([.A91])=7;[.E90]+15;[.E90])" office:value-type="float" office:value="56.8000000000001" calcext:value-type="float">
            <text:p>56,8000000000001</text:p>
          </table:table-cell>
          <table:table-cell table:formula="of:=IF(WEEKDAY([.A91])=3;[.F90]+4;[.F90])" office:value-type="float" office:value="9.79999999999998" calcext:value-type="float">
            <text:p>9,79999999999998</text:p>
          </table:table-cell>
          <table:table-cell table:formula="of:=IF([.B91]&gt;50;1;0)" office:value-type="float" office:value="1" calcext:value-type="float">
            <text:p>1</text:p>
          </table:table-cell>
          <table:table-cell table:formula="of:=IF([.D91]=1;[.B91]-[.$D$2];[.B91])" office:value-type="float" office:value="53.2000000000001" calcext:value-type="float">
            <text:p>53,2000000000001</text:p>
          </table:table-cell>
          <table:table-cell table:formula="of:=IF([.D91]=0;[.C91]-[.$F$2];[.C91])" office:value-type="float" office:value="9.79999999999998" calcext:value-type="float">
            <text:p>9,79999999999998</text:p>
          </table:table-cell>
          <table:table-cell table:formula="of:=IF([.B91]&gt;[.B90];1;0)" office:value-type="float" office:value="0" calcext:value-type="float">
            <text:p>0</text:p>
          </table:table-cell>
          <table:table-cell table:formula="of:=IF([.C91]&gt;[.C90];1;0)" office:value-type="float" office:value="0" calcext:value-type="float">
            <text:p>0</text:p>
          </table:table-cell>
          <table:table-cell table:formula="of:=IF([.B91]&lt;&gt;[.E91];1;0)" office:value-type="float" office:value="1" calcext:value-type="float">
            <text:p>1</text:p>
          </table:table-cell>
          <table:table-cell table:formula="of:=IF([.F91]&lt;&gt;[.C91];1;0)" office:value-type="float" office:value="0" calcext:value-type="float">
            <text:p>0</text:p>
          </table:table-cell>
          <table:table-cell table:formula="of:=IF([.F91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2-26" calcext:value-type="date">
            <text:p>26 lutego 2013</text:p>
          </table:table-cell>
          <table:table-cell table:formula="of:=IF(WEEKDAY([.A92])=7;[.E91]+15;[.E91])" office:value-type="float" office:value="53.2000000000001" calcext:value-type="float">
            <text:p>53,2000000000001</text:p>
          </table:table-cell>
          <table:table-cell table:formula="of:=IF(WEEKDAY([.A92])=3;[.F91]+4;[.F91])" office:value-type="float" office:value="13.8" calcext:value-type="float">
            <text:p>13,8</text:p>
          </table:table-cell>
          <table:table-cell table:formula="of:=IF([.B92]&gt;50;1;0)" office:value-type="float" office:value="1" calcext:value-type="float">
            <text:p>1</text:p>
          </table:table-cell>
          <table:table-cell table:formula="of:=IF([.D92]=1;[.B92]-[.$D$2];[.B92])" office:value-type="float" office:value="49.6000000000001" calcext:value-type="float">
            <text:p>49,6000000000001</text:p>
          </table:table-cell>
          <table:table-cell table:formula="of:=IF([.D92]=0;[.C92]-[.$F$2];[.C92])" office:value-type="float" office:value="13.8" calcext:value-type="float">
            <text:p>13,8</text:p>
          </table:table-cell>
          <table:table-cell table:formula="of:=IF([.B92]&gt;[.B91];1;0)" office:value-type="float" office:value="0" calcext:value-type="float">
            <text:p>0</text:p>
          </table:table-cell>
          <table:table-cell table:formula="of:=IF([.C92]&gt;[.C91];1;0)" office:value-type="float" office:value="1" calcext:value-type="float">
            <text:p>1</text:p>
          </table:table-cell>
          <table:table-cell table:formula="of:=IF([.B92]&lt;&gt;[.E92];1;0)" office:value-type="float" office:value="1" calcext:value-type="float">
            <text:p>1</text:p>
          </table:table-cell>
          <table:table-cell table:formula="of:=IF([.F92]&lt;&gt;[.C92];1;0)" office:value-type="float" office:value="0" calcext:value-type="float">
            <text:p>0</text:p>
          </table:table-cell>
          <table:table-cell table:formula="of:=IF([.F92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2-27" calcext:value-type="date">
            <text:p>27 lutego 2013</text:p>
          </table:table-cell>
          <table:table-cell table:formula="of:=IF(WEEKDAY([.A93])=7;[.E92]+15;[.E92])" office:value-type="float" office:value="49.6000000000001" calcext:value-type="float">
            <text:p>49,6000000000001</text:p>
          </table:table-cell>
          <table:table-cell table:formula="of:=IF(WEEKDAY([.A93])=3;[.F92]+4;[.F92])" office:value-type="float" office:value="13.8" calcext:value-type="float">
            <text:p>13,8</text:p>
          </table:table-cell>
          <table:table-cell table:formula="of:=IF([.B93]&gt;50;1;0)" office:value-type="float" office:value="0" calcext:value-type="float">
            <text:p>0</text:p>
          </table:table-cell>
          <table:table-cell table:formula="of:=IF([.D93]=1;[.B93]-[.$D$2];[.B93])" office:value-type="float" office:value="49.6000000000001" calcext:value-type="float">
            <text:p>49,6000000000001</text:p>
          </table:table-cell>
          <table:table-cell table:formula="of:=IF([.D93]=0;[.C93]-[.$F$2];[.C93])" office:value-type="float" office:value="12" calcext:value-type="float">
            <text:p>12</text:p>
          </table:table-cell>
          <table:table-cell table:formula="of:=IF([.B93]&gt;[.B92];1;0)" office:value-type="float" office:value="0" calcext:value-type="float">
            <text:p>0</text:p>
          </table:table-cell>
          <table:table-cell table:formula="of:=IF([.C93]&gt;[.C92];1;0)" office:value-type="float" office:value="0" calcext:value-type="float">
            <text:p>0</text:p>
          </table:table-cell>
          <table:table-cell table:formula="of:=IF([.B93]&lt;&gt;[.E93];1;0)" office:value-type="float" office:value="0" calcext:value-type="float">
            <text:p>0</text:p>
          </table:table-cell>
          <table:table-cell table:formula="of:=IF([.F93]&lt;&gt;[.C93];1;0)" office:value-type="float" office:value="1" calcext:value-type="float">
            <text:p>1</text:p>
          </table:table-cell>
          <table:table-cell table:formula="of:=IF([.F93]&l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3-02-28" calcext:value-type="date">
            <text:p>28 lutego 2013</text:p>
          </table:table-cell>
          <table:table-cell table:formula="of:=IF(WEEKDAY([.A94])=7;[.E93]+15;[.E93])" office:value-type="float" office:value="49.6000000000001" calcext:value-type="float">
            <text:p>49,6000000000001</text:p>
          </table:table-cell>
          <table:table-cell table:formula="of:=IF(WEEKDAY([.A94])=3;[.F93]+4;[.F93])" office:value-type="float" office:value="12" calcext:value-type="float">
            <text:p>12</text:p>
          </table:table-cell>
          <table:table-cell table:formula="of:=IF([.B94]&gt;50;1;0)" office:value-type="float" office:value="0" calcext:value-type="float">
            <text:p>0</text:p>
          </table:table-cell>
          <table:table-cell table:formula="of:=IF([.D94]=1;[.B94]-[.$D$2];[.B94])" office:value-type="float" office:value="49.6000000000001" calcext:value-type="float">
            <text:p>49,6000000000001</text:p>
          </table:table-cell>
          <table:table-cell table:formula="of:=IF([.D94]=0;[.C94]-[.$F$2];[.C94])" office:value-type="float" office:value="10.2" calcext:value-type="float">
            <text:p>10,2</text:p>
          </table:table-cell>
          <table:table-cell table:formula="of:=IF([.B94]&gt;[.B93];1;0)" office:value-type="float" office:value="0" calcext:value-type="float">
            <text:p>0</text:p>
          </table:table-cell>
          <table:table-cell table:formula="of:=IF([.C94]&gt;[.C93];1;0)" office:value-type="float" office:value="0" calcext:value-type="float">
            <text:p>0</text:p>
          </table:table-cell>
          <table:table-cell table:formula="of:=IF([.B94]&lt;&gt;[.E94];1;0)" office:value-type="float" office:value="0" calcext:value-type="float">
            <text:p>0</text:p>
          </table:table-cell>
          <table:table-cell table:formula="of:=IF([.F94]&lt;&gt;[.C94];1;0)" office:value-type="float" office:value="1" calcext:value-type="float">
            <text:p>1</text:p>
          </table:table-cell>
          <table:table-cell table:formula="of:=IF([.F94]&lt;=0;1;0)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Tahoma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6:08:34.088947314</meta:creation-date>
    <dc:date>2019-04-29T17:38:12.022534238</dc:date>
    <meta:editing-duration>PT28M33S</meta:editing-duration>
    <meta:editing-cycles>8</meta:editing-cycles>
    <meta:generator>LibreOffice/6.1.5.2$Linux_X86_64 LibreOffice_project/10$Build-2</meta:generator>
    <meta:document-statistic meta:table-count="1" meta:cell-count="10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title svg:x="4.529cm" svg:y="0.316cm" chart:style-name="ch2">
          <text:p>poranny stan zapasów pożywienia</text:p>
        </chart:title>
        <chart:legend chart:legend-position="end" svg:x="13.974cm" svg:y="3.954cm" style:legend-expansion="high" chart:style-name="ch3"/>
        <chart:plot-area chart:style-name="ch4" table:cell-range-address="Sheet1.O11:Sheet1.Q14" chart:data-source-has-labels="both" svg:x="1.33cm" svg:y="1.275cm" svg:width="12.325cm" svg:height="6.569cm">
          <chartooo:coordinate-region svg:x="1.951cm" svg:y="1.474cm" svg:width="11.704cm" svg:height="5.723cm"/>
          <chart:axis chart:dimension="x" chart:name="primary-x" chart:style-name="ch5" chartooo:axis-type="auto">
            <chartooo:date-scale/>
            <chart:title svg:x="7.117cm" svg:y="8.024cm" chart:style-name="ch6">
              <text:p>data</text:p>
            </chart:title>
            <chart:categories table:cell-range-address="Sheet1.O12:Sheet1.O14"/>
          </chart:axis>
          <chart:axis chart:dimension="y" chart:name="primary-y" chart:style-name="ch7">
            <chart:title svg:x="0.451cm" svg:y="4.921cm" chart:style-name="ch8">
              <text:p>tony</text:p>
            </chart:title>
            <chart:grid chart:style-name="ch9" chart:class="major"/>
          </chart:axis>
          <chart:series chart:style-name="ch10" chart:values-cell-range-address="Sheet1.P12:Sheet1.P14" chart:label-cell-address="Sheet1.P11:Sheet1.P11" chart:class="chart:bar">
            <chart:data-point chart:repeated="3"/>
          </chart:series>
          <chart:series chart:style-name="ch11" chart:values-cell-range-address="Sheet1.Q12:Sheet1.Q14" chart:label-cell-address="Sheet1.Q11:Sheet1.Q1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ano</text:p>
                <draw:g>
                  <svg:desc>Sheet1.P11:Sheet1.P11</svg:desc>
                </draw:g>
              </table:table-cell>
              <table:table-cell office:value-type="string">
                <text:p>żołędzie</text:p>
                <draw:g>
                  <svg:desc>Sheet1.Q11:Sheet1.Q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1 grudnia 2012</text:p>
                <draw:g>
                  <svg:desc>Sheet1.O12:Sheet1.O14</svg:desc>
                </draw:g>
              </table:table-cell>
              <table:table-cell office:value-type="float" office:value="55.6000000000001">
                <text:p>55.6000000000001</text:p>
                <draw:g>
                  <svg:desc>Sheet1.P12:Sheet1.P14</svg:desc>
                </draw:g>
              </table:table-cell>
              <table:table-cell office:value-type="float" office:value="19.2">
                <text:p>19.2</text:p>
                <draw:g>
                  <svg:desc>Sheet1.Q12:Sheet1.Q14</svg:desc>
                </draw:g>
              </table:table-cell>
            </table:table-row>
            <table:table-row>
              <table:table-cell office:value-type="string">
                <text:p>31 stycznia 2013</text:p>
              </table:table-cell>
              <table:table-cell office:value-type="float" office:value="47.2000000000001">
                <text:p>47.2000000000001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28 lutego 2013</text:p>
              </table:table-cell>
              <table:table-cell office:value-type="float" office:value="49.6000000000001">
                <text:p>49.6000000000001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